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D7021B18FC1FC70F.png" manifest:media-type="image/png"/>
  <manifest:file-entry manifest:full-path="Pictures/100002010000004A0000002410EF56C923E3B2A9.png" manifest:media-type="image/png"/>
  <manifest:file-entry manifest:full-path="Pictures/100002010000004A00000024E1FAA9BC6571F900.png" manifest:media-type="image/png"/>
  <manifest:file-entry manifest:full-path="Pictures/100002010000004A000000241437413815A67FB0.png" manifest:media-type="image/png"/>
  <manifest:file-entry manifest:full-path="Pictures/100002010000004A000000246132F0950811D779.png" manifest:media-type="image/png"/>
  <manifest:file-entry manifest:full-path="Pictures/100002010000004A000000247D6953E8E6D38B81.png" manifest:media-type="image/png"/>
  <manifest:file-entry manifest:full-path="Pictures/100002010000004A00000024A32788DE97C991F3.png" manifest:media-type="image/png"/>
  <manifest:file-entry manifest:full-path="Pictures/100002010000004A00000024639E2AFB0796BDFC.png" manifest:media-type="image/png"/>
  <manifest:file-entry manifest:full-path="Pictures/100002010000004A0000002410421A3CE3D5FB2D.png" manifest:media-type="image/png"/>
  <manifest:file-entry manifest:full-path="Pictures/100002010000004A00000024044FE315E0FF7F54.png" manifest:media-type="image/png"/>
  <manifest:file-entry manifest:full-path="Pictures/100002010000004A0000002453D9C1B0665BBB13.png" manifest:media-type="image/png"/>
  <manifest:file-entry manifest:full-path="Pictures/100002010000004A00000024A7FEAF06676726DB.png" manifest:media-type="image/png"/>
  <manifest:file-entry manifest:full-path="Pictures/100002010000004A00000024EA708A2AEF93E237.png" manifest:media-type="image/png"/>
  <manifest:file-entry manifest:full-path="Pictures/100002010000004A000000241592DE25654BE56C.png" manifest:media-type="image/png"/>
  <manifest:file-entry manifest:full-path="Pictures/100002010000004A0000002485F147C04FA2AF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6f9f6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1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7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4" style:family="paragraph" style:parent-style-name="Table_20_Contents"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80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2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font-name="Liberation Serif" fo:font-size="11pt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90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5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98e0c" style:font-size-asian="11pt" style:font-size-complex="11pt"/>
    </style:style>
    <style:style style:name="P105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f9f6"/>
    </style:style>
    <style:style style:name="T10" style:family="text">
      <style:text-properties officeooo:rsid="00298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53D9C1B0665BBB13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1"><draw:image xlink:href="Pictures/100002010000004A0000002453D9C1B0665BBB13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5"><draw:image xlink:href="Pictures/100002010000004A00000024A32788DE97C991F3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4"><draw:image xlink:href="Pictures/100002010000004A000000247D6953E8E6D38B81.png" xlink:type="simple" xlink:show="embed" xlink:actuate="onLoad" loext:mime-type="image/png"/></draw:frame>№<draw:frame draw:style-name="fr2" draw:name="Изображение23" text:anchor-type="char" svg:x="16.249cm" svg:y="14.873cm" svg:width="1.953cm" svg:height="0.947cm" draw:z-index="21"><draw:image xlink:href="Pictures/100002010000004A000000246132F0950811D779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829483058" text:style-name="L1">
              <text:list-item>
                <text:p text:style-name="P96"><draw:frame draw:style-name="fr1" draw:name="Изображение2" text:anchor-type="paragraph" svg:x="16.249cm" svg:y="0.482cm" svg:width="1.953cm" svg:height="0.947cm" draw:z-index="7"><draw:image xlink:href="Pictures/100002010000004A00000024A7FEAF06676726DB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Алексєєв Ігор</text:p>
          </table:table-cell>
          <table:table-cell table:style-name="Таблица1.C2" office:value-type="string">
            <text:p text:style-name="P29">1<text:span text:style-name="T7">0</text:span>-<text:span text:style-name="T9">В</text:span></text:p>
          </table:table-cell>
          <table:table-cell table:style-name="Таблица1.D2" office:value-type="string">
            <text:p text:style-name="P72"><text:span text:style-name="T7">07.09</text:span>.201<text:span text:style-name="T10">7</text:span>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1"/>
          </table:table-cell>
          <table:table-cell table:style-name="Таблица1.G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45945303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3" office:value-type="string">
            <text:p text:style-name="P28">Борщевський Владислав</text:p>
          </table:table-cell>
          <table:table-cell table:style-name="Таблица1.C3" office:value-type="string">
            <text:p text:style-name="P40">1<text:span text:style-name="T7">0</text:span>-<text:span text:style-name="T9">В</text:span></text:p>
          </table:table-cell>
          <table:table-cell table:style-name="Таблица1.D3" office:value-type="string">
            <text:p text:style-name="P104"><text:span text:style-name="T7">07.09</text:span>.201<text:span text:style-name="T10">7</text:span>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1"/>
          </table:table-cell>
          <table:table-cell table:style-name="Таблица1.G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4012187000" text:continue-numbering="true" text:style-name="L1">
              <text:list-item>
                <text:p text:style-name="P96"><draw:frame draw:style-name="fr1" draw:name="Изображение4" text:anchor-type="paragraph" svg:x="16.249cm" svg:y="0.474cm" svg:width="1.953cm" svg:height="0.947cm" draw:z-index="8"><draw:image xlink:href="Pictures/100002010000004A00000024EA708A2AEF93E237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Гавриш Владислав</text:p>
          </table:table-cell>
          <table:table-cell table:style-name="Таблица1.C4" office:value-type="string">
            <text:p text:style-name="P40">1<text:span text:style-name="T7">0</text:span>-<text:span text:style-name="T9">В</text:span></text:p>
          </table:table-cell>
          <table:table-cell table:style-name="Таблица1.D4" office:value-type="string">
            <text:p text:style-name="P104"><text:span text:style-name="T7">07.09</text:span>.201<text:span text:style-name="T10">7</text:span>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1"/>
          </table:table-cell>
          <table:table-cell table:style-name="Таблица1.G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51529196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5" office:value-type="string">
            <text:p text:style-name="P28">Гора Дмитро</text:p>
          </table:table-cell>
          <table:table-cell table:style-name="Таблица1.C5" office:value-type="string">
            <text:p text:style-name="P40">1<text:span text:style-name="T7">0</text:span>-<text:span text:style-name="T9">В</text:span></text:p>
          </table:table-cell>
          <table:table-cell table:style-name="Таблица1.D5" office:value-type="string">
            <text:p text:style-name="P104"><text:span text:style-name="T7">07.09</text:span>.201<text:span text:style-name="T10">7</text:span>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1"/>
          </table:table-cell>
          <table:table-cell table:style-name="Таблица1.G5" office:value-type="string">
            <text:p text:style-name="P41"><draw:frame draw:style-name="fr1" draw:name="Изображение5" text:anchor-type="paragraph" svg:x="0.203cm" svg:y="0.575cm" svg:width="1.953cm" svg:height="0.947cm" draw:z-index="9"><draw:image xlink:href="Pictures/100002010000004A00000024639E2AFB0796BDFC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38136299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6" office:value-type="string">
            <text:p text:style-name="P28">Доманова Інна</text:p>
          </table:table-cell>
          <table:table-cell table:style-name="Таблица1.C6" office:value-type="string">
            <text:p text:style-name="P40">1<text:span text:style-name="T7">0</text:span>-<text:span text:style-name="T9">В</text:span></text:p>
          </table:table-cell>
          <table:table-cell table:style-name="Таблица1.D6" office:value-type="string">
            <text:p text:style-name="P104"><text:span text:style-name="T7">07.09</text:span>.201<text:span text:style-name="T10">7</text:span>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1"/>
          </table:table-cell>
          <table:table-cell table:style-name="Таблица1.G6" office:value-type="string">
            <text:p text:style-name="P41"><draw:frame draw:style-name="fr1" draw:name="Изображение9" text:anchor-type="paragraph" svg:x="0.203cm" svg:y="0.575cm" svg:width="1.953cm" svg:height="0.947cm" draw:z-index="10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24408269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7" office:value-type="string">
            <text:p text:style-name="P28">Дружко Яна</text:p>
          </table:table-cell>
          <table:table-cell table:style-name="Таблица1.C7" office:value-type="string">
            <text:p text:style-name="P40">1<text:span text:style-name="T7">0</text:span>-<text:span text:style-name="T9">В</text:span></text:p>
          </table:table-cell>
          <table:table-cell table:style-name="Таблица1.D7" office:value-type="string">
            <text:p text:style-name="P104"><text:span text:style-name="T7">07.09</text:span>.201<text:span text:style-name="T10">7</text:span>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1"/>
          </table:table-cell>
          <table:table-cell table:style-name="Таблица1.G7" office:value-type="string">
            <text:p text:style-name="P41"><draw:frame draw:style-name="fr1" draw:name="Изображение7" text:anchor-type="paragraph" svg:x="0.203cm" svg:y="0.575cm" svg:width="1.953cm" svg:height="0.947cm" draw:z-index="14"><draw:image xlink:href="Pictures/100002010000004A00000024044FE315E0FF7F54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71658756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8" office:value-type="string">
            <text:p text:style-name="P28">Карпенко Ангеліна</text:p>
          </table:table-cell>
          <table:table-cell table:style-name="Таблица1.C8" office:value-type="string">
            <text:p text:style-name="P40">1<text:span text:style-name="T7">0</text:span>-<text:span text:style-name="T9">В</text:span></text:p>
          </table:table-cell>
          <table:table-cell table:style-name="Таблица1.D8" office:value-type="string">
            <text:p text:style-name="P104"><text:span text:style-name="T7">07.09</text:span>.201<text:span text:style-name="T10">7</text:span>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1"/>
          </table:table-cell>
          <table:table-cell table:style-name="Таблица1.G8" office:value-type="string">
            <text:p text:style-name="P41"><draw:frame draw:style-name="fr1" draw:name="Изображение6" text:anchor-type="paragraph" svg:x="0.203cm" svg:y="0.575cm" svg:width="1.953cm" svg:height="0.947cm" draw:z-index="16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8524428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9" office:value-type="string">
            <text:p text:style-name="P28">Конопчук Катерина</text:p>
          </table:table-cell>
          <table:table-cell table:style-name="Таблица1.C9" office:value-type="string">
            <text:p text:style-name="P40">1<text:span text:style-name="T7">0</text:span>-<text:span text:style-name="T9">В</text:span></text:p>
          </table:table-cell>
          <table:table-cell table:style-name="Таблица1.D9" office:value-type="string">
            <text:p text:style-name="P104"><text:span text:style-name="T7">07.09</text:span>.201<text:span text:style-name="T10">7</text:span>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1"/>
          </table:table-cell>
          <table:table-cell table:style-name="Таблица1.G9" office:value-type="string">
            <text:p text:style-name="P41"><draw:frame draw:style-name="fr1" draw:name="Изображение8" text:anchor-type="paragraph" svg:x="0.203cm" svg:y="0.633cm" svg:width="1.953cm" svg:height="0.947cm" draw:z-index="19"><draw:image xlink:href="Pictures/100002010000004A0000002485F147C04FA2AFA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55835989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0" office:value-type="string">
            <text:p text:style-name="P28">Коцеруба Наталія</text:p>
          </table:table-cell>
          <table:table-cell table:style-name="Таблица1.C10" office:value-type="string">
            <text:p text:style-name="P40">1<text:span text:style-name="T7">0</text:span>-<text:span text:style-name="T9">В</text:span></text:p>
          </table:table-cell>
          <table:table-cell table:style-name="Таблица1.D10" office:value-type="string">
            <text:p text:style-name="P104"><text:span text:style-name="T7">07.09</text:span>.201<text:span text:style-name="T10">7</text:span>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1"/>
          </table:table-cell>
          <table:table-cell table:style-name="Таблица1.G10" office:value-type="string">
            <text:p text:style-name="P41"><draw:frame draw:style-name="fr1" draw:name="Изображение10" text:anchor-type="paragraph" svg:x="0.203cm" svg:y="0.575cm" svg:width="1.953cm" svg:height="0.947cm" draw:z-index="20"><draw:image xlink:href="Pictures/100002010000004A000000241592DE25654BE56C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5107424789" text:continue-numbering="true" text:style-name="L1">
              <text:list-item>
                <text:p text:style-name="P96"><draw:frame draw:style-name="fr1" draw:name="Изображение12" text:anchor-type="paragraph" svg:x="16.249cm" svg:y="0.503cm" svg:width="1.953cm" svg:height="0.947cm" draw:z-index="18"><draw:image xlink:href="Pictures/100002010000004A00000024E1FAA9BC6571F900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узьменко Микита</text:p>
          </table:table-cell>
          <table:table-cell table:style-name="Таблица1.C11" office:value-type="string">
            <text:p text:style-name="P40">1<text:span text:style-name="T7">0</text:span>-<text:span text:style-name="T9">В</text:span></text:p>
          </table:table-cell>
          <table:table-cell table:style-name="Таблица1.D11" office:value-type="string">
            <text:p text:style-name="P104"><text:span text:style-name="T7">07.09</text:span>.201<text:span text:style-name="T10">7</text:span>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1"/>
          </table:table-cell>
          <table:table-cell table:style-name="Таблица1.G11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462124357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2" office:value-type="string">
            <text:p text:style-name="P28">Лисицин Владислав</text:p>
          </table:table-cell>
          <table:table-cell table:style-name="Таблица1.C12" office:value-type="string">
            <text:p text:style-name="P40">1<text:span text:style-name="T7">0</text:span>-<text:span text:style-name="T9">В</text:span></text:p>
          </table:table-cell>
          <table:table-cell table:style-name="Таблица1.D12" office:value-type="string">
            <text:p text:style-name="P104"><text:span text:style-name="T7">07.09</text:span>.201<text:span text:style-name="T10">7</text:span>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1"/>
          </table:table-cell>
          <table:table-cell table:style-name="Таблица1.G12" office:value-type="string">
            <text:p text:style-name="P41"><draw:frame draw:style-name="fr1" draw:name="Изображение11" text:anchor-type="paragraph" svg:x="0.203cm" svg:y="0.575cm" svg:width="1.953cm" svg:height="0.947cm" draw:z-index="12"><draw:image xlink:href="Pictures/100002010000004A0000002410EF56C923E3B2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38636028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3" office:value-type="string">
            <text:p text:style-name="P28">Непочатих Євгенія</text:p>
          </table:table-cell>
          <table:table-cell table:style-name="Таблица1.C13" office:value-type="string">
            <text:p text:style-name="P40">1<text:span text:style-name="T7">0</text:span>-<text:span text:style-name="T9">В</text:span></text:p>
          </table:table-cell>
          <table:table-cell table:style-name="Таблица1.D13" office:value-type="string">
            <text:p text:style-name="P104"><text:span text:style-name="T7">07.09</text:span>.201<text:span text:style-name="T10">7</text:span>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1"/>
          </table:table-cell>
          <table:table-cell table:style-name="Таблица1.G13" office:value-type="string">
            <text:p text:style-name="P41"><draw:frame draw:style-name="fr1" draw:name="Изображение14" text:anchor-type="paragraph" svg:x="0.203cm" svg:y="0.575cm" svg:width="1.953cm" svg:height="0.947cm" draw:z-index="17"><draw:image xlink:href="Pictures/100002010000004A00000024A7FEAF06676726DB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09759209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4" office:value-type="string">
            <text:p text:style-name="P28">Отвєрченко Антон</text:p>
          </table:table-cell>
          <table:table-cell table:style-name="Таблица1.C14" office:value-type="string">
            <text:p text:style-name="P40">1<text:span text:style-name="T7">0</text:span>-<text:span text:style-name="T9">В</text:span></text:p>
          </table:table-cell>
          <table:table-cell table:style-name="Таблица1.D14" office:value-type="string">
            <text:p text:style-name="P104"><text:span text:style-name="T7">07.09</text:span>.201<text:span text:style-name="T10">7</text:span>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1"/>
          </table:table-cell>
          <table:table-cell table:style-name="Таблица1.G14" office:value-type="string">
            <text:p text:style-name="P41"><draw:frame draw:style-name="fr1" draw:name="Изображение13" text:anchor-type="paragraph" svg:x="0.203cm" svg:y="0.575cm" svg:width="1.953cm" svg:height="0.947cm" draw:z-index="15"><draw:image xlink:href="Pictures/100002010000004A00000024D7021B18FC1FC70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1596737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5" office:value-type="string">
            <text:p text:style-name="P28">Погосян Олександр</text:p>
          </table:table-cell>
          <table:table-cell table:style-name="Таблица1.C15" office:value-type="string">
            <text:p text:style-name="P40">1<text:span text:style-name="T7">0</text:span>-<text:span text:style-name="T9">В</text:span></text:p>
          </table:table-cell>
          <table:table-cell table:style-name="Таблица1.D15" office:value-type="string">
            <text:p text:style-name="P104"><text:span text:style-name="T7">07.09</text:span>.201<text:span text:style-name="T10">7</text:span>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1"/>
          </table:table-cell>
          <table:table-cell table:style-name="Таблица1.G15" office:value-type="string">
            <text:p text:style-name="P41"><draw:frame draw:style-name="fr1" draw:name="Изображение15" text:anchor-type="paragraph" svg:x="0.203cm" svg:y="0.575cm" svg:width="1.953cm" svg:height="0.947cm" draw:z-index="13"><draw:image xlink:href="Pictures/100002010000004A00000024EA708A2AEF93E23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37132887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6" office:value-type="string">
            <text:p text:style-name="P28">Рудковський Олексій</text:p>
          </table:table-cell>
          <table:table-cell table:style-name="Таблица1.C16" office:value-type="string">
            <text:p text:style-name="P40">1<text:span text:style-name="T7">0</text:span>-<text:span text:style-name="T9">В</text:span></text:p>
          </table:table-cell>
          <table:table-cell table:style-name="Таблица1.D16" office:value-type="string">
            <text:p text:style-name="P104"><text:span text:style-name="T7">07.09</text:span>.201<text:span text:style-name="T10">7</text:span>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1"/>
          </table:table-cell>
          <table:table-cell table:style-name="Таблица1.G16" office:value-type="string">
            <text:p text:style-name="P41"><draw:frame draw:style-name="fr1" draw:name="Изображение16" text:anchor-type="paragraph" svg:x="0.203cm" svg:y="0.607cm" svg:width="1.953cm" svg:height="0.947cm" draw:z-index="11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397954418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7" office:value-type="string">
            <text:p text:style-name="P28">Ружнікова Анжеліка</text:p>
          </table:table-cell>
          <table:table-cell table:style-name="Таблица1.C17" office:value-type="string">
            <text:p text:style-name="P40">1<text:span text:style-name="T7">0</text:span>-<text:span text:style-name="T9">В</text:span></text:p>
          </table:table-cell>
          <table:table-cell table:style-name="Таблица1.D17" office:value-type="string">
            <text:p text:style-name="P104"><text:span text:style-name="T7">07.09</text:span>.201<text:span text:style-name="T10">7</text:span>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1"/>
          </table:table-cell>
          <table:table-cell table:style-name="Таблица1.G17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53970593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8" office:value-type="string">
            <text:p text:style-name="P28">Супрун Вікторія</text:p>
          </table:table-cell>
          <table:table-cell table:style-name="Таблица1.C18" office:value-type="string">
            <text:p text:style-name="P40">1<text:span text:style-name="T7">0</text:span>-<text:span text:style-name="T9">В</text:span></text:p>
          </table:table-cell>
          <table:table-cell table:style-name="Таблица1.D18" office:value-type="string">
            <text:p text:style-name="P104"><text:span text:style-name="T7">07.09</text:span>.201<text:span text:style-name="T10">7</text:span>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1"/>
          </table:table-cell>
          <table:table-cell table:style-name="Таблица1.G1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447490625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19" office:value-type="string">
            <text:p text:style-name="P28">Трунова Дар'я</text:p>
          </table:table-cell>
          <table:table-cell table:style-name="Таблица1.C19" office:value-type="string">
            <text:p text:style-name="P40">1<text:span text:style-name="T7">0</text:span>-<text:span text:style-name="T9">В</text:span></text:p>
          </table:table-cell>
          <table:table-cell table:style-name="Таблица1.D19" office:value-type="string">
            <text:p text:style-name="P104"><text:span text:style-name="T7">07.09</text:span>.201<text:span text:style-name="T10">7</text:span>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1"/>
          </table:table-cell>
          <table:table-cell table:style-name="Таблица1.G19" office:value-type="string">
            <text:p text:style-name="P41"><draw:frame draw:style-name="fr1" draw:name="Изображение17" text:anchor-type="paragraph" svg:x="0.203cm" svg:y="0.575cm" svg:width="1.953cm" svg:height="0.947cm" draw:z-index="3"><draw:image xlink:href="Pictures/100002010000004A0000002410421A3CE3D5FB2D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368886954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0" office:value-type="string">
            <text:p text:style-name="P28">Турковський Костянтин</text:p>
          </table:table-cell>
          <table:table-cell table:style-name="Таблица1.C20" office:value-type="string">
            <text:p text:style-name="P40">1<text:span text:style-name="T7">0</text:span>-<text:span text:style-name="T9">В</text:span></text:p>
          </table:table-cell>
          <table:table-cell table:style-name="Таблица1.D20" office:value-type="string">
            <text:p text:style-name="P104"><text:span text:style-name="T7">07.09</text:span>.201<text:span text:style-name="T10">7</text:span>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1"/>
          </table:table-cell>
          <table:table-cell table:style-name="Таблица1.G20" office:value-type="string">
            <text:p text:style-name="P41"><draw:frame draw:style-name="fr1" draw:name="Изображение21" text:anchor-type="paragraph" svg:x="0.203cm" svg:y="0.497cm" svg:width="1.953cm" svg:height="0.947cm" draw:z-index="6"><draw:image xlink:href="Pictures/100002010000004A00000024EA708A2AEF93E23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2714453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1" office:value-type="string">
            <text:p text:style-name="P28">Фомін Микити</text:p>
          </table:table-cell>
          <table:table-cell table:style-name="Таблица1.C21" office:value-type="string">
            <text:p text:style-name="P40">1<text:span text:style-name="T7">0</text:span>-<text:span text:style-name="T9">В</text:span></text:p>
          </table:table-cell>
          <table:table-cell table:style-name="Таблица1.D21" office:value-type="string">
            <text:p text:style-name="P104"><text:span text:style-name="T7">07.09</text:span>.201<text:span text:style-name="T10">7</text:span>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1"/>
          </table:table-cell>
          <table:table-cell table:style-name="Таблица1.G21" office:value-type="string">
            <text:p text:style-name="P41"><draw:frame draw:style-name="fr1" draw:name="Изображение20" text:anchor-type="paragraph" svg:x="0.203cm" svg:y="0.575cm" svg:width="1.953cm" svg:height="0.947cm" draw:z-index="2"><draw:image xlink:href="Pictures/100002010000004A0000002453D9C1B0665BBB13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3341098229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2" office:value-type="string">
            <text:p text:style-name="P28">Холодних Анастасія</text:p>
          </table:table-cell>
          <table:table-cell table:style-name="Таблица1.C22" office:value-type="string">
            <text:p text:style-name="P40">1<text:span text:style-name="T7">0</text:span>-<text:span text:style-name="T9">В</text:span></text:p>
          </table:table-cell>
          <table:table-cell table:style-name="Таблица1.D22" office:value-type="string">
            <text:p text:style-name="P104"><text:span text:style-name="T7">07.09</text:span>.201<text:span text:style-name="T10">7</text:span>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1"/>
          </table:table-cell>
          <table:table-cell table:style-name="Таблица1.G22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4337029390" text:continue-numbering="true" text:style-name="L1">
              <text:list-item>
                <text:p text:style-name="P96"><draw:frame draw:style-name="fr1" draw:name="Изображение22" text:anchor-type="paragraph" svg:x="16.249cm" svg:y="0.563cm" svg:width="1.953cm" svg:height="0.947cm" draw:z-index="22"><draw:image xlink:href="Pictures/100002010000004A000000241437413815A67FB0.png" xlink:type="simple" xlink:show="embed" xlink:actuate="onLoad" loext:mime-type="image/png"/></draw:frame></text:p>
              </text:list-item>
            </text:list>
          </table:table-cell>
          <table:table-cell table:style-name="Таблица1.B23" office:value-type="string">
            <text:p text:style-name="P28">Чередниченко Сергій</text:p>
          </table:table-cell>
          <table:table-cell table:style-name="Таблица1.C23" office:value-type="string">
            <text:p text:style-name="P40">1<text:span text:style-name="T7">0</text:span>-<text:span text:style-name="T9">В</text:span></text:p>
          </table:table-cell>
          <table:table-cell table:style-name="Таблица1.D23" office:value-type="string">
            <text:p text:style-name="P104"><text:span text:style-name="T7">07.09</text:span>.201<text:span text:style-name="T10">7</text:span>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1"/>
          </table:table-cell>
          <table:table-cell table:style-name="Таблица1.G23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414644649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.B24" office:value-type="string">
            <text:p text:style-name="P28">Щурова Юлія</text:p>
          </table:table-cell>
          <table:table-cell table:style-name="Таблица1.C24" office:value-type="string">
            <text:p text:style-name="P40">1<text:span text:style-name="T7">0</text:span>-<text:span text:style-name="T9">В</text:span></text:p>
          </table:table-cell>
          <table:table-cell table:style-name="Таблица1.D24" office:value-type="string">
            <text:p text:style-name="P104"><text:span text:style-name="T7">07.09</text:span>.201<text:span text:style-name="T10">7</text:span></text:p>
          </table:table-cell>
          <table:table-cell table:style-name="Таблица1.E24" office:value-type="string">
            <text:p text:style-name="P40">первинний</text:p>
          </table:table-cell>
          <table:table-cell table:style-name="Таблица1.F24" office:value-type="string">
            <text:p text:style-name="P41"/>
          </table:table-cell>
          <table:table-cell table:style-name="Таблица1.G24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333885267378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333880166347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334857664534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333750663488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8" office:value-type="string">
            <text:p text:style-name="P90"/>
          </table:table-cell>
          <table:table-cell table:style-name="Таблица1.C28" office:value-type="string">
            <text:p text:style-name="P39"/>
          </table:table-cell>
          <table:table-cell table:style-name="Таблица1.D28" office:value-type="string">
            <text:p text:style-name="P72"/>
          </table:table-cell>
          <table:table-cell table:style-name="Таблица1.E28" office:value-type="string">
            <text:p text:style-name="P37"/>
          </table:table-cell>
          <table:table-cell table:style-name="Таблица1.F28" office:value-type="string">
            <text:p text:style-name="P41"/>
          </table:table-cell>
          <table:table-cell table:style-name="Таблица1.G28" office:value-type="string">
            <text:p text:style-name="P42"/>
          </table:table-cell>
        </table:table-row>
        <table:table-row table:style-name="Таблица1.2">
          <table:table-cell table:style-name="Таблица1.A2" office:value-type="string">
            <text:list xml:id="list83334837650123" text:continue-numbering="true" text:style-name="L1">
              <text:list-header>
                <text:p text:style-name="P96"/>
              </text:list-header>
            </text:list>
          </table:table-cell>
          <table:table-cell table:style-name="Таблица1.B29" office:value-type="string">
            <text:p text:style-name="P90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2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1"/>
          </table:table-cell>
          <table:table-cell table:style-name="Таблица1.G29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33482443338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" office:value-type="string">
            <text:p text:style-name="P88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1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7"/>
          </table:table-cell>
          <table:table-cell table:style-name="Таблица17.G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47376886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" office:value-type="string">
            <text:p text:style-name="P88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1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7"/>
          </table:table-cell>
          <table:table-cell table:style-name="Таблица17.G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09651123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4" office:value-type="string">
            <text:p text:style-name="P88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1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7"/>
          </table:table-cell>
          <table:table-cell table:style-name="Таблица17.G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92588089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5" office:value-type="string">
            <text:p text:style-name="P88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1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7"/>
          </table:table-cell>
          <table:table-cell table:style-name="Таблица17.G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02835619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6" office:value-type="string">
            <text:p text:style-name="P88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1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7"/>
          </table:table-cell>
          <table:table-cell table:style-name="Таблица17.G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732709104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7" office:value-type="string">
            <text:p text:style-name="P88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1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7"/>
          </table:table-cell>
          <table:table-cell table:style-name="Таблица17.G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779565378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8" office:value-type="string">
            <text:p text:style-name="P88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1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7"/>
          </table:table-cell>
          <table:table-cell table:style-name="Таблица17.G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57676431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9" office:value-type="string">
            <text:p text:style-name="P88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1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7"/>
          </table:table-cell>
          <table:table-cell table:style-name="Таблица17.G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95821342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0" office:value-type="string">
            <text:p text:style-name="P88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1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7"/>
          </table:table-cell>
          <table:table-cell table:style-name="Таблица17.G1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04762831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1" office:value-type="string">
            <text:p text:style-name="P88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1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7"/>
          </table:table-cell>
          <table:table-cell table:style-name="Таблица17.G1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52058476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2" office:value-type="string">
            <text:p text:style-name="P88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1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7"/>
          </table:table-cell>
          <table:table-cell table:style-name="Таблица17.G1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38517196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3" office:value-type="string">
            <text:p text:style-name="P88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1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7"/>
          </table:table-cell>
          <table:table-cell table:style-name="Таблица17.G1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28981818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4" office:value-type="string">
            <text:p text:style-name="P88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1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7"/>
          </table:table-cell>
          <table:table-cell table:style-name="Таблица17.G1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369260548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5" office:value-type="string">
            <text:p text:style-name="P88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1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7"/>
          </table:table-cell>
          <table:table-cell table:style-name="Таблица17.G15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364006761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6" office:value-type="string">
            <text:p text:style-name="P88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1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7"/>
          </table:table-cell>
          <table:table-cell table:style-name="Таблица17.G16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445372507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7" office:value-type="string">
            <text:p text:style-name="P88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1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7"/>
          </table:table-cell>
          <table:table-cell table:style-name="Таблица17.G17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61401871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8" office:value-type="string">
            <text:p text:style-name="P88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1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7"/>
          </table:table-cell>
          <table:table-cell table:style-name="Таблица17.G18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11559009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19" office:value-type="string">
            <text:p text:style-name="P88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1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7"/>
          </table:table-cell>
          <table:table-cell table:style-name="Таблица17.G1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376948334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0" office:value-type="string">
            <text:p text:style-name="P88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1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7"/>
          </table:table-cell>
          <table:table-cell table:style-name="Таблица17.G2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73545727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1" office:value-type="string">
            <text:p text:style-name="P88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1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7"/>
          </table:table-cell>
          <table:table-cell table:style-name="Таблица17.G21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86348137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2" office:value-type="string">
            <text:p text:style-name="P88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1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7"/>
          </table:table-cell>
          <table:table-cell table:style-name="Таблица17.G22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68124574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3" office:value-type="string">
            <text:p text:style-name="P88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1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7"/>
          </table:table-cell>
          <table:table-cell table:style-name="Таблица17.G23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33158419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4" office:value-type="string">
            <text:p text:style-name="P88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1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7"/>
          </table:table-cell>
          <table:table-cell table:style-name="Таблица17.G24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72513585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292119489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23451794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923303890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536013253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29" office:value-type="string">
            <text:p text:style-name="P88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1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7"/>
          </table:table-cell>
          <table:table-cell table:style-name="Таблица17.G29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208431585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0" office:value-type="string">
            <text:p text:style-name="P88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1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7"/>
          </table:table-cell>
          <table:table-cell table:style-name="Таблица17.G30" office:value-type="string">
            <text:p text:style-name="P47"/>
          </table:table-cell>
        </table:table-row>
        <table:table-row table:style-name="Таблица17.2">
          <table:table-cell table:style-name="Таблица17.A2" office:value-type="string">
            <text:list xml:id="list83334403003906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7.B31" office:value-type="string">
            <text:p text:style-name="P88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1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7"/>
          </table:table-cell>
          <table:table-cell table:style-name="Таблица17.G31" office:value-type="string">
            <text:p text:style-name="P47"/>
          </table:table-cell>
        </table:table-row>
      </table:table>
      <text:p text:style-name="P6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1241800020" text:style-name="L2">
              <text:list-item>
                <text:p text:style-name="P98"/>
              </text:list-item>
            </text:list>
          </table:table-cell>
          <table:table-cell table:style-name="Таблица2.B2" office:value-type="string">
            <text:p text:style-name="P85">Байдін Микита</text:p>
          </table:table-cell>
          <table:table-cell table:style-name="Таблица2.C2" office:value-type="string">
            <text:p text:style-name="P49">11-В</text:p>
          </table:table-cell>
          <table:table-cell table:style-name="Таблица2.D2" office:value-type="string">
            <text:p text:style-name="P73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1"/>
          </table:table-cell>
          <table:table-cell table:style-name="Таблица2.G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5862518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" office:value-type="string">
            <text:p text:style-name="P85">Баришніков Дмитро</text:p>
          </table:table-cell>
          <table:table-cell table:style-name="Таблица2.C3" office:value-type="string">
            <text:p text:style-name="P49">11-В</text:p>
          </table:table-cell>
          <table:table-cell table:style-name="Таблица2.D3" office:value-type="string">
            <text:p text:style-name="P73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1"/>
          </table:table-cell>
          <table:table-cell table:style-name="Таблица2.G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36294816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4" office:value-type="string">
            <text:p text:style-name="P85">Веселов Михайло</text:p>
          </table:table-cell>
          <table:table-cell table:style-name="Таблица2.C4" office:value-type="string">
            <text:p text:style-name="P49">11-В</text:p>
          </table:table-cell>
          <table:table-cell table:style-name="Таблица2.D4" office:value-type="string">
            <text:p text:style-name="P73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1"/>
          </table:table-cell>
          <table:table-cell table:style-name="Таблица2.G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822876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5" office:value-type="string">
            <text:p text:style-name="P85">Височанський Владислав</text:p>
          </table:table-cell>
          <table:table-cell table:style-name="Таблица2.C5" office:value-type="string">
            <text:p text:style-name="P49">11-В</text:p>
          </table:table-cell>
          <table:table-cell table:style-name="Таблица2.D5" office:value-type="string">
            <text:p text:style-name="P73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1"/>
          </table:table-cell>
          <table:table-cell table:style-name="Таблица2.G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521867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6" office:value-type="string">
            <text:p text:style-name="P85">Волобуєва Тетяна</text:p>
          </table:table-cell>
          <table:table-cell table:style-name="Таблица2.C6" office:value-type="string">
            <text:p text:style-name="P49">11-В</text:p>
          </table:table-cell>
          <table:table-cell table:style-name="Таблица2.D6" office:value-type="string">
            <text:p text:style-name="P73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1"/>
          </table:table-cell>
          <table:table-cell table:style-name="Таблица2.G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39140980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7" office:value-type="string">
            <text:p text:style-name="P85">Дудкіна Ганна</text:p>
          </table:table-cell>
          <table:table-cell table:style-name="Таблица2.C7" office:value-type="string">
            <text:p text:style-name="P49">11-В</text:p>
          </table:table-cell>
          <table:table-cell table:style-name="Таблица2.D7" office:value-type="string">
            <text:p text:style-name="P73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1"/>
          </table:table-cell>
          <table:table-cell table:style-name="Таблица2.G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36408344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8" office:value-type="string">
            <text:p text:style-name="P85">Єгіазарян Давіт</text:p>
          </table:table-cell>
          <table:table-cell table:style-name="Таблица2.C8" office:value-type="string">
            <text:p text:style-name="P49">11-В</text:p>
          </table:table-cell>
          <table:table-cell table:style-name="Таблица2.D8" office:value-type="string">
            <text:p text:style-name="P73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1"/>
          </table:table-cell>
          <table:table-cell table:style-name="Таблица2.G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0632101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9" office:value-type="string">
            <text:p text:style-name="P85">Замишляєва Ганна</text:p>
          </table:table-cell>
          <table:table-cell table:style-name="Таблица2.C9" office:value-type="string">
            <text:p text:style-name="P49">11-В</text:p>
          </table:table-cell>
          <table:table-cell table:style-name="Таблица2.D9" office:value-type="string">
            <text:p text:style-name="P73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1"/>
          </table:table-cell>
          <table:table-cell table:style-name="Таблица2.G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2038582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0" office:value-type="string">
            <text:p text:style-name="P85">Земляний Олександр</text:p>
          </table:table-cell>
          <table:table-cell table:style-name="Таблица2.C10" office:value-type="string">
            <text:p text:style-name="P49">11-В</text:p>
          </table:table-cell>
          <table:table-cell table:style-name="Таблица2.D10" office:value-type="string">
            <text:p text:style-name="P73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1"/>
          </table:table-cell>
          <table:table-cell table:style-name="Таблица2.G1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741992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1" office:value-type="string">
            <text:p text:style-name="P85">Іванісов Денис</text:p>
          </table:table-cell>
          <table:table-cell table:style-name="Таблица2.C11" office:value-type="string">
            <text:p text:style-name="P49">11-В</text:p>
          </table:table-cell>
          <table:table-cell table:style-name="Таблица2.D11" office:value-type="string">
            <text:p text:style-name="P73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1"/>
          </table:table-cell>
          <table:table-cell table:style-name="Таблица2.G1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38434302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2" office:value-type="string">
            <text:p text:style-name="P85">Коваль Наталія</text:p>
          </table:table-cell>
          <table:table-cell table:style-name="Таблица2.C12" office:value-type="string">
            <text:p text:style-name="P49">11-В</text:p>
          </table:table-cell>
          <table:table-cell table:style-name="Таблица2.D12" office:value-type="string">
            <text:p text:style-name="P73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1"/>
          </table:table-cell>
          <table:table-cell table:style-name="Таблица2.G1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3769456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3" office:value-type="string">
            <text:p text:style-name="P85">Ковальов Юрій</text:p>
          </table:table-cell>
          <table:table-cell table:style-name="Таблица2.C13" office:value-type="string">
            <text:p text:style-name="P49">11-В</text:p>
          </table:table-cell>
          <table:table-cell table:style-name="Таблица2.D13" office:value-type="string">
            <text:p text:style-name="P73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1"/>
          </table:table-cell>
          <table:table-cell table:style-name="Таблица2.G1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6158433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4" office:value-type="string">
            <text:p text:style-name="P85">Кряж Дмитро</text:p>
          </table:table-cell>
          <table:table-cell table:style-name="Таблица2.C14" office:value-type="string">
            <text:p text:style-name="P49">11-В</text:p>
          </table:table-cell>
          <table:table-cell table:style-name="Таблица2.D14" office:value-type="string">
            <text:p text:style-name="P73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1"/>
          </table:table-cell>
          <table:table-cell table:style-name="Таблица2.G1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6370100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5" office:value-type="string">
            <text:p text:style-name="P85">Куршубадзе Еліта</text:p>
          </table:table-cell>
          <table:table-cell table:style-name="Таблица2.C15" office:value-type="string">
            <text:p text:style-name="P49">11-В</text:p>
          </table:table-cell>
          <table:table-cell table:style-name="Таблица2.D15" office:value-type="string">
            <text:p text:style-name="P73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1"/>
          </table:table-cell>
          <table:table-cell table:style-name="Таблица2.G15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449957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6" office:value-type="string">
            <text:p text:style-name="P85">Лебідь Вікторія</text:p>
          </table:table-cell>
          <table:table-cell table:style-name="Таблица2.C16" office:value-type="string">
            <text:p text:style-name="P49">11-В</text:p>
          </table:table-cell>
          <table:table-cell table:style-name="Таблица2.D16" office:value-type="string">
            <text:p text:style-name="P73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1"/>
          </table:table-cell>
          <table:table-cell table:style-name="Таблица2.G16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1470923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7" office:value-type="string">
            <text:p text:style-name="P85">Лисенко Олександр</text:p>
          </table:table-cell>
          <table:table-cell table:style-name="Таблица2.C17" office:value-type="string">
            <text:p text:style-name="P49">11-В</text:p>
          </table:table-cell>
          <table:table-cell table:style-name="Таблица2.D17" office:value-type="string">
            <text:p text:style-name="P73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1"/>
          </table:table-cell>
          <table:table-cell table:style-name="Таблица2.G17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7692125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8" office:value-type="string">
            <text:p text:style-name="P85">Луценко Олександр</text:p>
          </table:table-cell>
          <table:table-cell table:style-name="Таблица2.C18" office:value-type="string">
            <text:p text:style-name="P49">11-В</text:p>
          </table:table-cell>
          <table:table-cell table:style-name="Таблица2.D18" office:value-type="string">
            <text:p text:style-name="P73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1"/>
          </table:table-cell>
          <table:table-cell table:style-name="Таблица2.G18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0474065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19" office:value-type="string">
            <text:p text:style-name="P85">Малахов Руслан</text:p>
          </table:table-cell>
          <table:table-cell table:style-name="Таблица2.C19" office:value-type="string">
            <text:p text:style-name="P49">11-В</text:p>
          </table:table-cell>
          <table:table-cell table:style-name="Таблица2.D19" office:value-type="string">
            <text:p text:style-name="P73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1"/>
          </table:table-cell>
          <table:table-cell table:style-name="Таблица2.G1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37516565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0" office:value-type="string">
            <text:p text:style-name="P85">Мельничук Єгор</text:p>
          </table:table-cell>
          <table:table-cell table:style-name="Таблица2.C20" office:value-type="string">
            <text:p text:style-name="P49">11-В</text:p>
          </table:table-cell>
          <table:table-cell table:style-name="Таблица2.D20" office:value-type="string">
            <text:p text:style-name="P73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1"/>
          </table:table-cell>
          <table:table-cell table:style-name="Таблица2.G2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5102127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1" office:value-type="string">
            <text:p text:style-name="P85">Мирошніченко Яким</text:p>
          </table:table-cell>
          <table:table-cell table:style-name="Таблица2.C21" office:value-type="string">
            <text:p text:style-name="P49">11-В</text:p>
          </table:table-cell>
          <table:table-cell table:style-name="Таблица2.D21" office:value-type="string">
            <text:p text:style-name="P73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1"/>
          </table:table-cell>
          <table:table-cell table:style-name="Таблица2.G21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3201655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2" office:value-type="string">
            <text:p text:style-name="P85">Мікулін Микита</text:p>
          </table:table-cell>
          <table:table-cell table:style-name="Таблица2.C22" office:value-type="string">
            <text:p text:style-name="P49">11-В</text:p>
          </table:table-cell>
          <table:table-cell table:style-name="Таблица2.D22" office:value-type="string">
            <text:p text:style-name="P73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1"/>
          </table:table-cell>
          <table:table-cell table:style-name="Таблица2.G22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2060429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3" office:value-type="string">
            <text:p text:style-name="P85">Насонова Анна</text:p>
          </table:table-cell>
          <table:table-cell table:style-name="Таблица2.C23" office:value-type="string">
            <text:p text:style-name="P49">11-В</text:p>
          </table:table-cell>
          <table:table-cell table:style-name="Таблица2.D23" office:value-type="string">
            <text:p text:style-name="P73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1"/>
          </table:table-cell>
          <table:table-cell table:style-name="Таблица2.G23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5273853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4" office:value-type="string">
            <text:p text:style-name="P85">Овчиннікова Тетяна</text:p>
          </table:table-cell>
          <table:table-cell table:style-name="Таблица2.C24" office:value-type="string">
            <text:p text:style-name="P49">11-В</text:p>
          </table:table-cell>
          <table:table-cell table:style-name="Таблица2.D24" office:value-type="string">
            <text:p text:style-name="P73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1"/>
          </table:table-cell>
          <table:table-cell table:style-name="Таблица2.G2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334600895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Осадчий Євген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56995392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арій Олена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43812449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осохов Максим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37991923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Продайвода Олександр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48806644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29" office:value-type="string">
            <text:p text:style-name="P85">Свєтлічний Сергій</text:p>
          </table:table-cell>
          <table:table-cell table:style-name="Таблица2.C29" office:value-type="string">
            <text:p text:style-name="P49">11-В</text:p>
          </table:table-cell>
          <table:table-cell table:style-name="Таблица2.D29" office:value-type="string">
            <text:p text:style-name="P73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1"/>
          </table:table-cell>
          <table:table-cell table:style-name="Таблица2.G29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53960913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0" office:value-type="string">
            <text:p text:style-name="P85">Свірь Микита</text:p>
          </table:table-cell>
          <table:table-cell table:style-name="Таблица2.C30" office:value-type="string">
            <text:p text:style-name="P50">11-В</text:p>
          </table:table-cell>
          <table:table-cell table:style-name="Таблица2.D30" office:value-type="string">
            <text:p text:style-name="P73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1"/>
          </table:table-cell>
          <table:table-cell table:style-name="Таблица2.G30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58006034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емеренко Ярослав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43206691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бур Мари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38613128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отник Володимир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49361136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4" office:value-type="string">
            <text:p text:style-name="P85">Стуконог Каріна</text:p>
          </table:table-cell>
          <table:table-cell table:style-name="Таблица2.C34" office:value-type="string">
            <text:p text:style-name="P50">11-В</text:p>
          </table:table-cell>
          <table:table-cell table:style-name="Таблица2.D34" office:value-type="string">
            <text:p text:style-name="P73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1"/>
          </table:table-cell>
          <table:table-cell table:style-name="Таблица2.G34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list xml:id="list833342313340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2.B35" office:value-type="string">
            <text:p text:style-name="P85">Цуканов Владислав</text:p>
          </table:table-cell>
          <table:table-cell table:style-name="Таблица2.C35" office:value-type="string">
            <text:p text:style-name="P50">11-В</text:p>
          </table:table-cell>
          <table:table-cell table:style-name="Таблица2.D35" office:value-type="string">
            <text:p text:style-name="P73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1"/>
          </table:table-cell>
          <table:table-cell table:style-name="Таблица2.G35" office:value-type="string">
            <text:p text:style-name="P42"/>
          </table:table-cell>
        </table:table-row>
      </table:table>
      <text:p text:style-name="P95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3344438824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" office:value-type="string">
            <text:p text:style-name="P89">Байдін Микита</text:p>
          </table:table-cell>
          <table:table-cell table:style-name="Таблица18.C2" office:value-type="string">
            <text:p text:style-name="P50">11-В</text:p>
          </table:table-cell>
          <table:table-cell table:style-name="Таблица18.D2" office:value-type="string">
            <text:p text:style-name="P73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8"/>
          </table:table-cell>
          <table:table-cell table:style-name="Таблица18.G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1294336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" office:value-type="string">
            <text:p text:style-name="P89">Баришніков Дмитро</text:p>
          </table:table-cell>
          <table:table-cell table:style-name="Таблица18.C3" office:value-type="string">
            <text:p text:style-name="P50">11-В</text:p>
          </table:table-cell>
          <table:table-cell table:style-name="Таблица18.D3" office:value-type="string">
            <text:p text:style-name="P73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2465386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4" office:value-type="string">
            <text:p text:style-name="P89">Веселов Михайло</text:p>
          </table:table-cell>
          <table:table-cell table:style-name="Таблица18.C4" office:value-type="string">
            <text:p text:style-name="P50">11-В</text:p>
          </table:table-cell>
          <table:table-cell table:style-name="Таблица18.D4" office:value-type="string">
            <text:p text:style-name="P73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8"/>
          </table:table-cell>
          <table:table-cell table:style-name="Таблица18.G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36935044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5" office:value-type="string">
            <text:p text:style-name="P89">Височанський Владислав</text:p>
          </table:table-cell>
          <table:table-cell table:style-name="Таблица18.C5" office:value-type="string">
            <text:p text:style-name="P50">11-В</text:p>
          </table:table-cell>
          <table:table-cell table:style-name="Таблица18.D5" office:value-type="string">
            <text:p text:style-name="P73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8"/>
          </table:table-cell>
          <table:table-cell table:style-name="Таблица18.G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1976409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6" office:value-type="string">
            <text:p text:style-name="P89">Волобуєва Тетяна</text:p>
          </table:table-cell>
          <table:table-cell table:style-name="Таблица18.C6" office:value-type="string">
            <text:p text:style-name="P50">11-В</text:p>
          </table:table-cell>
          <table:table-cell table:style-name="Таблица18.D6" office:value-type="string">
            <text:p text:style-name="P73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8"/>
          </table:table-cell>
          <table:table-cell table:style-name="Таблица18.G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2755595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7" office:value-type="string">
            <text:p text:style-name="P89">Дудкіна Ганна</text:p>
          </table:table-cell>
          <table:table-cell table:style-name="Таблица18.C7" office:value-type="string">
            <text:p text:style-name="P50">11-В</text:p>
          </table:table-cell>
          <table:table-cell table:style-name="Таблица18.D7" office:value-type="string">
            <text:p text:style-name="P73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4242831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8" office:value-type="string">
            <text:p text:style-name="P89">Єгіазарян Давіт</text:p>
          </table:table-cell>
          <table:table-cell table:style-name="Таблица18.C8" office:value-type="string">
            <text:p text:style-name="P50">11-В</text:p>
          </table:table-cell>
          <table:table-cell table:style-name="Таблица18.D8" office:value-type="string">
            <text:p text:style-name="P73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8"/>
          </table:table-cell>
          <table:table-cell table:style-name="Таблица18.G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6823373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9" office:value-type="string">
            <text:p text:style-name="P89">Замишляєва Ганна</text:p>
          </table:table-cell>
          <table:table-cell table:style-name="Таблица18.C9" office:value-type="string">
            <text:p text:style-name="P50">11-В</text:p>
          </table:table-cell>
          <table:table-cell table:style-name="Таблица18.D9" office:value-type="string">
            <text:p text:style-name="P73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5599839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0" office:value-type="string">
            <text:p text:style-name="P89">Земляний Олександр</text:p>
          </table:table-cell>
          <table:table-cell table:style-name="Таблица18.C10" office:value-type="string">
            <text:p text:style-name="P50">11-В</text:p>
          </table:table-cell>
          <table:table-cell table:style-name="Таблица18.D10" office:value-type="string">
            <text:p text:style-name="P73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2837826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1" office:value-type="string">
            <text:p text:style-name="P89">Іванісов Денис</text:p>
          </table:table-cell>
          <table:table-cell table:style-name="Таблица18.C11" office:value-type="string">
            <text:p text:style-name="P50">11-В</text:p>
          </table:table-cell>
          <table:table-cell table:style-name="Таблица18.D11" office:value-type="string">
            <text:p text:style-name="P73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8305216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2" office:value-type="string">
            <text:p text:style-name="P89">Коваль Наталія</text:p>
          </table:table-cell>
          <table:table-cell table:style-name="Таблица18.C12" office:value-type="string">
            <text:p text:style-name="P50">11-В</text:p>
          </table:table-cell>
          <table:table-cell table:style-name="Таблица18.D12" office:value-type="string">
            <text:p text:style-name="P73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38133343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3" office:value-type="string">
            <text:p text:style-name="P89">Ковальов Юрій</text:p>
          </table:table-cell>
          <table:table-cell table:style-name="Таблица18.C13" office:value-type="string">
            <text:p text:style-name="P50">11-В</text:p>
          </table:table-cell>
          <table:table-cell table:style-name="Таблица18.D13" office:value-type="string">
            <text:p text:style-name="P73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8"/>
          </table:table-cell>
          <table:table-cell table:style-name="Таблица18.G1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37875619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4" office:value-type="string">
            <text:p text:style-name="P89">Кряж Дмитро</text:p>
          </table:table-cell>
          <table:table-cell table:style-name="Таблица18.C14" office:value-type="string">
            <text:p text:style-name="P50">11-В</text:p>
          </table:table-cell>
          <table:table-cell table:style-name="Таблица18.D14" office:value-type="string">
            <text:p text:style-name="P73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8"/>
          </table:table-cell>
          <table:table-cell table:style-name="Таблица18.G1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38755349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5" office:value-type="string">
            <text:p text:style-name="P89">Куршубадзе Еліта</text:p>
          </table:table-cell>
          <table:table-cell table:style-name="Таблица18.C15" office:value-type="string">
            <text:p text:style-name="P50">11-В</text:p>
          </table:table-cell>
          <table:table-cell table:style-name="Таблица18.D15" office:value-type="string">
            <text:p text:style-name="P73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8"/>
          </table:table-cell>
          <table:table-cell table:style-name="Таблица18.G15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68321583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6" office:value-type="string">
            <text:p text:style-name="P89">Лебідь Вікторія</text:p>
          </table:table-cell>
          <table:table-cell table:style-name="Таблица18.C16" office:value-type="string">
            <text:p text:style-name="P50">11-В</text:p>
          </table:table-cell>
          <table:table-cell table:style-name="Таблица18.D16" office:value-type="string">
            <text:p text:style-name="P73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8"/>
          </table:table-cell>
          <table:table-cell table:style-name="Таблица18.G16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38171747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7" office:value-type="string">
            <text:p text:style-name="P89">Лисенко Олександр</text:p>
          </table:table-cell>
          <table:table-cell table:style-name="Таблица18.C17" office:value-type="string">
            <text:p text:style-name="P50">11-В</text:p>
          </table:table-cell>
          <table:table-cell table:style-name="Таблица18.D17" office:value-type="string">
            <text:p text:style-name="P73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8"/>
          </table:table-cell>
          <table:table-cell table:style-name="Таблица18.G17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3688247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8" office:value-type="string">
            <text:p text:style-name="P89">Луценко Олександр</text:p>
          </table:table-cell>
          <table:table-cell table:style-name="Таблица18.C18" office:value-type="string">
            <text:p text:style-name="P50">11-В</text:p>
          </table:table-cell>
          <table:table-cell table:style-name="Таблица18.D18" office:value-type="string">
            <text:p text:style-name="P73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8"/>
          </table:table-cell>
          <table:table-cell table:style-name="Таблица18.G18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6346857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19" office:value-type="string">
            <text:p text:style-name="P89">Малахов Руслан</text:p>
          </table:table-cell>
          <table:table-cell table:style-name="Таблица18.C19" office:value-type="string">
            <text:p text:style-name="P50">11-В</text:p>
          </table:table-cell>
          <table:table-cell table:style-name="Таблица18.D19" office:value-type="string">
            <text:p text:style-name="P73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8"/>
          </table:table-cell>
          <table:table-cell table:style-name="Таблица18.G1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7665469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0" office:value-type="string">
            <text:p text:style-name="P89">Мельничук Єгор</text:p>
          </table:table-cell>
          <table:table-cell table:style-name="Таблица18.C20" office:value-type="string">
            <text:p text:style-name="P50">11-В</text:p>
          </table:table-cell>
          <table:table-cell table:style-name="Таблица18.D20" office:value-type="string">
            <text:p text:style-name="P73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8"/>
          </table:table-cell>
          <table:table-cell table:style-name="Таблица18.G2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0926497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1" office:value-type="string">
            <text:p text:style-name="P89">Мирошніченко Яким</text:p>
          </table:table-cell>
          <table:table-cell table:style-name="Таблица18.C21" office:value-type="string">
            <text:p text:style-name="P50">11-В</text:p>
          </table:table-cell>
          <table:table-cell table:style-name="Таблица18.D21" office:value-type="string">
            <text:p text:style-name="P73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8"/>
          </table:table-cell>
          <table:table-cell table:style-name="Таблица18.G21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146215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2" office:value-type="string">
            <text:p text:style-name="P89">Мікулін Микита</text:p>
          </table:table-cell>
          <table:table-cell table:style-name="Таблица18.C22" office:value-type="string">
            <text:p text:style-name="P50">11-В</text:p>
          </table:table-cell>
          <table:table-cell table:style-name="Таблица18.D22" office:value-type="string">
            <text:p text:style-name="P73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8"/>
          </table:table-cell>
          <table:table-cell table:style-name="Таблица18.G22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4328381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3" office:value-type="string">
            <text:p text:style-name="P89">Насонова Анна</text:p>
          </table:table-cell>
          <table:table-cell table:style-name="Таблица18.C23" office:value-type="string">
            <text:p text:style-name="P50">11-В</text:p>
          </table:table-cell>
          <table:table-cell table:style-name="Таблица18.D23" office:value-type="string">
            <text:p text:style-name="P73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8"/>
          </table:table-cell>
          <table:table-cell table:style-name="Таблица18.G23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8098767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4" office:value-type="string">
            <text:p text:style-name="P89">Овчиннікова Тетяна</text:p>
          </table:table-cell>
          <table:table-cell table:style-name="Таблица18.C24" office:value-type="string">
            <text:p text:style-name="P50">11-В</text:p>
          </table:table-cell>
          <table:table-cell table:style-name="Таблица18.D24" office:value-type="string">
            <text:p text:style-name="P73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8"/>
          </table:table-cell>
          <table:table-cell table:style-name="Таблица18.G2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1171685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Осадчий Євген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2984788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арій Олена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1527673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осохов Максим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13294547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Продайвода Олександр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8950654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29" office:value-type="string">
            <text:p text:style-name="P89">Свєтлічний Сергій</text:p>
          </table:table-cell>
          <table:table-cell table:style-name="Таблица18.C29" office:value-type="string">
            <text:p text:style-name="P50">11-В</text:p>
          </table:table-cell>
          <table:table-cell table:style-name="Таблица18.D29" office:value-type="string">
            <text:p text:style-name="P73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8"/>
          </table:table-cell>
          <table:table-cell table:style-name="Таблица18.G29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38404163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0" office:value-type="string">
            <text:p text:style-name="P89">Свірь Микита</text:p>
          </table:table-cell>
          <table:table-cell table:style-name="Таблица18.C30" office:value-type="string">
            <text:p text:style-name="P50">11-В</text:p>
          </table:table-cell>
          <table:table-cell table:style-name="Таблица18.D30" office:value-type="string">
            <text:p text:style-name="P73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8"/>
          </table:table-cell>
          <table:table-cell table:style-name="Таблица18.G30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6505574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емеренко Ярослав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4028589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бур Мари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4967415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отник Володимир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406901429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4" office:value-type="string">
            <text:p text:style-name="P89">Стуконог Каріна</text:p>
          </table:table-cell>
          <table:table-cell table:style-name="Таблица18.C34" office:value-type="string">
            <text:p text:style-name="P50">11-В</text:p>
          </table:table-cell>
          <table:table-cell table:style-name="Таблица18.D34" office:value-type="string">
            <text:p text:style-name="P73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8"/>
          </table:table-cell>
          <table:table-cell table:style-name="Таблица18.G34" office:value-type="string">
            <text:p text:style-name="P48"/>
          </table:table-cell>
        </table:table-row>
        <table:table-row table:style-name="Таблица18.2">
          <table:table-cell table:style-name="Таблица18.A2" office:value-type="string">
            <text:list xml:id="list833351889334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8.B35" office:value-type="string">
            <text:p text:style-name="P89">Цуканов Владислав</text:p>
          </table:table-cell>
          <table:table-cell table:style-name="Таблица18.C35" office:value-type="string">
            <text:p text:style-name="P50">11-В</text:p>
          </table:table-cell>
          <table:table-cell table:style-name="Таблица18.D35" office:value-type="string">
            <text:p text:style-name="P73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8"/>
          </table:table-cell>
          <table:table-cell table:style-name="Таблица18.G35" office:value-type="string">
            <text:p text:style-name="P48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335783831533" text:continue-list="list83335188933406" text:style-name="L2">
              <text:list-item text:start-value="1">
                <text:p text:style-name="P98"/>
              </text:list-item>
            </text:list>
          </table:table-cell>
          <table:table-cell table:style-name="Таблица3.B2" office:value-type="string">
            <text:p text:style-name="P51">Ахмєдов Мушфіг</text:p>
          </table:table-cell>
          <table:table-cell table:style-name="Таблица3.C2" office:value-type="string">
            <text:p text:style-name="P52">10-Б</text:p>
          </table:table-cell>
          <table:table-cell table:style-name="Таблица3.D2" office:value-type="string">
            <text:p text:style-name="P41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1"/>
          </table:table-cell>
          <table:table-cell table:style-name="Таблица3.G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8241538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2">10-Б</text:p>
          </table:table-cell>
          <table:table-cell table:style-name="Таблица3.D3" office:value-type="string">
            <text:p text:style-name="P41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1"/>
          </table:table-cell>
          <table:table-cell table:style-name="Таблица3.G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458444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2">10-Б</text:p>
          </table:table-cell>
          <table:table-cell table:style-name="Таблица3.D4" office:value-type="string">
            <text:p text:style-name="P41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1"/>
          </table:table-cell>
          <table:table-cell table:style-name="Таблица3.G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0911683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2">10-Б</text:p>
          </table:table-cell>
          <table:table-cell table:style-name="Таблица3.D5" office:value-type="string">
            <text:p text:style-name="P41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1"/>
          </table:table-cell>
          <table:table-cell table:style-name="Таблица3.G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1584413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2">10-Б</text:p>
          </table:table-cell>
          <table:table-cell table:style-name="Таблица3.D6" office:value-type="string">
            <text:p text:style-name="P41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1"/>
          </table:table-cell>
          <table:table-cell table:style-name="Таблица3.G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1689240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2">10-Б</text:p>
          </table:table-cell>
          <table:table-cell table:style-name="Таблица3.D7" office:value-type="string">
            <text:p text:style-name="P41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1"/>
          </table:table-cell>
          <table:table-cell table:style-name="Таблица3.G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7344847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2">10-Б</text:p>
          </table:table-cell>
          <table:table-cell table:style-name="Таблица3.D8" office:value-type="string">
            <text:p text:style-name="P41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1"/>
          </table:table-cell>
          <table:table-cell table:style-name="Таблица3.G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3996937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2">10-Б</text:p>
          </table:table-cell>
          <table:table-cell table:style-name="Таблица3.D9" office:value-type="string">
            <text:p text:style-name="P41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1"/>
          </table:table-cell>
          <table:table-cell table:style-name="Таблица3.G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3927524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2">10-Б</text:p>
          </table:table-cell>
          <table:table-cell table:style-name="Таблица3.D10" office:value-type="string">
            <text:p text:style-name="P41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1"/>
          </table:table-cell>
          <table:table-cell table:style-name="Таблица3.G1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1882768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2">10-Б</text:p>
          </table:table-cell>
          <table:table-cell table:style-name="Таблица3.D11" office:value-type="string">
            <text:p text:style-name="P41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1"/>
          </table:table-cell>
          <table:table-cell table:style-name="Таблица3.G1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39541367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2">10-Б</text:p>
          </table:table-cell>
          <table:table-cell table:style-name="Таблица3.D12" office:value-type="string">
            <text:p text:style-name="P41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1"/>
          </table:table-cell>
          <table:table-cell table:style-name="Таблица3.G1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38735014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2">10-Б</text:p>
          </table:table-cell>
          <table:table-cell table:style-name="Таблица3.D13" office:value-type="string">
            <text:p text:style-name="P41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1"/>
          </table:table-cell>
          <table:table-cell table:style-name="Таблица3.G1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8909587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2">10-Б</text:p>
          </table:table-cell>
          <table:table-cell table:style-name="Таблица3.D14" office:value-type="string">
            <text:p text:style-name="P41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1"/>
          </table:table-cell>
          <table:table-cell table:style-name="Таблица3.G1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8726368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2">10-Б</text:p>
          </table:table-cell>
          <table:table-cell table:style-name="Таблица3.D15" office:value-type="string">
            <text:p text:style-name="P41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1"/>
          </table:table-cell>
          <table:table-cell table:style-name="Таблица3.G15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1974424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2">10-Б</text:p>
          </table:table-cell>
          <table:table-cell table:style-name="Таблица3.D16" office:value-type="string">
            <text:p text:style-name="P41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1"/>
          </table:table-cell>
          <table:table-cell table:style-name="Таблица3.G16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4115121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2">10-Б</text:p>
          </table:table-cell>
          <table:table-cell table:style-name="Таблица3.D17" office:value-type="string">
            <text:p text:style-name="P41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1"/>
          </table:table-cell>
          <table:table-cell table:style-name="Таблица3.G17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39272662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2">10-Б</text:p>
          </table:table-cell>
          <table:table-cell table:style-name="Таблица3.D18" office:value-type="string">
            <text:p text:style-name="P41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1"/>
          </table:table-cell>
          <table:table-cell table:style-name="Таблица3.G18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8077546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2">10-Б</text:p>
          </table:table-cell>
          <table:table-cell table:style-name="Таблица3.D19" office:value-type="string">
            <text:p text:style-name="P41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1"/>
          </table:table-cell>
          <table:table-cell table:style-name="Таблица3.G19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1259419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2">10-Б</text:p>
          </table:table-cell>
          <table:table-cell table:style-name="Таблица3.D20" office:value-type="string">
            <text:p text:style-name="P41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1"/>
          </table:table-cell>
          <table:table-cell table:style-name="Таблица3.G2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6544396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2">10-Б</text:p>
          </table:table-cell>
          <table:table-cell table:style-name="Таблица3.D21" office:value-type="string">
            <text:p text:style-name="P41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1"/>
          </table:table-cell>
          <table:table-cell table:style-name="Таблица3.G21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50013031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2">10-Б</text:p>
          </table:table-cell>
          <table:table-cell table:style-name="Таблица3.D22" office:value-type="string">
            <text:p text:style-name="P41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1"/>
          </table:table-cell>
          <table:table-cell table:style-name="Таблица3.G22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1938953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2">10-Б</text:p>
          </table:table-cell>
          <table:table-cell table:style-name="Таблица3.D23" office:value-type="string">
            <text:p text:style-name="P41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1"/>
          </table:table-cell>
          <table:table-cell table:style-name="Таблица3.G23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39745216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2">10-Б</text:p>
          </table:table-cell>
          <table:table-cell table:style-name="Таблица3.D24" office:value-type="string">
            <text:p text:style-name="P41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1"/>
          </table:table-cell>
          <table:table-cell table:style-name="Таблица3.G24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3349099764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3354085896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51">Цуканов Владислав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52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3341943938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3343802664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3339433871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3346419594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2">10-Б</text:p>
          </table:table-cell>
          <table:table-cell table:style-name="Таблица3.D30" office:value-type="string">
            <text:p text:style-name="P41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1"/>
          </table:table-cell>
          <table:table-cell table:style-name="Таблица3.G30" office:value-type="string">
            <text:p text:style-name="P42"/>
          </table:table-cell>
        </table:table-row>
        <table:table-row table:style-name="Таблица3.2">
          <table:table-cell table:style-name="Таблица3.A2" office:value-type="string">
            <text:list xml:id="list833339503901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3.B31" office:value-type="string">
            <text:p text:style-name="P41"/>
          </table:table-cell>
          <table:table-cell table:style-name="Таблица3.C31" office:value-type="string">
            <text:p text:style-name="P49"/>
          </table:table-cell>
          <table:table-cell table:style-name="Таблица3.D31" office:value-type="string">
            <text:p text:style-name="P41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1"/>
          </table:table-cell>
          <table:table-cell table:style-name="Таблица3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5">№</text:p>
          </table:table-cell>
          <table:table-cell table:style-name="Таблица4.A1" office:value-type="string">
            <text:p text:style-name="P75">Прізвище, ім’я учня</text:p>
          </table:table-cell>
          <table:table-cell table:style-name="Таблица4.A1" office:value-type="string">
            <text:p text:style-name="P75">Клас</text:p>
          </table:table-cell>
          <table:table-cell table:style-name="Таблица4.A1" office:value-type="string">
            <text:p text:style-name="P75">Дата інструктажу</text:p>
          </table:table-cell>
          <table:table-cell table:style-name="Таблица4.A1" office:value-type="string">
            <text:p text:style-name="P75">Назва інструктажу</text:p>
          </table:table-cell>
          <table:table-cell table:style-name="Таблица4.A1" office:value-type="string">
            <text:p text:style-name="P75">Підпис учня</text:p>
          </table:table-cell>
          <table:table-cell table:style-name="Таблица4.G1" office:value-type="string">
            <text:p text:style-name="P75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334579979858" text:continue-list="list83333950390183" text:style-name="L2">
              <text:list-item text:start-value="1">
                <text:p text:style-name="P105"/>
              </text:list-item>
            </text:list>
          </table:table-cell>
          <table:table-cell table:style-name="Таблица4.B2" office:value-type="string">
            <text:p text:style-name="P80">Байдин Никита</text:p>
          </table:table-cell>
          <table:table-cell table:style-name="Таблица4.C2" office:value-type="string">
            <text:p text:style-name="P81">10-В</text:p>
          </table:table-cell>
          <table:table-cell table:style-name="Таблица4.D2" office:value-type="string">
            <text:p text:style-name="P78"/>
          </table:table-cell>
          <table:table-cell table:style-name="Таблица4.E2" office:value-type="string">
            <text:p text:style-name="P75">первинний</text:p>
          </table:table-cell>
          <table:table-cell table:style-name="Таблица4.F2" office:value-type="string">
            <text:p text:style-name="P78"/>
          </table:table-cell>
          <table:table-cell table:style-name="Таблица4.G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02365352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" office:value-type="string">
            <text:p text:style-name="P74">Баришніков Дмитро</text:p>
          </table:table-cell>
          <table:table-cell table:style-name="Таблица4.C3" office:value-type="string">
            <text:p text:style-name="P81">10-В</text:p>
          </table:table-cell>
          <table:table-cell table:style-name="Таблица4.D3" office:value-type="string">
            <text:p text:style-name="P78"/>
          </table:table-cell>
          <table:table-cell table:style-name="Таблица4.E3" office:value-type="string">
            <text:p text:style-name="P75">первинний</text:p>
          </table:table-cell>
          <table:table-cell table:style-name="Таблица4.F3" office:value-type="string">
            <text:p text:style-name="P78"/>
          </table:table-cell>
          <table:table-cell table:style-name="Таблица4.G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5058696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4" office:value-type="string">
            <text:p text:style-name="P74">Веселов Михайло</text:p>
          </table:table-cell>
          <table:table-cell table:style-name="Таблица4.C4" office:value-type="string">
            <text:p text:style-name="P81">10-В</text:p>
          </table:table-cell>
          <table:table-cell table:style-name="Таблица4.D4" office:value-type="string">
            <text:p text:style-name="P78"/>
          </table:table-cell>
          <table:table-cell table:style-name="Таблица4.E4" office:value-type="string">
            <text:p text:style-name="P75">первинний</text:p>
          </table:table-cell>
          <table:table-cell table:style-name="Таблица4.F4" office:value-type="string">
            <text:p text:style-name="P78"/>
          </table:table-cell>
          <table:table-cell table:style-name="Таблица4.G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45085477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5" office:value-type="string">
            <text:p text:style-name="P74">Височанський Владислав</text:p>
          </table:table-cell>
          <table:table-cell table:style-name="Таблица4.C5" office:value-type="string">
            <text:p text:style-name="P81">10-В</text:p>
          </table:table-cell>
          <table:table-cell table:style-name="Таблица4.D5" office:value-type="string">
            <text:p text:style-name="P78"/>
          </table:table-cell>
          <table:table-cell table:style-name="Таблица4.E5" office:value-type="string">
            <text:p text:style-name="P75">первинний</text:p>
          </table:table-cell>
          <table:table-cell table:style-name="Таблица4.F5" office:value-type="string">
            <text:p text:style-name="P78"/>
          </table:table-cell>
          <table:table-cell table:style-name="Таблица4.G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16296692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6" office:value-type="string">
            <text:p text:style-name="P74">Волобуєва Тетяна</text:p>
          </table:table-cell>
          <table:table-cell table:style-name="Таблица4.C6" office:value-type="string">
            <text:p text:style-name="P81">10-В</text:p>
          </table:table-cell>
          <table:table-cell table:style-name="Таблица4.D6" office:value-type="string">
            <text:p text:style-name="P78"/>
          </table:table-cell>
          <table:table-cell table:style-name="Таблица4.E6" office:value-type="string">
            <text:p text:style-name="P75">первинний</text:p>
          </table:table-cell>
          <table:table-cell table:style-name="Таблица4.F6" office:value-type="string">
            <text:p text:style-name="P78"/>
          </table:table-cell>
          <table:table-cell table:style-name="Таблица4.G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67629929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7" office:value-type="string">
            <text:p text:style-name="P74">Дудкіна Ганна</text:p>
          </table:table-cell>
          <table:table-cell table:style-name="Таблица4.C7" office:value-type="string">
            <text:p text:style-name="P81">10-В</text:p>
          </table:table-cell>
          <table:table-cell table:style-name="Таблица4.D7" office:value-type="string">
            <text:p text:style-name="P78"/>
          </table:table-cell>
          <table:table-cell table:style-name="Таблица4.E7" office:value-type="string">
            <text:p text:style-name="P75">первинний</text:p>
          </table:table-cell>
          <table:table-cell table:style-name="Таблица4.F7" office:value-type="string">
            <text:p text:style-name="P78"/>
          </table:table-cell>
          <table:table-cell table:style-name="Таблица4.G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61869774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8" office:value-type="string">
            <text:p text:style-name="P74">Єгіазарян Давіт</text:p>
          </table:table-cell>
          <table:table-cell table:style-name="Таблица4.C8" office:value-type="string">
            <text:p text:style-name="P81">10-В</text:p>
          </table:table-cell>
          <table:table-cell table:style-name="Таблица4.D8" office:value-type="string">
            <text:p text:style-name="P78"/>
          </table:table-cell>
          <table:table-cell table:style-name="Таблица4.E8" office:value-type="string">
            <text:p text:style-name="P75">первинний</text:p>
          </table:table-cell>
          <table:table-cell table:style-name="Таблица4.F8" office:value-type="string">
            <text:p text:style-name="P78"/>
          </table:table-cell>
          <table:table-cell table:style-name="Таблица4.G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38757647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9" office:value-type="string">
            <text:p text:style-name="P74">Замишляєва Ганна</text:p>
          </table:table-cell>
          <table:table-cell table:style-name="Таблица4.C9" office:value-type="string">
            <text:p text:style-name="P81">10-В</text:p>
          </table:table-cell>
          <table:table-cell table:style-name="Таблица4.D9" office:value-type="string">
            <text:p text:style-name="P78"/>
          </table:table-cell>
          <table:table-cell table:style-name="Таблица4.E9" office:value-type="string">
            <text:p text:style-name="P75">первинний</text:p>
          </table:table-cell>
          <table:table-cell table:style-name="Таблица4.F9" office:value-type="string">
            <text:p text:style-name="P78"/>
          </table:table-cell>
          <table:table-cell table:style-name="Таблица4.G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46603305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0" office:value-type="string">
            <text:p text:style-name="P74">Земляний Олександр</text:p>
          </table:table-cell>
          <table:table-cell table:style-name="Таблица4.C10" office:value-type="string">
            <text:p text:style-name="P81">10-В</text:p>
          </table:table-cell>
          <table:table-cell table:style-name="Таблица4.D10" office:value-type="string">
            <text:p text:style-name="P78"/>
          </table:table-cell>
          <table:table-cell table:style-name="Таблица4.E10" office:value-type="string">
            <text:p text:style-name="P75">первинний</text:p>
          </table:table-cell>
          <table:table-cell table:style-name="Таблица4.F10" office:value-type="string">
            <text:p text:style-name="P78"/>
          </table:table-cell>
          <table:table-cell table:style-name="Таблица4.G1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25698318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1" office:value-type="string">
            <text:p text:style-name="P74">Іванісов Денис</text:p>
          </table:table-cell>
          <table:table-cell table:style-name="Таблица4.C11" office:value-type="string">
            <text:p text:style-name="P81">10-В</text:p>
          </table:table-cell>
          <table:table-cell table:style-name="Таблица4.D11" office:value-type="string">
            <text:p text:style-name="P78"/>
          </table:table-cell>
          <table:table-cell table:style-name="Таблица4.E11" office:value-type="string">
            <text:p text:style-name="P75">первинний</text:p>
          </table:table-cell>
          <table:table-cell table:style-name="Таблица4.F11" office:value-type="string">
            <text:p text:style-name="P78"/>
          </table:table-cell>
          <table:table-cell table:style-name="Таблица4.G1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77365679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2" office:value-type="string">
            <text:p text:style-name="P74">Коваль Наталія</text:p>
          </table:table-cell>
          <table:table-cell table:style-name="Таблица4.C12" office:value-type="string">
            <text:p text:style-name="P81">10-В</text:p>
          </table:table-cell>
          <table:table-cell table:style-name="Таблица4.D12" office:value-type="string">
            <text:p text:style-name="P78"/>
          </table:table-cell>
          <table:table-cell table:style-name="Таблица4.E12" office:value-type="string">
            <text:p text:style-name="P75">первинний</text:p>
          </table:table-cell>
          <table:table-cell table:style-name="Таблица4.F12" office:value-type="string">
            <text:p text:style-name="P78"/>
          </table:table-cell>
          <table:table-cell table:style-name="Таблица4.G1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50794199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3" office:value-type="string">
            <text:p text:style-name="P74">Ковальов Юрій</text:p>
          </table:table-cell>
          <table:table-cell table:style-name="Таблица4.C13" office:value-type="string">
            <text:p text:style-name="P81">10-В</text:p>
          </table:table-cell>
          <table:table-cell table:style-name="Таблица4.D13" office:value-type="string">
            <text:p text:style-name="P78"/>
          </table:table-cell>
          <table:table-cell table:style-name="Таблица4.E13" office:value-type="string">
            <text:p text:style-name="P75">первинний</text:p>
          </table:table-cell>
          <table:table-cell table:style-name="Таблица4.F13" office:value-type="string">
            <text:p text:style-name="P78"/>
          </table:table-cell>
          <table:table-cell table:style-name="Таблица4.G1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08963014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4" office:value-type="string">
            <text:p text:style-name="P74">Кряж Дмитро</text:p>
          </table:table-cell>
          <table:table-cell table:style-name="Таблица4.C14" office:value-type="string">
            <text:p text:style-name="P81">10-В</text:p>
          </table:table-cell>
          <table:table-cell table:style-name="Таблица4.D14" office:value-type="string">
            <text:p text:style-name="P78"/>
          </table:table-cell>
          <table:table-cell table:style-name="Таблица4.E14" office:value-type="string">
            <text:p text:style-name="P75">первинний</text:p>
          </table:table-cell>
          <table:table-cell table:style-name="Таблица4.F14" office:value-type="string">
            <text:p text:style-name="P78"/>
          </table:table-cell>
          <table:table-cell table:style-name="Таблица4.G1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24337333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5" office:value-type="string">
            <text:p text:style-name="P74">Куршубадзе Еліта</text:p>
          </table:table-cell>
          <table:table-cell table:style-name="Таблица4.C15" office:value-type="string">
            <text:p text:style-name="P81">10-В</text:p>
          </table:table-cell>
          <table:table-cell table:style-name="Таблица4.D15" office:value-type="string">
            <text:p text:style-name="P78"/>
          </table:table-cell>
          <table:table-cell table:style-name="Таблица4.E15" office:value-type="string">
            <text:p text:style-name="P75">первинний</text:p>
          </table:table-cell>
          <table:table-cell table:style-name="Таблица4.F15" office:value-type="string">
            <text:p text:style-name="P78"/>
          </table:table-cell>
          <table:table-cell table:style-name="Таблица4.G15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52505140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6" office:value-type="string">
            <text:p text:style-name="P74">Лебідь Вікторія</text:p>
          </table:table-cell>
          <table:table-cell table:style-name="Таблица4.C16" office:value-type="string">
            <text:p text:style-name="P81">10-В</text:p>
          </table:table-cell>
          <table:table-cell table:style-name="Таблица4.D16" office:value-type="string">
            <text:p text:style-name="P78"/>
          </table:table-cell>
          <table:table-cell table:style-name="Таблица4.E16" office:value-type="string">
            <text:p text:style-name="P75">первинний</text:p>
          </table:table-cell>
          <table:table-cell table:style-name="Таблица4.F16" office:value-type="string">
            <text:p text:style-name="P78"/>
          </table:table-cell>
          <table:table-cell table:style-name="Таблица4.G16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5016061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7" office:value-type="string">
            <text:p text:style-name="P74">Луценко Олександр</text:p>
          </table:table-cell>
          <table:table-cell table:style-name="Таблица4.C17" office:value-type="string">
            <text:p text:style-name="P81">10-В</text:p>
          </table:table-cell>
          <table:table-cell table:style-name="Таблица4.D17" office:value-type="string">
            <text:p text:style-name="P78"/>
          </table:table-cell>
          <table:table-cell table:style-name="Таблица4.E17" office:value-type="string">
            <text:p text:style-name="P75">первинний</text:p>
          </table:table-cell>
          <table:table-cell table:style-name="Таблица4.F17" office:value-type="string">
            <text:p text:style-name="P78"/>
          </table:table-cell>
          <table:table-cell table:style-name="Таблица4.G17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56986967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8" office:value-type="string">
            <text:p text:style-name="P74">Малахов Руслан</text:p>
          </table:table-cell>
          <table:table-cell table:style-name="Таблица4.C18" office:value-type="string">
            <text:p text:style-name="P81">10-В</text:p>
          </table:table-cell>
          <table:table-cell table:style-name="Таблица4.D18" office:value-type="string">
            <text:p text:style-name="P78"/>
          </table:table-cell>
          <table:table-cell table:style-name="Таблица4.E18" office:value-type="string">
            <text:p text:style-name="P75">первинний</text:p>
          </table:table-cell>
          <table:table-cell table:style-name="Таблица4.F18" office:value-type="string">
            <text:p text:style-name="P78"/>
          </table:table-cell>
          <table:table-cell table:style-name="Таблица4.G18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76039485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19" office:value-type="string">
            <text:p text:style-name="P74">Мельничук Єгор</text:p>
          </table:table-cell>
          <table:table-cell table:style-name="Таблица4.C19" office:value-type="string">
            <text:p text:style-name="P81">10-В</text:p>
          </table:table-cell>
          <table:table-cell table:style-name="Таблица4.D19" office:value-type="string">
            <text:p text:style-name="P78"/>
          </table:table-cell>
          <table:table-cell table:style-name="Таблица4.E19" office:value-type="string">
            <text:p text:style-name="P75">первинний</text:p>
          </table:table-cell>
          <table:table-cell table:style-name="Таблица4.F19" office:value-type="string">
            <text:p text:style-name="P78"/>
          </table:table-cell>
          <table:table-cell table:style-name="Таблица4.G1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61118215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0" office:value-type="string">
            <text:p text:style-name="P74">Мирошніченко Яким</text:p>
          </table:table-cell>
          <table:table-cell table:style-name="Таблица4.C20" office:value-type="string">
            <text:p text:style-name="P81">10-В</text:p>
          </table:table-cell>
          <table:table-cell table:style-name="Таблица4.D20" office:value-type="string">
            <text:p text:style-name="P78"/>
          </table:table-cell>
          <table:table-cell table:style-name="Таблица4.E20" office:value-type="string">
            <text:p text:style-name="P75">первинний</text:p>
          </table:table-cell>
          <table:table-cell table:style-name="Таблица4.F20" office:value-type="string">
            <text:p text:style-name="P78"/>
          </table:table-cell>
          <table:table-cell table:style-name="Таблица4.G2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548522899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1" office:value-type="string">
            <text:p text:style-name="P74">Мікулін Микита</text:p>
          </table:table-cell>
          <table:table-cell table:style-name="Таблица4.C21" office:value-type="string">
            <text:p text:style-name="P81">10-В</text:p>
          </table:table-cell>
          <table:table-cell table:style-name="Таблица4.D21" office:value-type="string">
            <text:p text:style-name="P78"/>
          </table:table-cell>
          <table:table-cell table:style-name="Таблица4.E21" office:value-type="string">
            <text:p text:style-name="P75">первинний</text:p>
          </table:table-cell>
          <table:table-cell table:style-name="Таблица4.F21" office:value-type="string">
            <text:p text:style-name="P78"/>
          </table:table-cell>
          <table:table-cell table:style-name="Таблица4.G21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33615948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2" office:value-type="string">
            <text:p text:style-name="P74">Насонова Анна</text:p>
          </table:table-cell>
          <table:table-cell table:style-name="Таблица4.C22" office:value-type="string">
            <text:p text:style-name="P81">10-В</text:p>
          </table:table-cell>
          <table:table-cell table:style-name="Таблица4.D22" office:value-type="string">
            <text:p text:style-name="P78"/>
          </table:table-cell>
          <table:table-cell table:style-name="Таблица4.E22" office:value-type="string">
            <text:p text:style-name="P75">первинний</text:p>
          </table:table-cell>
          <table:table-cell table:style-name="Таблица4.F22" office:value-type="string">
            <text:p text:style-name="P78"/>
          </table:table-cell>
          <table:table-cell table:style-name="Таблица4.G2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9963589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3" office:value-type="string">
            <text:p text:style-name="P74">Овчиннікова Тетяна</text:p>
          </table:table-cell>
          <table:table-cell table:style-name="Таблица4.C23" office:value-type="string">
            <text:p text:style-name="P81">10-В</text:p>
          </table:table-cell>
          <table:table-cell table:style-name="Таблица4.D23" office:value-type="string">
            <text:p text:style-name="P78"/>
          </table:table-cell>
          <table:table-cell table:style-name="Таблица4.E23" office:value-type="string">
            <text:p text:style-name="P75">первинний</text:p>
          </table:table-cell>
          <table:table-cell table:style-name="Таблица4.F23" office:value-type="string">
            <text:p text:style-name="P78"/>
          </table:table-cell>
          <table:table-cell table:style-name="Таблица4.G23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38503209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4" office:value-type="string">
            <text:p text:style-name="P74">Осадчий Євген</text:p>
          </table:table-cell>
          <table:table-cell table:style-name="Таблица4.C24" office:value-type="string">
            <text:p text:style-name="P81">10-В</text:p>
          </table:table-cell>
          <table:table-cell table:style-name="Таблица4.D24" office:value-type="string">
            <text:p text:style-name="P78"/>
          </table:table-cell>
          <table:table-cell table:style-name="Таблица4.E24" office:value-type="string">
            <text:p text:style-name="P75">первинний</text:p>
          </table:table-cell>
          <table:table-cell table:style-name="Таблица4.F24" office:value-type="string">
            <text:p text:style-name="P78"/>
          </table:table-cell>
          <table:table-cell table:style-name="Таблица4.G24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3349225069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арій Олен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505462402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осохов Максим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471636730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Продайвода Олександр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511670520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єтлічний Сергій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44200682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29" office:value-type="string">
            <text:p text:style-name="P74">Свірь Микита</text:p>
          </table:table-cell>
          <table:table-cell table:style-name="Таблица4.C29" office:value-type="string">
            <text:p text:style-name="P81">10-В</text:p>
          </table:table-cell>
          <table:table-cell table:style-name="Таблица4.D29" office:value-type="string">
            <text:p text:style-name="P78"/>
          </table:table-cell>
          <table:table-cell table:style-name="Таблица4.E29" office:value-type="string">
            <text:p text:style-name="P76">первинний</text:p>
          </table:table-cell>
          <table:table-cell table:style-name="Таблица4.F29" office:value-type="string">
            <text:p text:style-name="P78"/>
          </table:table-cell>
          <table:table-cell table:style-name="Таблица4.G29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449624158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0" office:value-type="string">
            <text:p text:style-name="P74">Семеренко Ярослав</text:p>
          </table:table-cell>
          <table:table-cell table:style-name="Таблица4.C30" office:value-type="string">
            <text:p text:style-name="P81">10-В</text:p>
          </table:table-cell>
          <table:table-cell table:style-name="Таблица4.D30" office:value-type="string">
            <text:p text:style-name="P78"/>
          </table:table-cell>
          <table:table-cell table:style-name="Таблица4.E30" office:value-type="string">
            <text:p text:style-name="P77">первинний</text:p>
          </table:table-cell>
          <table:table-cell table:style-name="Таблица4.F30" office:value-type="string">
            <text:p text:style-name="P78"/>
          </table:table-cell>
          <table:table-cell table:style-name="Таблица4.G30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575377597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бур Марина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406887855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2" office:value-type="string">
            <text:p text:style-name="P74">Сотник Володимир</text:p>
          </table:table-cell>
          <table:table-cell table:style-name="Таблица4.C32" office:value-type="string">
            <text:p text:style-name="P81">10-В</text:p>
          </table:table-cell>
          <table:table-cell table:style-name="Таблица4.D32" office:value-type="string">
            <text:p text:style-name="P78"/>
          </table:table-cell>
          <table:table-cell table:style-name="Таблица4.E32" office:value-type="string">
            <text:p text:style-name="P77">первинний</text:p>
          </table:table-cell>
          <table:table-cell table:style-name="Таблица4.F32" office:value-type="string">
            <text:p text:style-name="P78"/>
          </table:table-cell>
          <table:table-cell table:style-name="Таблица4.G32" office:value-type="string">
            <text:p text:style-name="P79"/>
          </table:table-cell>
        </table:table-row>
        <table:table-row table:style-name="Таблица4.2">
          <table:table-cell table:style-name="Таблица4.A2" office:value-type="string">
            <text:list xml:id="list8333422291953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4.B33" office:value-type="string">
            <text:p text:style-name="P74">Стуконог Каріна</text:p>
          </table:table-cell>
          <table:table-cell table:style-name="Таблица4.C33" office:value-type="string">
            <text:p text:style-name="P81">10-В</text:p>
          </table:table-cell>
          <table:table-cell table:style-name="Таблица4.D33" office:value-type="string">
            <text:p text:style-name="P78"/>
          </table:table-cell>
          <table:table-cell table:style-name="Таблица4.E33" office:value-type="string">
            <text:p text:style-name="P77">первинний</text:p>
          </table:table-cell>
          <table:table-cell table:style-name="Таблица4.F33" office:value-type="string">
            <text:p text:style-name="P78"/>
          </table:table-cell>
          <table:table-cell table:style-name="Таблица4.G33" office:value-type="string">
            <text:p text:style-name="P7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334168432702" text:continue-list="list83334222919537" text:style-name="L2">
              <text:list-item text:start-value="1">
                <text:p text:style-name="P98"/>
              </text:list-item>
            </text:list>
          </table:table-cell>
          <table:table-cell table:style-name="Таблица5.B2" office:value-type="string">
            <text:p text:style-name="P51">Ахмєдов Мушфіг</text:p>
          </table:table-cell>
          <table:table-cell table:style-name="Таблица5.C2" office:value-type="string">
            <text:p text:style-name="P52">10-Б</text:p>
          </table:table-cell>
          <table:table-cell table:style-name="Таблица5.D2" office:value-type="string">
            <text:p text:style-name="P41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1"/>
          </table:table-cell>
          <table:table-cell table:style-name="Таблица5.G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4367547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2">10-Б</text:p>
          </table:table-cell>
          <table:table-cell table:style-name="Таблица5.D3" office:value-type="string">
            <text:p text:style-name="P41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1"/>
          </table:table-cell>
          <table:table-cell table:style-name="Таблица5.G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2752396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2">10-Б</text:p>
          </table:table-cell>
          <table:table-cell table:style-name="Таблица5.D4" office:value-type="string">
            <text:p text:style-name="P41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1"/>
          </table:table-cell>
          <table:table-cell table:style-name="Таблица5.G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498880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2">10-Б</text:p>
          </table:table-cell>
          <table:table-cell table:style-name="Таблица5.D5" office:value-type="string">
            <text:p text:style-name="P41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1"/>
          </table:table-cell>
          <table:table-cell table:style-name="Таблица5.G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5442615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2">10-Б</text:p>
          </table:table-cell>
          <table:table-cell table:style-name="Таблица5.D6" office:value-type="string">
            <text:p text:style-name="P41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1"/>
          </table:table-cell>
          <table:table-cell table:style-name="Таблица5.G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8164751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2">10-Б</text:p>
          </table:table-cell>
          <table:table-cell table:style-name="Таблица5.D7" office:value-type="string">
            <text:p text:style-name="P41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1"/>
          </table:table-cell>
          <table:table-cell table:style-name="Таблица5.G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3822513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2">10-Б</text:p>
          </table:table-cell>
          <table:table-cell table:style-name="Таблица5.D8" office:value-type="string">
            <text:p text:style-name="P41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1"/>
          </table:table-cell>
          <table:table-cell table:style-name="Таблица5.G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883491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2">10-Б</text:p>
          </table:table-cell>
          <table:table-cell table:style-name="Таблица5.D9" office:value-type="string">
            <text:p text:style-name="P41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1"/>
          </table:table-cell>
          <table:table-cell table:style-name="Таблица5.G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0928488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2">10-Б</text:p>
          </table:table-cell>
          <table:table-cell table:style-name="Таблица5.D10" office:value-type="string">
            <text:p text:style-name="P41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1"/>
          </table:table-cell>
          <table:table-cell table:style-name="Таблица5.G1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5015617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2">10-Б</text:p>
          </table:table-cell>
          <table:table-cell table:style-name="Таблица5.D11" office:value-type="string">
            <text:p text:style-name="P41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1"/>
          </table:table-cell>
          <table:table-cell table:style-name="Таблица5.G1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1245923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2">10-Б</text:p>
          </table:table-cell>
          <table:table-cell table:style-name="Таблица5.D12" office:value-type="string">
            <text:p text:style-name="P41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1"/>
          </table:table-cell>
          <table:table-cell table:style-name="Таблица5.G1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1088161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2">10-Б</text:p>
          </table:table-cell>
          <table:table-cell table:style-name="Таблица5.D13" office:value-type="string">
            <text:p text:style-name="P41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1"/>
          </table:table-cell>
          <table:table-cell table:style-name="Таблица5.G1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5088026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2">10-Б</text:p>
          </table:table-cell>
          <table:table-cell table:style-name="Таблица5.D14" office:value-type="string">
            <text:p text:style-name="P41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1"/>
          </table:table-cell>
          <table:table-cell table:style-name="Таблица5.G1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7267597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2">10-Б</text:p>
          </table:table-cell>
          <table:table-cell table:style-name="Таблица5.D15" office:value-type="string">
            <text:p text:style-name="P41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1"/>
          </table:table-cell>
          <table:table-cell table:style-name="Таблица5.G15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2880087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2">10-Б</text:p>
          </table:table-cell>
          <table:table-cell table:style-name="Таблица5.D16" office:value-type="string">
            <text:p text:style-name="P41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1"/>
          </table:table-cell>
          <table:table-cell table:style-name="Таблица5.G16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938497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2">10-Б</text:p>
          </table:table-cell>
          <table:table-cell table:style-name="Таблица5.D17" office:value-type="string">
            <text:p text:style-name="P41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1"/>
          </table:table-cell>
          <table:table-cell table:style-name="Таблица5.G17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4680294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2">10-Б</text:p>
          </table:table-cell>
          <table:table-cell table:style-name="Таблица5.D18" office:value-type="string">
            <text:p text:style-name="P41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1"/>
          </table:table-cell>
          <table:table-cell table:style-name="Таблица5.G18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1769169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2">10-Б</text:p>
          </table:table-cell>
          <table:table-cell table:style-name="Таблица5.D19" office:value-type="string">
            <text:p text:style-name="P41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1"/>
          </table:table-cell>
          <table:table-cell table:style-name="Таблица5.G19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6244649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2">10-Б</text:p>
          </table:table-cell>
          <table:table-cell table:style-name="Таблица5.D20" office:value-type="string">
            <text:p text:style-name="P41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1"/>
          </table:table-cell>
          <table:table-cell table:style-name="Таблица5.G2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8034737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2">10-Б</text:p>
          </table:table-cell>
          <table:table-cell table:style-name="Таблица5.D21" office:value-type="string">
            <text:p text:style-name="P41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1"/>
          </table:table-cell>
          <table:table-cell table:style-name="Таблица5.G21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3923167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2">10-Б</text:p>
          </table:table-cell>
          <table:table-cell table:style-name="Таблица5.D22" office:value-type="string">
            <text:p text:style-name="P41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1"/>
          </table:table-cell>
          <table:table-cell table:style-name="Таблица5.G22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54941657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2">10-Б</text:p>
          </table:table-cell>
          <table:table-cell table:style-name="Таблица5.D23" office:value-type="string">
            <text:p text:style-name="P41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1"/>
          </table:table-cell>
          <table:table-cell table:style-name="Таблица5.G23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2505170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2">10-Б</text:p>
          </table:table-cell>
          <table:table-cell table:style-name="Таблица5.D24" office:value-type="string">
            <text:p text:style-name="P41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1"/>
          </table:table-cell>
          <table:table-cell table:style-name="Таблица5.G24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3344605790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3347937042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51">Цуканов Владислав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52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3342703248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3339828390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3343550860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3347515534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2">10-Б</text:p>
          </table:table-cell>
          <table:table-cell table:style-name="Таблица5.D30" office:value-type="string">
            <text:p text:style-name="P41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1"/>
          </table:table-cell>
          <table:table-cell table:style-name="Таблица5.G30" office:value-type="string">
            <text:p text:style-name="P42"/>
          </table:table-cell>
        </table:table-row>
        <table:table-row table:style-name="Таблица5.2">
          <table:table-cell table:style-name="Таблица5.A2" office:value-type="string">
            <text:list xml:id="list833350063247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5.B31" office:value-type="string">
            <text:p text:style-name="P41"/>
          </table:table-cell>
          <table:table-cell table:style-name="Таблица5.C31" office:value-type="string">
            <text:p text:style-name="P49"/>
          </table:table-cell>
          <table:table-cell table:style-name="Таблица5.D31" office:value-type="string">
            <text:p text:style-name="P41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1"/>
          </table:table-cell>
          <table:table-cell table:style-name="Таблица5.G31" office:value-type="string">
            <text:p text:style-name="P42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5">№</text:p>
          </table:table-cell>
          <table:table-cell table:style-name="Таблица6.A1" office:value-type="string">
            <text:p text:style-name="P75">Прізвище, ім’я учня</text:p>
          </table:table-cell>
          <table:table-cell table:style-name="Таблица6.A1" office:value-type="string">
            <text:p text:style-name="P75">Клас</text:p>
          </table:table-cell>
          <table:table-cell table:style-name="Таблица6.A1" office:value-type="string">
            <text:p text:style-name="P75">Дата інструктажу</text:p>
          </table:table-cell>
          <table:table-cell table:style-name="Таблица6.A1" office:value-type="string">
            <text:p text:style-name="P75">Назва інструктажу</text:p>
          </table:table-cell>
          <table:table-cell table:style-name="Таблица6.A1" office:value-type="string">
            <text:p text:style-name="P75">Підпис учня</text:p>
          </table:table-cell>
          <table:table-cell table:style-name="Таблица6.G1" office:value-type="string">
            <text:p text:style-name="P75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334117574693" text:continue-list="list83335006324721" text:style-name="L2">
              <text:list-item text:start-value="1">
                <text:p text:style-name="P105"/>
              </text:list-item>
            </text:list>
          </table:table-cell>
          <table:table-cell table:style-name="Таблица6.B2" office:value-type="string">
            <text:p text:style-name="P80">Байдин Никита</text:p>
          </table:table-cell>
          <table:table-cell table:style-name="Таблица6.C2" office:value-type="string">
            <text:p text:style-name="P81">10-В</text:p>
          </table:table-cell>
          <table:table-cell table:style-name="Таблица6.D2" office:value-type="string">
            <text:p text:style-name="P78"/>
          </table:table-cell>
          <table:table-cell table:style-name="Таблица6.E2" office:value-type="string">
            <text:p text:style-name="P75">первинний</text:p>
          </table:table-cell>
          <table:table-cell table:style-name="Таблица6.F2" office:value-type="string">
            <text:p text:style-name="P78"/>
          </table:table-cell>
          <table:table-cell table:style-name="Таблица6.G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0536760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" office:value-type="string">
            <text:p text:style-name="P74">Баришніков Дмитро</text:p>
          </table:table-cell>
          <table:table-cell table:style-name="Таблица6.C3" office:value-type="string">
            <text:p text:style-name="P81">10-В</text:p>
          </table:table-cell>
          <table:table-cell table:style-name="Таблица6.D3" office:value-type="string">
            <text:p text:style-name="P78"/>
          </table:table-cell>
          <table:table-cell table:style-name="Таблица6.E3" office:value-type="string">
            <text:p text:style-name="P75">первинний</text:p>
          </table:table-cell>
          <table:table-cell table:style-name="Таблица6.F3" office:value-type="string">
            <text:p text:style-name="P78"/>
          </table:table-cell>
          <table:table-cell table:style-name="Таблица6.G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167555269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4" office:value-type="string">
            <text:p text:style-name="P74">Веселов Михайло</text:p>
          </table:table-cell>
          <table:table-cell table:style-name="Таблица6.C4" office:value-type="string">
            <text:p text:style-name="P81">10-В</text:p>
          </table:table-cell>
          <table:table-cell table:style-name="Таблица6.D4" office:value-type="string">
            <text:p text:style-name="P78"/>
          </table:table-cell>
          <table:table-cell table:style-name="Таблица6.E4" office:value-type="string">
            <text:p text:style-name="P75">первинний</text:p>
          </table:table-cell>
          <table:table-cell table:style-name="Таблица6.F4" office:value-type="string">
            <text:p text:style-name="P78"/>
          </table:table-cell>
          <table:table-cell table:style-name="Таблица6.G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602744347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5" office:value-type="string">
            <text:p text:style-name="P74">Височанський Владислав</text:p>
          </table:table-cell>
          <table:table-cell table:style-name="Таблица6.C5" office:value-type="string">
            <text:p text:style-name="P81">10-В</text:p>
          </table:table-cell>
          <table:table-cell table:style-name="Таблица6.D5" office:value-type="string">
            <text:p text:style-name="P78"/>
          </table:table-cell>
          <table:table-cell table:style-name="Таблица6.E5" office:value-type="string">
            <text:p text:style-name="P75">первинний</text:p>
          </table:table-cell>
          <table:table-cell table:style-name="Таблица6.F5" office:value-type="string">
            <text:p text:style-name="P78"/>
          </table:table-cell>
          <table:table-cell table:style-name="Таблица6.G5" office:value-type="string">
            <text:p text:style-name="P78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3342229673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6" office:value-type="string">
            <text:p text:style-name="P74">Волобуєва Тетяна</text:p>
          </table:table-cell>
          <table:table-cell table:style-name="Таблица6.C6" office:value-type="string">
            <text:p text:style-name="P81">10-В</text:p>
          </table:table-cell>
          <table:table-cell table:style-name="Таблица6.D6" office:value-type="string">
            <text:p text:style-name="P78"/>
          </table:table-cell>
          <table:table-cell table:style-name="Таблица6.E6" office:value-type="string">
            <text:p text:style-name="P75">первинний</text:p>
          </table:table-cell>
          <table:table-cell table:style-name="Таблица6.F6" office:value-type="string">
            <text:p text:style-name="P78"/>
          </table:table-cell>
          <table:table-cell table:style-name="Таблица6.G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60109716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7" office:value-type="string">
            <text:p text:style-name="P74">Дудкіна Ганна</text:p>
          </table:table-cell>
          <table:table-cell table:style-name="Таблица6.C7" office:value-type="string">
            <text:p text:style-name="P81">10-В</text:p>
          </table:table-cell>
          <table:table-cell table:style-name="Таблица6.D7" office:value-type="string">
            <text:p text:style-name="P78"/>
          </table:table-cell>
          <table:table-cell table:style-name="Таблица6.E7" office:value-type="string">
            <text:p text:style-name="P75">первинний</text:p>
          </table:table-cell>
          <table:table-cell table:style-name="Таблица6.F7" office:value-type="string">
            <text:p text:style-name="P78"/>
          </table:table-cell>
          <table:table-cell table:style-name="Таблица6.G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06962805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8" office:value-type="string">
            <text:p text:style-name="P74">Єгіазарян Давіт</text:p>
          </table:table-cell>
          <table:table-cell table:style-name="Таблица6.C8" office:value-type="string">
            <text:p text:style-name="P81">10-В</text:p>
          </table:table-cell>
          <table:table-cell table:style-name="Таблица6.D8" office:value-type="string">
            <text:p text:style-name="P78"/>
          </table:table-cell>
          <table:table-cell table:style-name="Таблица6.E8" office:value-type="string">
            <text:p text:style-name="P75">первинний</text:p>
          </table:table-cell>
          <table:table-cell table:style-name="Таблица6.F8" office:value-type="string">
            <text:p text:style-name="P78"/>
          </table:table-cell>
          <table:table-cell table:style-name="Таблица6.G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66276052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9" office:value-type="string">
            <text:p text:style-name="P74">Замишляєва Ганна</text:p>
          </table:table-cell>
          <table:table-cell table:style-name="Таблица6.C9" office:value-type="string">
            <text:p text:style-name="P81">10-В</text:p>
          </table:table-cell>
          <table:table-cell table:style-name="Таблица6.D9" office:value-type="string">
            <text:p text:style-name="P78"/>
          </table:table-cell>
          <table:table-cell table:style-name="Таблица6.E9" office:value-type="string">
            <text:p text:style-name="P75">первинний</text:p>
          </table:table-cell>
          <table:table-cell table:style-name="Таблица6.F9" office:value-type="string">
            <text:p text:style-name="P78"/>
          </table:table-cell>
          <table:table-cell table:style-name="Таблица6.G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25156600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0" office:value-type="string">
            <text:p text:style-name="P74">Земляний Олександр</text:p>
          </table:table-cell>
          <table:table-cell table:style-name="Таблица6.C10" office:value-type="string">
            <text:p text:style-name="P81">10-В</text:p>
          </table:table-cell>
          <table:table-cell table:style-name="Таблица6.D10" office:value-type="string">
            <text:p text:style-name="P78"/>
          </table:table-cell>
          <table:table-cell table:style-name="Таблица6.E10" office:value-type="string">
            <text:p text:style-name="P75">первинний</text:p>
          </table:table-cell>
          <table:table-cell table:style-name="Таблица6.F10" office:value-type="string">
            <text:p text:style-name="P78"/>
          </table:table-cell>
          <table:table-cell table:style-name="Таблица6.G1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514042287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1" office:value-type="string">
            <text:p text:style-name="P74">Іванісов Денис</text:p>
          </table:table-cell>
          <table:table-cell table:style-name="Таблица6.C11" office:value-type="string">
            <text:p text:style-name="P81">10-В</text:p>
          </table:table-cell>
          <table:table-cell table:style-name="Таблица6.D11" office:value-type="string">
            <text:p text:style-name="P78"/>
          </table:table-cell>
          <table:table-cell table:style-name="Таблица6.E11" office:value-type="string">
            <text:p text:style-name="P75">первинний</text:p>
          </table:table-cell>
          <table:table-cell table:style-name="Таблица6.F11" office:value-type="string">
            <text:p text:style-name="P78"/>
          </table:table-cell>
          <table:table-cell table:style-name="Таблица6.G1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35625778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2" office:value-type="string">
            <text:p text:style-name="P74">Коваль Наталія</text:p>
          </table:table-cell>
          <table:table-cell table:style-name="Таблица6.C12" office:value-type="string">
            <text:p text:style-name="P81">10-В</text:p>
          </table:table-cell>
          <table:table-cell table:style-name="Таблица6.D12" office:value-type="string">
            <text:p text:style-name="P78"/>
          </table:table-cell>
          <table:table-cell table:style-name="Таблица6.E12" office:value-type="string">
            <text:p text:style-name="P75">первинний</text:p>
          </table:table-cell>
          <table:table-cell table:style-name="Таблица6.F12" office:value-type="string">
            <text:p text:style-name="P78"/>
          </table:table-cell>
          <table:table-cell table:style-name="Таблица6.G1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04345753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3" office:value-type="string">
            <text:p text:style-name="P74">Ковальов Юрій</text:p>
          </table:table-cell>
          <table:table-cell table:style-name="Таблица6.C13" office:value-type="string">
            <text:p text:style-name="P81">10-В</text:p>
          </table:table-cell>
          <table:table-cell table:style-name="Таблица6.D13" office:value-type="string">
            <text:p text:style-name="P78"/>
          </table:table-cell>
          <table:table-cell table:style-name="Таблица6.E13" office:value-type="string">
            <text:p text:style-name="P75">первинний</text:p>
          </table:table-cell>
          <table:table-cell table:style-name="Таблица6.F13" office:value-type="string">
            <text:p text:style-name="P78"/>
          </table:table-cell>
          <table:table-cell table:style-name="Таблица6.G1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55997938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4" office:value-type="string">
            <text:p text:style-name="P74">Кряж Дмитро</text:p>
          </table:table-cell>
          <table:table-cell table:style-name="Таблица6.C14" office:value-type="string">
            <text:p text:style-name="P81">10-В</text:p>
          </table:table-cell>
          <table:table-cell table:style-name="Таблица6.D14" office:value-type="string">
            <text:p text:style-name="P78"/>
          </table:table-cell>
          <table:table-cell table:style-name="Таблица6.E14" office:value-type="string">
            <text:p text:style-name="P75">первинний</text:p>
          </table:table-cell>
          <table:table-cell table:style-name="Таблица6.F14" office:value-type="string">
            <text:p text:style-name="P78"/>
          </table:table-cell>
          <table:table-cell table:style-name="Таблица6.G1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45082783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5" office:value-type="string">
            <text:p text:style-name="P74">Куршубадзе Еліта</text:p>
          </table:table-cell>
          <table:table-cell table:style-name="Таблица6.C15" office:value-type="string">
            <text:p text:style-name="P81">10-В</text:p>
          </table:table-cell>
          <table:table-cell table:style-name="Таблица6.D15" office:value-type="string">
            <text:p text:style-name="P78"/>
          </table:table-cell>
          <table:table-cell table:style-name="Таблица6.E15" office:value-type="string">
            <text:p text:style-name="P75">первинний</text:p>
          </table:table-cell>
          <table:table-cell table:style-name="Таблица6.F15" office:value-type="string">
            <text:p text:style-name="P78"/>
          </table:table-cell>
          <table:table-cell table:style-name="Таблица6.G15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1499126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6" office:value-type="string">
            <text:p text:style-name="P74">Лебідь Вікторія</text:p>
          </table:table-cell>
          <table:table-cell table:style-name="Таблица6.C16" office:value-type="string">
            <text:p text:style-name="P81">10-В</text:p>
          </table:table-cell>
          <table:table-cell table:style-name="Таблица6.D16" office:value-type="string">
            <text:p text:style-name="P78"/>
          </table:table-cell>
          <table:table-cell table:style-name="Таблица6.E16" office:value-type="string">
            <text:p text:style-name="P75">первинний</text:p>
          </table:table-cell>
          <table:table-cell table:style-name="Таблица6.F16" office:value-type="string">
            <text:p text:style-name="P78"/>
          </table:table-cell>
          <table:table-cell table:style-name="Таблица6.G16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860648052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7" office:value-type="string">
            <text:p text:style-name="P74">Луценко Олександр</text:p>
          </table:table-cell>
          <table:table-cell table:style-name="Таблица6.C17" office:value-type="string">
            <text:p text:style-name="P81">10-В</text:p>
          </table:table-cell>
          <table:table-cell table:style-name="Таблица6.D17" office:value-type="string">
            <text:p text:style-name="P78"/>
          </table:table-cell>
          <table:table-cell table:style-name="Таблица6.E17" office:value-type="string">
            <text:p text:style-name="P75">первинний</text:p>
          </table:table-cell>
          <table:table-cell table:style-name="Таблица6.F17" office:value-type="string">
            <text:p text:style-name="P78"/>
          </table:table-cell>
          <table:table-cell table:style-name="Таблица6.G17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31193009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8" office:value-type="string">
            <text:p text:style-name="P74">Малахов Руслан</text:p>
          </table:table-cell>
          <table:table-cell table:style-name="Таблица6.C18" office:value-type="string">
            <text:p text:style-name="P81">10-В</text:p>
          </table:table-cell>
          <table:table-cell table:style-name="Таблица6.D18" office:value-type="string">
            <text:p text:style-name="P78"/>
          </table:table-cell>
          <table:table-cell table:style-name="Таблица6.E18" office:value-type="string">
            <text:p text:style-name="P75">первинний</text:p>
          </table:table-cell>
          <table:table-cell table:style-name="Таблица6.F18" office:value-type="string">
            <text:p text:style-name="P78"/>
          </table:table-cell>
          <table:table-cell table:style-name="Таблица6.G18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08646507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19" office:value-type="string">
            <text:p text:style-name="P74">Мельничук Єгор</text:p>
          </table:table-cell>
          <table:table-cell table:style-name="Таблица6.C19" office:value-type="string">
            <text:p text:style-name="P81">10-В</text:p>
          </table:table-cell>
          <table:table-cell table:style-name="Таблица6.D19" office:value-type="string">
            <text:p text:style-name="P78"/>
          </table:table-cell>
          <table:table-cell table:style-name="Таблица6.E19" office:value-type="string">
            <text:p text:style-name="P75">первинний</text:p>
          </table:table-cell>
          <table:table-cell table:style-name="Таблица6.F19" office:value-type="string">
            <text:p text:style-name="P78"/>
          </table:table-cell>
          <table:table-cell table:style-name="Таблица6.G1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61221161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0" office:value-type="string">
            <text:p text:style-name="P74">Мирошніченко Яким</text:p>
          </table:table-cell>
          <table:table-cell table:style-name="Таблица6.C20" office:value-type="string">
            <text:p text:style-name="P81">10-В</text:p>
          </table:table-cell>
          <table:table-cell table:style-name="Таблица6.D20" office:value-type="string">
            <text:p text:style-name="P78"/>
          </table:table-cell>
          <table:table-cell table:style-name="Таблица6.E20" office:value-type="string">
            <text:p text:style-name="P75">первинний</text:p>
          </table:table-cell>
          <table:table-cell table:style-name="Таблица6.F20" office:value-type="string">
            <text:p text:style-name="P78"/>
          </table:table-cell>
          <table:table-cell table:style-name="Таблица6.G2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94385412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1" office:value-type="string">
            <text:p text:style-name="P74">Мікулін Микита</text:p>
          </table:table-cell>
          <table:table-cell table:style-name="Таблица6.C21" office:value-type="string">
            <text:p text:style-name="P81">10-В</text:p>
          </table:table-cell>
          <table:table-cell table:style-name="Таблица6.D21" office:value-type="string">
            <text:p text:style-name="P78"/>
          </table:table-cell>
          <table:table-cell table:style-name="Таблица6.E21" office:value-type="string">
            <text:p text:style-name="P75">первинний</text:p>
          </table:table-cell>
          <table:table-cell table:style-name="Таблица6.F21" office:value-type="string">
            <text:p text:style-name="P78"/>
          </table:table-cell>
          <table:table-cell table:style-name="Таблица6.G2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6067438961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2" office:value-type="string">
            <text:p text:style-name="P74">Насонова Анна</text:p>
          </table:table-cell>
          <table:table-cell table:style-name="Таблица6.C22" office:value-type="string">
            <text:p text:style-name="P81">10-В</text:p>
          </table:table-cell>
          <table:table-cell table:style-name="Таблица6.D22" office:value-type="string">
            <text:p text:style-name="P78"/>
          </table:table-cell>
          <table:table-cell table:style-name="Таблица6.E22" office:value-type="string">
            <text:p text:style-name="P75">первинний</text:p>
          </table:table-cell>
          <table:table-cell table:style-name="Таблица6.F22" office:value-type="string">
            <text:p text:style-name="P78"/>
          </table:table-cell>
          <table:table-cell table:style-name="Таблица6.G22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454455607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3" office:value-type="string">
            <text:p text:style-name="P74">Овчиннікова Тетяна</text:p>
          </table:table-cell>
          <table:table-cell table:style-name="Таблица6.C23" office:value-type="string">
            <text:p text:style-name="P81">10-В</text:p>
          </table:table-cell>
          <table:table-cell table:style-name="Таблица6.D23" office:value-type="string">
            <text:p text:style-name="P78"/>
          </table:table-cell>
          <table:table-cell table:style-name="Таблица6.E23" office:value-type="string">
            <text:p text:style-name="P75">первинний</text:p>
          </table:table-cell>
          <table:table-cell table:style-name="Таблица6.F23" office:value-type="string">
            <text:p text:style-name="P78"/>
          </table:table-cell>
          <table:table-cell table:style-name="Таблица6.G23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64092469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4" office:value-type="string">
            <text:p text:style-name="P74">Осадчий Євген</text:p>
          </table:table-cell>
          <table:table-cell table:style-name="Таблица6.C24" office:value-type="string">
            <text:p text:style-name="P81">10-В</text:p>
          </table:table-cell>
          <table:table-cell table:style-name="Таблица6.D24" office:value-type="string">
            <text:p text:style-name="P78"/>
          </table:table-cell>
          <table:table-cell table:style-name="Таблица6.E24" office:value-type="string">
            <text:p text:style-name="P75">первинний</text:p>
          </table:table-cell>
          <table:table-cell table:style-name="Таблица6.F24" office:value-type="string">
            <text:p text:style-name="P78"/>
          </table:table-cell>
          <table:table-cell table:style-name="Таблица6.G24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33513635297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арій Олен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5622920804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осохов Максим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4217574698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Продайвода Олександр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3990149380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єтлічний Сергій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410022806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29" office:value-type="string">
            <text:p text:style-name="P74">Свірь Микита</text:p>
          </table:table-cell>
          <table:table-cell table:style-name="Таблица6.C29" office:value-type="string">
            <text:p text:style-name="P81">10-В</text:p>
          </table:table-cell>
          <table:table-cell table:style-name="Таблица6.D29" office:value-type="string">
            <text:p text:style-name="P78"/>
          </table:table-cell>
          <table:table-cell table:style-name="Таблица6.E29" office:value-type="string">
            <text:p text:style-name="P76">первинний</text:p>
          </table:table-cell>
          <table:table-cell table:style-name="Таблица6.F29" office:value-type="string">
            <text:p text:style-name="P78"/>
          </table:table-cell>
          <table:table-cell table:style-name="Таблица6.G29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3974848146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0" office:value-type="string">
            <text:p text:style-name="P74">Семеренко Ярослав</text:p>
          </table:table-cell>
          <table:table-cell table:style-name="Таблица6.C30" office:value-type="string">
            <text:p text:style-name="P81">10-В</text:p>
          </table:table-cell>
          <table:table-cell table:style-name="Таблица6.D30" office:value-type="string">
            <text:p text:style-name="P78"/>
          </table:table-cell>
          <table:table-cell table:style-name="Таблица6.E30" office:value-type="string">
            <text:p text:style-name="P77">первинний</text:p>
          </table:table-cell>
          <table:table-cell table:style-name="Таблица6.F30" office:value-type="string">
            <text:p text:style-name="P78"/>
          </table:table-cell>
          <table:table-cell table:style-name="Таблица6.G30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5980719153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1" office:value-type="string">
            <text:p text:style-name="P74">Собур Марина</text:p>
          </table:table-cell>
          <table:table-cell table:style-name="Таблица6.C31" office:value-type="string">
            <text:p text:style-name="P81">10-В</text:p>
          </table:table-cell>
          <table:table-cell table:style-name="Таблица6.D31" office:value-type="string">
            <text:p text:style-name="P78"/>
          </table:table-cell>
          <table:table-cell table:style-name="Таблица6.E31" office:value-type="string">
            <text:p text:style-name="P77">первинний</text:p>
          </table:table-cell>
          <table:table-cell table:style-name="Таблица6.F31" office:value-type="string">
            <text:p text:style-name="P78"/>
          </table:table-cell>
          <table:table-cell table:style-name="Таблица6.G31" office:value-type="string">
            <text:p text:style-name="P79"/>
          </table:table-cell>
        </table:table-row>
        <table:table-row table:style-name="Таблица6.2">
          <table:table-cell table:style-name="Таблица6.A2" office:value-type="string">
            <text:list xml:id="list83336006425735" text:continue-numbering="true" text:style-name="L2">
              <text:list-item>
                <text:p text:style-name="P105"/>
              </text:list-item>
            </text:list>
          </table:table-cell>
          <table:table-cell table:style-name="Таблица6.B32" office:value-type="string">
            <text:p text:style-name="P74">Сотник Володимир</text:p>
          </table:table-cell>
          <table:table-cell table:style-name="Таблица6.C32" office:value-type="string">
            <text:p text:style-name="P81">10-В</text:p>
          </table:table-cell>
          <table:table-cell table:style-name="Таблица6.D32" office:value-type="string">
            <text:p text:style-name="P78"/>
          </table:table-cell>
          <table:table-cell table:style-name="Таблица6.E32" office:value-type="string">
            <text:p text:style-name="P77">первинний</text:p>
          </table:table-cell>
          <table:table-cell table:style-name="Таблица6.F32" office:value-type="string">
            <text:p text:style-name="P78"/>
          </table:table-cell>
          <table:table-cell table:style-name="Таблица6.G32" office:value-type="string">
            <text:p text:style-name="P79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335969763695" text:continue-list="list83336006425735" text:style-name="L2">
              <text:list-item text:start-value="1">
                <text:p text:style-name="P98"/>
              </text:list-item>
            </text:list>
          </table:table-cell>
          <table:table-cell table:style-name="Таблица7.B2" office:value-type="string">
            <text:p text:style-name="P57">Бабаєв Фаріз</text:p>
          </table:table-cell>
          <table:table-cell table:style-name="Таблица7.C2" office:value-type="string">
            <text:p text:style-name="P58">11-Б</text:p>
          </table:table-cell>
          <table:table-cell table:style-name="Таблица7.D2" office:value-type="string">
            <text:p text:style-name="P41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1"/>
          </table:table-cell>
          <table:table-cell table:style-name="Таблица7.G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8736936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8">11-Б</text:p>
          </table:table-cell>
          <table:table-cell table:style-name="Таблица7.D3" office:value-type="string">
            <text:p text:style-name="P41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1"/>
          </table:table-cell>
          <table:table-cell table:style-name="Таблица7.G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1871541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8">11-Б</text:p>
          </table:table-cell>
          <table:table-cell table:style-name="Таблица7.D4" office:value-type="string">
            <text:p text:style-name="P41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1"/>
          </table:table-cell>
          <table:table-cell table:style-name="Таблица7.G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2782432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8">11-Б</text:p>
          </table:table-cell>
          <table:table-cell table:style-name="Таблица7.D5" office:value-type="string">
            <text:p text:style-name="P41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1"/>
          </table:table-cell>
          <table:table-cell table:style-name="Таблица7.G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2029239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8">11-Б</text:p>
          </table:table-cell>
          <table:table-cell table:style-name="Таблица7.D6" office:value-type="string">
            <text:p text:style-name="P41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1"/>
          </table:table-cell>
          <table:table-cell table:style-name="Таблица7.G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7358104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8">11-Б</text:p>
          </table:table-cell>
          <table:table-cell table:style-name="Таблица7.D7" office:value-type="string">
            <text:p text:style-name="P41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1"/>
          </table:table-cell>
          <table:table-cell table:style-name="Таблица7.G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9325070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8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3375173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9" office:value-type="string">
            <text:p text:style-name="P65">Кабиш Вікторія</text:p>
          </table:table-cell>
          <table:table-cell table:style-name="Таблица7.C9" office:value-type="string">
            <text:p text:style-name="P64">11-Б</text:p>
          </table:table-cell>
          <table:table-cell table:style-name="Таблица7.D9" office:value-type="string">
            <text:p text:style-name="P41"/>
          </table:table-cell>
          <table:table-cell table:style-name="Таблица7.E9" office:value-type="string">
            <text:p text:style-name="P64">первинний</text:p>
          </table:table-cell>
          <table:table-cell table:style-name="Таблица7.F9" office:value-type="string">
            <text:p text:style-name="P41"/>
          </table:table-cell>
          <table:table-cell table:style-name="Таблица7.G9" office:value-type="string">
            <text:p text:style-name="P41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3351067529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8">11-Б</text:p>
          </table:table-cell>
          <table:table-cell table:style-name="Таблица7.D10" office:value-type="string">
            <text:p text:style-name="P41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1"/>
          </table:table-cell>
          <table:table-cell table:style-name="Таблица7.G1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5791665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8">11-Б</text:p>
          </table:table-cell>
          <table:table-cell table:style-name="Таблица7.D11" office:value-type="string">
            <text:p text:style-name="P41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1"/>
          </table:table-cell>
          <table:table-cell table:style-name="Таблица7.G1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8637564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8">11-Б</text:p>
          </table:table-cell>
          <table:table-cell table:style-name="Таблица7.D12" office:value-type="string">
            <text:p text:style-name="P41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1"/>
          </table:table-cell>
          <table:table-cell table:style-name="Таблица7.G1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4879924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8">11-Б</text:p>
          </table:table-cell>
          <table:table-cell table:style-name="Таблица7.D13" office:value-type="string">
            <text:p text:style-name="P41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1"/>
          </table:table-cell>
          <table:table-cell table:style-name="Таблица7.G1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6291306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8">11-Б</text:p>
          </table:table-cell>
          <table:table-cell table:style-name="Таблица7.D14" office:value-type="string">
            <text:p text:style-name="P41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1"/>
          </table:table-cell>
          <table:table-cell table:style-name="Таблица7.G1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8109751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8">11-Б</text:p>
          </table:table-cell>
          <table:table-cell table:style-name="Таблица7.D15" office:value-type="string">
            <text:p text:style-name="P41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1"/>
          </table:table-cell>
          <table:table-cell table:style-name="Таблица7.G1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0584198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8">11-Б</text:p>
          </table:table-cell>
          <table:table-cell table:style-name="Таблица7.D16" office:value-type="string">
            <text:p text:style-name="P41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1"/>
          </table:table-cell>
          <table:table-cell table:style-name="Таблица7.G16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2162057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8">11-Б</text:p>
          </table:table-cell>
          <table:table-cell table:style-name="Таблица7.D17" office:value-type="string">
            <text:p text:style-name="P41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1"/>
          </table:table-cell>
          <table:table-cell table:style-name="Таблица7.G17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1675836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8">11-Б</text:p>
          </table:table-cell>
          <table:table-cell table:style-name="Таблица7.D18" office:value-type="string">
            <text:p text:style-name="P41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1"/>
          </table:table-cell>
          <table:table-cell table:style-name="Таблица7.G18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1148745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8">11-Б</text:p>
          </table:table-cell>
          <table:table-cell table:style-name="Таблица7.D19" office:value-type="string">
            <text:p text:style-name="P41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1"/>
          </table:table-cell>
          <table:table-cell table:style-name="Таблица7.G1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4261012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8">11-Б</text:p>
          </table:table-cell>
          <table:table-cell table:style-name="Таблица7.D20" office:value-type="string">
            <text:p text:style-name="P41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1"/>
          </table:table-cell>
          <table:table-cell table:style-name="Таблица7.G20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5819207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8">11-Б</text:p>
          </table:table-cell>
          <table:table-cell table:style-name="Таблица7.D21" office:value-type="string">
            <text:p text:style-name="P41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1"/>
          </table:table-cell>
          <table:table-cell table:style-name="Таблица7.G21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5893035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8">11-Б</text:p>
          </table:table-cell>
          <table:table-cell table:style-name="Таблица7.D22" office:value-type="string">
            <text:p text:style-name="P41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1"/>
          </table:table-cell>
          <table:table-cell table:style-name="Таблица7.G22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7222263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8">11-Б</text:p>
          </table:table-cell>
          <table:table-cell table:style-name="Таблица7.D23" office:value-type="string">
            <text:p text:style-name="P41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1"/>
          </table:table-cell>
          <table:table-cell table:style-name="Таблица7.G23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1179080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8">11-Б</text:p>
          </table:table-cell>
          <table:table-cell table:style-name="Таблица7.D24" office:value-type="string">
            <text:p text:style-name="P41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1"/>
          </table:table-cell>
          <table:table-cell table:style-name="Таблица7.G24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45275667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8">11-Б</text:p>
          </table:table-cell>
          <table:table-cell table:style-name="Таблица7.D25" office:value-type="string">
            <text:p text:style-name="P41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1"/>
          </table:table-cell>
          <table:table-cell table:style-name="Таблица7.G25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3355845230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335675348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52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3343216210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3349464176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8">11-Б</text:p>
          </table:table-cell>
          <table:table-cell table:style-name="Таблица7.D29" office:value-type="string">
            <text:p text:style-name="P41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1"/>
          </table:table-cell>
          <table:table-cell table:style-name="Таблица7.G29" office:value-type="string">
            <text:p text:style-name="P42"/>
          </table:table-cell>
        </table:table-row>
        <table:table-row table:style-name="Таблица7.2">
          <table:table-cell table:style-name="Таблица7.A2" office:value-type="string">
            <text:list xml:id="list833346576551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8">11-Б</text:p>
          </table:table-cell>
          <table:table-cell table:style-name="Таблица7.D30" office:value-type="string">
            <text:p text:style-name="P41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1"/>
          </table:table-cell>
          <table:table-cell table:style-name="Таблица7.G30" office:value-type="string">
            <text:p text:style-name="P42"/>
          </table:table-cell>
        </table:table-row>
      </table:table>
      <text:p text:style-name="P1"/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334214939983" text:continue-list="list83334657655151" text:style-name="L2">
              <text:list-item text:start-value="1">
                <text:p text:style-name="P98"/>
              </text:list-item>
            </text:list>
          </table:table-cell>
          <table:table-cell table:style-name="Таблица8.B2" office:value-type="string">
            <text:p text:style-name="P82">Абрамов Юрій</text:p>
          </table:table-cell>
          <table:table-cell table:style-name="Таблица8.C2" office:value-type="string">
            <text:p text:style-name="P58"><text:span text:style-name="T5">10-</text:span>-А</text:p>
          </table:table-cell>
          <table:table-cell table:style-name="Таблица8.D2" office:value-type="string">
            <text:p text:style-name="P68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1"/>
          </table:table-cell>
          <table:table-cell table:style-name="Таблица8.G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2734361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3" office:value-type="string">
            <text:p text:style-name="P82">Авдєєв Олександр</text:p>
          </table:table-cell>
          <table:table-cell table:style-name="Таблица8.C3" office:value-type="string">
            <text:p text:style-name="P59"><text:span text:style-name="T5">10-</text:span>-А</text:p>
          </table:table-cell>
          <table:table-cell table:style-name="Таблица8.D3" office:value-type="string">
            <text:p text:style-name="P68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1"/>
          </table:table-cell>
          <table:table-cell table:style-name="Таблица8.G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8829578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4" office:value-type="string">
            <text:p text:style-name="P82">Бєломийцева Аліна</text:p>
          </table:table-cell>
          <table:table-cell table:style-name="Таблица8.C4" office:value-type="string">
            <text:p text:style-name="P59"><text:span text:style-name="T5">10-</text:span>-А</text:p>
          </table:table-cell>
          <table:table-cell table:style-name="Таблица8.D4" office:value-type="string">
            <text:p text:style-name="P68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1"/>
          </table:table-cell>
          <table:table-cell table:style-name="Таблица8.G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6202123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5" office:value-type="string">
            <text:p text:style-name="P82">Бойко Вікторія</text:p>
          </table:table-cell>
          <table:table-cell table:style-name="Таблица8.C5" office:value-type="string">
            <text:p text:style-name="P59"><text:span text:style-name="T5">10-</text:span>-А</text:p>
          </table:table-cell>
          <table:table-cell table:style-name="Таблица8.D5" office:value-type="string">
            <text:p text:style-name="P68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1"/>
          </table:table-cell>
          <table:table-cell table:style-name="Таблица8.G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0752833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6" office:value-type="string">
            <text:p text:style-name="P82">Борисова Анна</text:p>
          </table:table-cell>
          <table:table-cell table:style-name="Таблица8.C6" office:value-type="string">
            <text:p text:style-name="P59"><text:span text:style-name="T5">10-</text:span>-А</text:p>
          </table:table-cell>
          <table:table-cell table:style-name="Таблица8.D6" office:value-type="string">
            <text:p text:style-name="P68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1"/>
          </table:table-cell>
          <table:table-cell table:style-name="Таблица8.G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8995809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7" office:value-type="string">
            <text:p text:style-name="P82">Варфоломєєва Вікторія</text:p>
          </table:table-cell>
          <table:table-cell table:style-name="Таблица8.C7" office:value-type="string">
            <text:p text:style-name="P59"><text:span text:style-name="T5">10-</text:span>-А</text:p>
          </table:table-cell>
          <table:table-cell table:style-name="Таблица8.D7" office:value-type="string">
            <text:p text:style-name="P68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1"/>
          </table:table-cell>
          <table:table-cell table:style-name="Таблица8.G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60367254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8" office:value-type="string">
            <text:p text:style-name="P82">Василенко Анна</text:p>
          </table:table-cell>
          <table:table-cell table:style-name="Таблица8.C8" office:value-type="string">
            <text:p text:style-name="P59"><text:span text:style-name="T5">10-</text:span>-А</text:p>
          </table:table-cell>
          <table:table-cell table:style-name="Таблица8.D8" office:value-type="string">
            <text:p text:style-name="P68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1"/>
          </table:table-cell>
          <table:table-cell table:style-name="Таблица8.G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653970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9" office:value-type="string">
            <text:p text:style-name="P82">Віннік Владислав</text:p>
          </table:table-cell>
          <table:table-cell table:style-name="Таблица8.C9" office:value-type="string">
            <text:p text:style-name="P59"><text:span text:style-name="T5">10-</text:span>-А</text:p>
          </table:table-cell>
          <table:table-cell table:style-name="Таблица8.D9" office:value-type="string">
            <text:p text:style-name="P68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1"/>
          </table:table-cell>
          <table:table-cell table:style-name="Таблица8.G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1400523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0" office:value-type="string">
            <text:p text:style-name="P82">Гордієнко Марія</text:p>
          </table:table-cell>
          <table:table-cell table:style-name="Таблица8.C10" office:value-type="string">
            <text:p text:style-name="P59"><text:span text:style-name="T5">10-</text:span>-А</text:p>
          </table:table-cell>
          <table:table-cell table:style-name="Таблица8.D10" office:value-type="string">
            <text:p text:style-name="P68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1"/>
          </table:table-cell>
          <table:table-cell table:style-name="Таблица8.G1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6647161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1" office:value-type="string">
            <text:p text:style-name="P82">Дорога Марина</text:p>
          </table:table-cell>
          <table:table-cell table:style-name="Таблица8.C11" office:value-type="string">
            <text:p text:style-name="P59"><text:span text:style-name="T5">10-</text:span>-А</text:p>
          </table:table-cell>
          <table:table-cell table:style-name="Таблица8.D11" office:value-type="string">
            <text:p text:style-name="P68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1"/>
          </table:table-cell>
          <table:table-cell table:style-name="Таблица8.G1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9497579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2" office:value-type="string">
            <text:p text:style-name="P82">Зарівна Олександра</text:p>
          </table:table-cell>
          <table:table-cell table:style-name="Таблица8.C12" office:value-type="string">
            <text:p text:style-name="P59"><text:span text:style-name="T5">10-</text:span>-А</text:p>
          </table:table-cell>
          <table:table-cell table:style-name="Таблица8.D12" office:value-type="string">
            <text:p text:style-name="P68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1"/>
          </table:table-cell>
          <table:table-cell table:style-name="Таблица8.G1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1153766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3" office:value-type="string">
            <text:p text:style-name="P82">Іваницький Олександр</text:p>
          </table:table-cell>
          <table:table-cell table:style-name="Таблица8.C13" office:value-type="string">
            <text:p text:style-name="P59"><text:span text:style-name="T5">10-</text:span>-А</text:p>
          </table:table-cell>
          <table:table-cell table:style-name="Таблица8.D13" office:value-type="string">
            <text:p text:style-name="P68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1"/>
          </table:table-cell>
          <table:table-cell table:style-name="Таблица8.G1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1491778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4" office:value-type="string">
            <text:p text:style-name="P82">Косьяненко Тетяна</text:p>
          </table:table-cell>
          <table:table-cell table:style-name="Таблица8.C14" office:value-type="string">
            <text:p text:style-name="P59"><text:span text:style-name="T5">10-</text:span>-А</text:p>
          </table:table-cell>
          <table:table-cell table:style-name="Таблица8.D14" office:value-type="string">
            <text:p text:style-name="P68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1"/>
          </table:table-cell>
          <table:table-cell table:style-name="Таблица8.G1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9083930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5" office:value-type="string">
            <text:p text:style-name="P82">Кучер Юлія</text:p>
          </table:table-cell>
          <table:table-cell table:style-name="Таблица8.C15" office:value-type="string">
            <text:p text:style-name="P59"><text:span text:style-name="T5">10-</text:span>-А</text:p>
          </table:table-cell>
          <table:table-cell table:style-name="Таблица8.D15" office:value-type="string">
            <text:p text:style-name="P68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1"/>
          </table:table-cell>
          <table:table-cell table:style-name="Таблица8.G1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9229760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6" office:value-type="string">
            <text:p text:style-name="P82">Лобзін Микита</text:p>
          </table:table-cell>
          <table:table-cell table:style-name="Таблица8.C16" office:value-type="string">
            <text:p text:style-name="P59"><text:span text:style-name="T5">10-</text:span>-А</text:p>
          </table:table-cell>
          <table:table-cell table:style-name="Таблица8.D16" office:value-type="string">
            <text:p text:style-name="P68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1"/>
          </table:table-cell>
          <table:table-cell table:style-name="Таблица8.G16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3685702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7" office:value-type="string">
            <text:p text:style-name="P82">Ляшенко Анна</text:p>
          </table:table-cell>
          <table:table-cell table:style-name="Таблица8.C17" office:value-type="string">
            <text:p text:style-name="P59"><text:span text:style-name="T5">10-</text:span>-А</text:p>
          </table:table-cell>
          <table:table-cell table:style-name="Таблица8.D17" office:value-type="string">
            <text:p text:style-name="P68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1"/>
          </table:table-cell>
          <table:table-cell table:style-name="Таблица8.G17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5590952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8" office:value-type="string">
            <text:p text:style-name="P82">Максімова Анастасія</text:p>
          </table:table-cell>
          <table:table-cell table:style-name="Таблица8.C18" office:value-type="string">
            <text:p text:style-name="P59"><text:span text:style-name="T5">10-</text:span>-А</text:p>
          </table:table-cell>
          <table:table-cell table:style-name="Таблица8.D18" office:value-type="string">
            <text:p text:style-name="P68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1"/>
          </table:table-cell>
          <table:table-cell table:style-name="Таблица8.G18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9747249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19" office:value-type="string">
            <text:p text:style-name="P82">Мікулін Дмитро</text:p>
          </table:table-cell>
          <table:table-cell table:style-name="Таблица8.C19" office:value-type="string">
            <text:p text:style-name="P59"><text:span text:style-name="T5">10-</text:span>-А</text:p>
          </table:table-cell>
          <table:table-cell table:style-name="Таблица8.D19" office:value-type="string">
            <text:p text:style-name="P68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1"/>
          </table:table-cell>
          <table:table-cell table:style-name="Таблица8.G19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6432961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0" office:value-type="string">
            <text:p text:style-name="P82">Молочний Максим</text:p>
          </table:table-cell>
          <table:table-cell table:style-name="Таблица8.C20" office:value-type="string">
            <text:p text:style-name="P59"><text:span text:style-name="T5">10-</text:span>-А</text:p>
          </table:table-cell>
          <table:table-cell table:style-name="Таблица8.D20" office:value-type="string">
            <text:p text:style-name="P68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1"/>
          </table:table-cell>
          <table:table-cell table:style-name="Таблица8.G20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4263676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1" office:value-type="string">
            <text:p text:style-name="P82">Підошва Вадим</text:p>
          </table:table-cell>
          <table:table-cell table:style-name="Таблица8.C21" office:value-type="string">
            <text:p text:style-name="P59"><text:span text:style-name="T5">10-</text:span>-А</text:p>
          </table:table-cell>
          <table:table-cell table:style-name="Таблица8.D21" office:value-type="string">
            <text:p text:style-name="P68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1"/>
          </table:table-cell>
          <table:table-cell table:style-name="Таблица8.G21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52876142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2" office:value-type="string">
            <text:p text:style-name="P82">Скачиляс Анастасія</text:p>
          </table:table-cell>
          <table:table-cell table:style-name="Таблица8.C22" office:value-type="string">
            <text:p text:style-name="P59"><text:span text:style-name="T5">10-</text:span>-А</text:p>
          </table:table-cell>
          <table:table-cell table:style-name="Таблица8.D22" office:value-type="string">
            <text:p text:style-name="P68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1"/>
          </table:table-cell>
          <table:table-cell table:style-name="Таблица8.G22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8036183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3" office:value-type="string">
            <text:p text:style-name="P82">Хрістенко Анна</text:p>
          </table:table-cell>
          <table:table-cell table:style-name="Таблица8.C23" office:value-type="string">
            <text:p text:style-name="P59"><text:span text:style-name="T5">10-</text:span>-А</text:p>
          </table:table-cell>
          <table:table-cell table:style-name="Таблица8.D23" office:value-type="string">
            <text:p text:style-name="P68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1"/>
          </table:table-cell>
          <table:table-cell table:style-name="Таблица8.G23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92858486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4" office:value-type="string">
            <text:p text:style-name="P82">Чикало Єва</text:p>
          </table:table-cell>
          <table:table-cell table:style-name="Таблица8.C24" office:value-type="string">
            <text:p text:style-name="P59"><text:span text:style-name="T5">10-</text:span>-А</text:p>
          </table:table-cell>
          <table:table-cell table:style-name="Таблица8.D24" office:value-type="string">
            <text:p text:style-name="P68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1"/>
          </table:table-cell>
          <table:table-cell table:style-name="Таблица8.G24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3341676774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5" office:value-type="string">
            <text:p text:style-name="P82">Чистобородова Крістіна</text:p>
          </table:table-cell>
          <table:table-cell table:style-name="Таблица8.C25" office:value-type="string">
            <text:p text:style-name="P59"><text:span text:style-name="T5">10-</text:span>-А</text:p>
          </table:table-cell>
          <table:table-cell table:style-name="Таблица8.D25" office:value-type="string">
            <text:p text:style-name="P68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1"/>
          </table:table-cell>
          <table:table-cell table:style-name="Таблица8.G25" office:value-type="string">
            <text:p text:style-name="P42"/>
          </table:table-cell>
        </table:table-row>
        <table:table-row table:style-name="Таблица8.2">
          <table:table-cell table:style-name="Таблица8.A2" office:value-type="string">
            <text:list xml:id="list833360318306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8.B26" office:value-type="string">
            <text:p text:style-name="P82">Шевель Антон</text:p>
          </table:table-cell>
          <table:table-cell table:style-name="Таблица8.C26" office:value-type="string">
            <text:p text:style-name="P59"><text:span text:style-name="T5">10-</text:span>-А</text:p>
          </table:table-cell>
          <table:table-cell table:style-name="Таблица8.D26" office:value-type="string">
            <text:p text:style-name="P68">12.01.2016</text:p>
          </table:table-cell>
          <table:table-cell table:style-name="Таблица8.E26" office:value-type="string">
            <text:p text:style-name="P52">первинний</text:p>
          </table:table-cell>
          <table:table-cell table:style-name="Таблица8.F26" office:value-type="string">
            <text:p text:style-name="P41"/>
          </table:table-cell>
          <table:table-cell table:style-name="Таблица8.G26" office:value-type="string">
            <text:p text:style-name="P42"/>
          </table:table-cell>
        </table:table-row>
      </table:table>
      <text:p text:style-name="P1"/>
      <text:p text:style-name="P1"/>
      <text:p text:style-name="P92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335335903569" text:continue-list="list83336031830680" text:style-name="L2">
              <text:list-item text:start-value="1">
                <text:p text:style-name="P100"/>
              </text:list-item>
            </text:list>
          </table:table-cell>
          <table:table-cell table:style-name="Таблица14.B2" office:value-type="string">
            <text:p text:style-name="P84">Абрамов Юрій</text:p>
          </table:table-cell>
          <table:table-cell table:style-name="Таблица14.C2" office:value-type="string">
            <text:p text:style-name="P59"><text:span text:style-name="T5">10-</text:span>-А</text:p>
          </table:table-cell>
          <table:table-cell table:style-name="Таблица14.D2" office:value-type="string">
            <text:p text:style-name="P68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4"/>
          </table:table-cell>
          <table:table-cell table:style-name="Таблица14.G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1312865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3" office:value-type="string">
            <text:p text:style-name="P84">Авдєєв Олександр</text:p>
          </table:table-cell>
          <table:table-cell table:style-name="Таблица14.C3" office:value-type="string">
            <text:p text:style-name="P59"><text:span text:style-name="T5">10-</text:span>-А</text:p>
          </table:table-cell>
          <table:table-cell table:style-name="Таблица14.D3" office:value-type="string">
            <text:p text:style-name="P68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4"/>
          </table:table-cell>
          <table:table-cell table:style-name="Таблица14.G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4700013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4" office:value-type="string">
            <text:p text:style-name="P84">Бєломийцева Аліна</text:p>
          </table:table-cell>
          <table:table-cell table:style-name="Таблица14.C4" office:value-type="string">
            <text:p text:style-name="P59"><text:span text:style-name="T5">10-</text:span>-А</text:p>
          </table:table-cell>
          <table:table-cell table:style-name="Таблица14.D4" office:value-type="string">
            <text:p text:style-name="P68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4"/>
          </table:table-cell>
          <table:table-cell table:style-name="Таблица14.G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3263147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5" office:value-type="string">
            <text:p text:style-name="P84">Бойко Вікторія</text:p>
          </table:table-cell>
          <table:table-cell table:style-name="Таблица14.C5" office:value-type="string">
            <text:p text:style-name="P59"><text:span text:style-name="T5">10-</text:span>-А</text:p>
          </table:table-cell>
          <table:table-cell table:style-name="Таблица14.D5" office:value-type="string">
            <text:p text:style-name="P68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4"/>
          </table:table-cell>
          <table:table-cell table:style-name="Таблица14.G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87815473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6" office:value-type="string">
            <text:p text:style-name="P84">Борисова Анна</text:p>
          </table:table-cell>
          <table:table-cell table:style-name="Таблица14.C6" office:value-type="string">
            <text:p text:style-name="P59"><text:span text:style-name="T5">10-</text:span>-А</text:p>
          </table:table-cell>
          <table:table-cell table:style-name="Таблица14.D6" office:value-type="string">
            <text:p text:style-name="P68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4"/>
          </table:table-cell>
          <table:table-cell table:style-name="Таблица14.G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0068278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7" office:value-type="string">
            <text:p text:style-name="P84">Варфоломєєва Вікторія</text:p>
          </table:table-cell>
          <table:table-cell table:style-name="Таблица14.C7" office:value-type="string">
            <text:p text:style-name="P59"><text:span text:style-name="T5">10-</text:span>-А</text:p>
          </table:table-cell>
          <table:table-cell table:style-name="Таблица14.D7" office:value-type="string">
            <text:p text:style-name="P68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4"/>
          </table:table-cell>
          <table:table-cell table:style-name="Таблица14.G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45246053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8" office:value-type="string">
            <text:p text:style-name="P84">Василенко Анна</text:p>
          </table:table-cell>
          <table:table-cell table:style-name="Таблица14.C8" office:value-type="string">
            <text:p text:style-name="P59"><text:span text:style-name="T5">10-</text:span>-А</text:p>
          </table:table-cell>
          <table:table-cell table:style-name="Таблица14.D8" office:value-type="string">
            <text:p text:style-name="P68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4"/>
          </table:table-cell>
          <table:table-cell table:style-name="Таблица14.G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1940669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9" office:value-type="string">
            <text:p text:style-name="P84">Віннік Владислав</text:p>
          </table:table-cell>
          <table:table-cell table:style-name="Таблица14.C9" office:value-type="string">
            <text:p text:style-name="P59"><text:span text:style-name="T5">10-</text:span>-А</text:p>
          </table:table-cell>
          <table:table-cell table:style-name="Таблица14.D9" office:value-type="string">
            <text:p text:style-name="P68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4"/>
          </table:table-cell>
          <table:table-cell table:style-name="Таблица14.G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61366208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0" office:value-type="string">
            <text:p text:style-name="P84">Гордієнко Марія</text:p>
          </table:table-cell>
          <table:table-cell table:style-name="Таблица14.C10" office:value-type="string">
            <text:p text:style-name="P59"><text:span text:style-name="T5">10-</text:span>-А</text:p>
          </table:table-cell>
          <table:table-cell table:style-name="Таблица14.D10" office:value-type="string">
            <text:p text:style-name="P68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4"/>
          </table:table-cell>
          <table:table-cell table:style-name="Таблица14.G1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3233041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1" office:value-type="string">
            <text:p text:style-name="P84">Дорога Марина</text:p>
          </table:table-cell>
          <table:table-cell table:style-name="Таблица14.C11" office:value-type="string">
            <text:p text:style-name="P59"><text:span text:style-name="T5">10-</text:span>-А</text:p>
          </table:table-cell>
          <table:table-cell table:style-name="Таблица14.D11" office:value-type="string">
            <text:p text:style-name="P68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4"/>
          </table:table-cell>
          <table:table-cell table:style-name="Таблица14.G1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1317786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2" office:value-type="string">
            <text:p text:style-name="P84">Зарівна Олександра</text:p>
          </table:table-cell>
          <table:table-cell table:style-name="Таблица14.C12" office:value-type="string">
            <text:p text:style-name="P59"><text:span text:style-name="T5">10-</text:span>-А</text:p>
          </table:table-cell>
          <table:table-cell table:style-name="Таблица14.D12" office:value-type="string">
            <text:p text:style-name="P68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4"/>
          </table:table-cell>
          <table:table-cell table:style-name="Таблица14.G1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6561551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3" office:value-type="string">
            <text:p text:style-name="P84">Іваницький Олександр</text:p>
          </table:table-cell>
          <table:table-cell table:style-name="Таблица14.C13" office:value-type="string">
            <text:p text:style-name="P59"><text:span text:style-name="T5">10-</text:span>-А</text:p>
          </table:table-cell>
          <table:table-cell table:style-name="Таблица14.D13" office:value-type="string">
            <text:p text:style-name="P68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4"/>
          </table:table-cell>
          <table:table-cell table:style-name="Таблица14.G1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7920813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4" office:value-type="string">
            <text:p text:style-name="P84">Косьяненко Тетяна</text:p>
          </table:table-cell>
          <table:table-cell table:style-name="Таблица14.C14" office:value-type="string">
            <text:p text:style-name="P59"><text:span text:style-name="T5">10-</text:span>-А</text:p>
          </table:table-cell>
          <table:table-cell table:style-name="Таблица14.D14" office:value-type="string">
            <text:p text:style-name="P68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4"/>
          </table:table-cell>
          <table:table-cell table:style-name="Таблица14.G1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4771725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5" office:value-type="string">
            <text:p text:style-name="P84">Кучер Юлія</text:p>
          </table:table-cell>
          <table:table-cell table:style-name="Таблица14.C15" office:value-type="string">
            <text:p text:style-name="P59"><text:span text:style-name="T5">10-</text:span>-А</text:p>
          </table:table-cell>
          <table:table-cell table:style-name="Таблица14.D15" office:value-type="string">
            <text:p text:style-name="P68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4"/>
          </table:table-cell>
          <table:table-cell table:style-name="Таблица14.G1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3748099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6" office:value-type="string">
            <text:p text:style-name="P84">Лобзін Микита</text:p>
          </table:table-cell>
          <table:table-cell table:style-name="Таблица14.C16" office:value-type="string">
            <text:p text:style-name="P59"><text:span text:style-name="T5">10-</text:span>-А</text:p>
          </table:table-cell>
          <table:table-cell table:style-name="Таблица14.D16" office:value-type="string">
            <text:p text:style-name="P68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4"/>
          </table:table-cell>
          <table:table-cell table:style-name="Таблица14.G16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7724691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7" office:value-type="string">
            <text:p text:style-name="P84">Ляшенко Анна</text:p>
          </table:table-cell>
          <table:table-cell table:style-name="Таблица14.C17" office:value-type="string">
            <text:p text:style-name="P59"><text:span text:style-name="T5">10-</text:span>-А</text:p>
          </table:table-cell>
          <table:table-cell table:style-name="Таблица14.D17" office:value-type="string">
            <text:p text:style-name="P68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4"/>
          </table:table-cell>
          <table:table-cell table:style-name="Таблица14.G17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5057066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8" office:value-type="string">
            <text:p text:style-name="P84">Максімова Анастасія</text:p>
          </table:table-cell>
          <table:table-cell table:style-name="Таблица14.C18" office:value-type="string">
            <text:p text:style-name="P59"><text:span text:style-name="T5">10-</text:span>-А</text:p>
          </table:table-cell>
          <table:table-cell table:style-name="Таблица14.D18" office:value-type="string">
            <text:p text:style-name="P68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4"/>
          </table:table-cell>
          <table:table-cell table:style-name="Таблица14.G18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5034602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19" office:value-type="string">
            <text:p text:style-name="P84">Мікулін Дмитро</text:p>
          </table:table-cell>
          <table:table-cell table:style-name="Таблица14.C19" office:value-type="string">
            <text:p text:style-name="P59"><text:span text:style-name="T5">10-</text:span>-А</text:p>
          </table:table-cell>
          <table:table-cell table:style-name="Таблица14.D19" office:value-type="string">
            <text:p text:style-name="P68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4"/>
          </table:table-cell>
          <table:table-cell table:style-name="Таблица14.G19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6471472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0" office:value-type="string">
            <text:p text:style-name="P84">Молочний Максим</text:p>
          </table:table-cell>
          <table:table-cell table:style-name="Таблица14.C20" office:value-type="string">
            <text:p text:style-name="P59"><text:span text:style-name="T5">10-</text:span>-А</text:p>
          </table:table-cell>
          <table:table-cell table:style-name="Таблица14.D20" office:value-type="string">
            <text:p text:style-name="P68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4"/>
          </table:table-cell>
          <table:table-cell table:style-name="Таблица14.G20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9100205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1" office:value-type="string">
            <text:p text:style-name="P84">Підошва Вадим</text:p>
          </table:table-cell>
          <table:table-cell table:style-name="Таблица14.C21" office:value-type="string">
            <text:p text:style-name="P59"><text:span text:style-name="T5">10-</text:span>-А</text:p>
          </table:table-cell>
          <table:table-cell table:style-name="Таблица14.D21" office:value-type="string">
            <text:p text:style-name="P68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4"/>
          </table:table-cell>
          <table:table-cell table:style-name="Таблица14.G21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54302453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2" office:value-type="string">
            <text:p text:style-name="P84">Скачиляс Анастасія</text:p>
          </table:table-cell>
          <table:table-cell table:style-name="Таблица14.C22" office:value-type="string">
            <text:p text:style-name="P59"><text:span text:style-name="T5">10-</text:span>-А</text:p>
          </table:table-cell>
          <table:table-cell table:style-name="Таблица14.D22" office:value-type="string">
            <text:p text:style-name="P68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4"/>
          </table:table-cell>
          <table:table-cell table:style-name="Таблица14.G22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93376732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3" office:value-type="string">
            <text:p text:style-name="P84">Хрістенко Анна</text:p>
          </table:table-cell>
          <table:table-cell table:style-name="Таблица14.C23" office:value-type="string">
            <text:p text:style-name="P59"><text:span text:style-name="T5">10-</text:span>-А</text:p>
          </table:table-cell>
          <table:table-cell table:style-name="Таблица14.D23" office:value-type="string">
            <text:p text:style-name="P68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4"/>
          </table:table-cell>
          <table:table-cell table:style-name="Таблица14.G23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9326417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4" office:value-type="string">
            <text:p text:style-name="P84">Чикало Єва</text:p>
          </table:table-cell>
          <table:table-cell table:style-name="Таблица14.C24" office:value-type="string">
            <text:p text:style-name="P59"><text:span text:style-name="T5">10-</text:span>-А</text:p>
          </table:table-cell>
          <table:table-cell table:style-name="Таблица14.D24" office:value-type="string">
            <text:p text:style-name="P68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4"/>
          </table:table-cell>
          <table:table-cell table:style-name="Таблица14.G24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2109843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5" office:value-type="string">
            <text:p text:style-name="P84">Чистобородова Крістіна</text:p>
          </table:table-cell>
          <table:table-cell table:style-name="Таблица14.C25" office:value-type="string">
            <text:p text:style-name="P59"><text:span text:style-name="T5">10-</text:span>-А</text:p>
          </table:table-cell>
          <table:table-cell table:style-name="Таблица14.D25" office:value-type="string">
            <text:p text:style-name="P68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4"/>
          </table:table-cell>
          <table:table-cell table:style-name="Таблица14.G25" office:value-type="string">
            <text:p text:style-name="P44"/>
          </table:table-cell>
        </table:table-row>
        <table:table-row table:style-name="Таблица14.2">
          <table:table-cell table:style-name="Таблица14.A2" office:value-type="string">
            <text:list xml:id="list833349399654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4.B26" office:value-type="string">
            <text:p text:style-name="P84">Шевель Антон</text:p>
          </table:table-cell>
          <table:table-cell table:style-name="Таблица14.C26" office:value-type="string">
            <text:p text:style-name="P59"><text:span text:style-name="T5">10-</text:span>-А</text:p>
          </table:table-cell>
          <table:table-cell table:style-name="Таблица14.D26" office:value-type="string">
            <text:p text:style-name="P68">08.09.2015</text:p>
          </table:table-cell>
          <table:table-cell table:style-name="Таблица14.E26" office:value-type="string">
            <text:p text:style-name="P54">первинний</text:p>
          </table:table-cell>
          <table:table-cell table:style-name="Таблица14.F26" office:value-type="string">
            <text:p text:style-name="P44"/>
          </table:table-cell>
          <table:table-cell table:style-name="Таблица14.G26" office:value-type="string">
            <text:p text:style-name="P44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335198298895" text:continue-list="list83334939965423" text:style-name="L2">
              <text:list-item text:start-value="1">
                <text:p text:style-name="P98"/>
              </text:list-item>
            </text:list>
          </table:table-cell>
          <table:table-cell table:style-name="Таблица9.B2" office:value-type="string">
            <text:p text:style-name="P57">Авілкіна Анастасія</text:p>
          </table:table-cell>
          <table:table-cell table:style-name="Таблица9.C2" office:value-type="string">
            <text:p text:style-name="P58">10-А</text:p>
          </table:table-cell>
          <table:table-cell table:style-name="Таблица9.D2" office:value-type="string">
            <text:p text:style-name="P41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1"/>
          </table:table-cell>
          <table:table-cell table:style-name="Таблица9.G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45153663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8">10-А</text:p>
          </table:table-cell>
          <table:table-cell table:style-name="Таблица9.D3" office:value-type="string">
            <text:p text:style-name="P41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1"/>
          </table:table-cell>
          <table:table-cell table:style-name="Таблица9.G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1766150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8">10-А</text:p>
          </table:table-cell>
          <table:table-cell table:style-name="Таблица9.D4" office:value-type="string">
            <text:p text:style-name="P41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1"/>
          </table:table-cell>
          <table:table-cell table:style-name="Таблица9.G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60620329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8">10-А</text:p>
          </table:table-cell>
          <table:table-cell table:style-name="Таблица9.D5" office:value-type="string">
            <text:p text:style-name="P41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1"/>
          </table:table-cell>
          <table:table-cell table:style-name="Таблица9.G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60543136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8">10-А</text:p>
          </table:table-cell>
          <table:table-cell table:style-name="Таблица9.D6" office:value-type="string">
            <text:p text:style-name="P41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1"/>
          </table:table-cell>
          <table:table-cell table:style-name="Таблица9.G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43861775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8">10-А</text:p>
          </table:table-cell>
          <table:table-cell table:style-name="Таблица9.D7" office:value-type="string">
            <text:p text:style-name="P41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1"/>
          </table:table-cell>
          <table:table-cell table:style-name="Таблица9.G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61544017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8">10-А</text:p>
          </table:table-cell>
          <table:table-cell table:style-name="Таблица9.D8" office:value-type="string">
            <text:p text:style-name="P41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1"/>
          </table:table-cell>
          <table:table-cell table:style-name="Таблица9.G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0693182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8">10-А</text:p>
          </table:table-cell>
          <table:table-cell table:style-name="Таблица9.D9" office:value-type="string">
            <text:p text:style-name="P41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1"/>
          </table:table-cell>
          <table:table-cell table:style-name="Таблица9.G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61479741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8">10-А</text:p>
          </table:table-cell>
          <table:table-cell table:style-name="Таблица9.D10" office:value-type="string">
            <text:p text:style-name="P41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1"/>
          </table:table-cell>
          <table:table-cell table:style-name="Таблица9.G1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49568716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8">10-А</text:p>
          </table:table-cell>
          <table:table-cell table:style-name="Таблица9.D11" office:value-type="string">
            <text:p text:style-name="P41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1"/>
          </table:table-cell>
          <table:table-cell table:style-name="Таблица9.G1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3165602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8">10-А</text:p>
          </table:table-cell>
          <table:table-cell table:style-name="Таблица9.D12" office:value-type="string">
            <text:p text:style-name="P41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1"/>
          </table:table-cell>
          <table:table-cell table:style-name="Таблица9.G12" office:value-type="string">
            <text:p text:style-name="P41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3348513885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8">10-А</text:p>
          </table:table-cell>
          <table:table-cell table:style-name="Таблица9.D13" office:value-type="string">
            <text:p text:style-name="P41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1"/>
          </table:table-cell>
          <table:table-cell table:style-name="Таблица9.G1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7794506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8">10-А</text:p>
          </table:table-cell>
          <table:table-cell table:style-name="Таблица9.D14" office:value-type="string">
            <text:p text:style-name="P41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1"/>
          </table:table-cell>
          <table:table-cell table:style-name="Таблица9.G1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5536140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8">10-А</text:p>
          </table:table-cell>
          <table:table-cell table:style-name="Таблица9.D15" office:value-type="string">
            <text:p text:style-name="P41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1"/>
          </table:table-cell>
          <table:table-cell table:style-name="Таблица9.G15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61416000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8">10-А</text:p>
          </table:table-cell>
          <table:table-cell table:style-name="Таблица9.D16" office:value-type="string">
            <text:p text:style-name="P41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1"/>
          </table:table-cell>
          <table:table-cell table:style-name="Таблица9.G16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42710224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8">10-А</text:p>
          </table:table-cell>
          <table:table-cell table:style-name="Таблица9.D17" office:value-type="string">
            <text:p text:style-name="P41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1"/>
          </table:table-cell>
          <table:table-cell table:style-name="Таблица9.G17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2025239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8">10-А</text:p>
          </table:table-cell>
          <table:table-cell table:style-name="Таблица9.D18" office:value-type="string">
            <text:p text:style-name="P41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1"/>
          </table:table-cell>
          <table:table-cell table:style-name="Таблица9.G18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45809117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8">10-А</text:p>
          </table:table-cell>
          <table:table-cell table:style-name="Таблица9.D19" office:value-type="string">
            <text:p text:style-name="P41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1"/>
          </table:table-cell>
          <table:table-cell table:style-name="Таблица9.G19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8356022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8">10-А</text:p>
          </table:table-cell>
          <table:table-cell table:style-name="Таблица9.D20" office:value-type="string">
            <text:p text:style-name="P41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1"/>
          </table:table-cell>
          <table:table-cell table:style-name="Таблица9.G2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6902115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8">10-А</text:p>
          </table:table-cell>
          <table:table-cell table:style-name="Таблица9.D21" office:value-type="string">
            <text:p text:style-name="P41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1"/>
          </table:table-cell>
          <table:table-cell table:style-name="Таблица9.G21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4685697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8">10-А</text:p>
          </table:table-cell>
          <table:table-cell table:style-name="Таблица9.D22" office:value-type="string">
            <text:p text:style-name="P41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1"/>
          </table:table-cell>
          <table:table-cell table:style-name="Таблица9.G22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6520722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8">10-А</text:p>
          </table:table-cell>
          <table:table-cell table:style-name="Таблица9.D23" office:value-type="string">
            <text:p text:style-name="P41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1"/>
          </table:table-cell>
          <table:table-cell table:style-name="Таблица9.G23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43216308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8">10-А</text:p>
          </table:table-cell>
          <table:table-cell table:style-name="Таблица9.D24" office:value-type="string">
            <text:p text:style-name="P41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1"/>
          </table:table-cell>
          <table:table-cell table:style-name="Таблица9.G24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33502087953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33568597946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52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3355860047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33510035544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3362091848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3348796045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8">10-А</text:p>
          </table:table-cell>
          <table:table-cell table:style-name="Таблица9.D30" office:value-type="string">
            <text:p text:style-name="P41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1"/>
          </table:table-cell>
          <table:table-cell table:style-name="Таблица9.G30" office:value-type="string">
            <text:p text:style-name="P42"/>
          </table:table-cell>
        </table:table-row>
        <table:table-row table:style-name="Таблица9.2">
          <table:table-cell table:style-name="Таблица9.A2" office:value-type="string">
            <text:list xml:id="list833349566039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9.B31" office:value-type="string">
            <text:p text:style-name="P41"/>
          </table:table-cell>
          <table:table-cell table:style-name="Таблица9.C31" office:value-type="string">
            <text:p text:style-name="P49"/>
          </table:table-cell>
          <table:table-cell table:style-name="Таблица9.D31" office:value-type="string">
            <text:p text:style-name="P41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1"/>
          </table:table-cell>
          <table:table-cell table:style-name="Таблица9.G31" office:value-type="string">
            <text:p text:style-name="P42"/>
          </table:table-cell>
        </table:table-row>
      </table:table>
      <text:p text:style-name="P1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335878308717" text:continue-list="list83334956603999" text:style-name="L2">
              <text:list-item text:start-value="1">
                <text:p text:style-name="P98"/>
              </text:list-item>
            </text:list>
          </table:table-cell>
          <table:table-cell table:style-name="Таблица10.B2" office:value-type="string">
            <text:p text:style-name="P85">Башкіна Анастасія</text:p>
          </table:table-cell>
          <table:table-cell table:style-name="Таблица10.C2" office:value-type="string">
            <text:p text:style-name="P70">9-Б</text:p>
          </table:table-cell>
          <table:table-cell table:style-name="Таблица10.D2" office:value-type="string">
            <text:p text:style-name="P70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1"/>
          </table:table-cell>
          <table:table-cell table:style-name="Таблица10.G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3917191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" office:value-type="string">
            <text:p text:style-name="P85">Безсінний Антон</text:p>
          </table:table-cell>
          <table:table-cell table:style-name="Таблица10.C3" office:value-type="string">
            <text:p text:style-name="P70">9-Б</text:p>
          </table:table-cell>
          <table:table-cell table:style-name="Таблица10.D3" office:value-type="string">
            <text:p text:style-name="P70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1"/>
          </table:table-cell>
          <table:table-cell table:style-name="Таблица10.G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6308672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4" office:value-type="string">
            <text:p text:style-name="P85">Блях Катерина</text:p>
          </table:table-cell>
          <table:table-cell table:style-name="Таблица10.C4" office:value-type="string">
            <text:p text:style-name="P70">9-Б</text:p>
          </table:table-cell>
          <table:table-cell table:style-name="Таблица10.D4" office:value-type="string">
            <text:p text:style-name="P70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1"/>
          </table:table-cell>
          <table:table-cell table:style-name="Таблица10.G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9111006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5" office:value-type="string">
            <text:p text:style-name="P85">Бойчун Вероніка</text:p>
          </table:table-cell>
          <table:table-cell table:style-name="Таблица10.C5" office:value-type="string">
            <text:p text:style-name="P70">9-Б</text:p>
          </table:table-cell>
          <table:table-cell table:style-name="Таблица10.D5" office:value-type="string">
            <text:p text:style-name="P70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1"/>
          </table:table-cell>
          <table:table-cell table:style-name="Таблица10.G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7831980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6" office:value-type="string">
            <text:p text:style-name="P85">Бутко Катерина</text:p>
          </table:table-cell>
          <table:table-cell table:style-name="Таблица10.C6" office:value-type="string">
            <text:p text:style-name="P70">9-Б</text:p>
          </table:table-cell>
          <table:table-cell table:style-name="Таблица10.D6" office:value-type="string">
            <text:p text:style-name="P70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1"/>
          </table:table-cell>
          <table:table-cell table:style-name="Таблица10.G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880756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7" office:value-type="string">
            <text:p text:style-name="P85">Гомонова Аліна</text:p>
          </table:table-cell>
          <table:table-cell table:style-name="Таблица10.C7" office:value-type="string">
            <text:p text:style-name="P70">9-Б</text:p>
          </table:table-cell>
          <table:table-cell table:style-name="Таблица10.D7" office:value-type="string">
            <text:p text:style-name="P70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1"/>
          </table:table-cell>
          <table:table-cell table:style-name="Таблица10.G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5151939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8" office:value-type="string">
            <text:p text:style-name="P85">Горобець Максим</text:p>
          </table:table-cell>
          <table:table-cell table:style-name="Таблица10.C8" office:value-type="string">
            <text:p text:style-name="P70">9-Б</text:p>
          </table:table-cell>
          <table:table-cell table:style-name="Таблица10.D8" office:value-type="string">
            <text:p text:style-name="P70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1"/>
          </table:table-cell>
          <table:table-cell table:style-name="Таблица10.G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8430411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9" office:value-type="string">
            <text:p text:style-name="P85">Гулевич Катерина</text:p>
          </table:table-cell>
          <table:table-cell table:style-name="Таблица10.C9" office:value-type="string">
            <text:p text:style-name="P70">9-Б</text:p>
          </table:table-cell>
          <table:table-cell table:style-name="Таблица10.D9" office:value-type="string">
            <text:p text:style-name="P70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1"/>
          </table:table-cell>
          <table:table-cell table:style-name="Таблица10.G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1392687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0" office:value-type="string">
            <text:p text:style-name="P85">Гусак Дмитро</text:p>
          </table:table-cell>
          <table:table-cell table:style-name="Таблица10.C10" office:value-type="string">
            <text:p text:style-name="P70">9-Б</text:p>
          </table:table-cell>
          <table:table-cell table:style-name="Таблица10.D10" office:value-type="string">
            <text:p text:style-name="P70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1"/>
          </table:table-cell>
          <table:table-cell table:style-name="Таблица10.G1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9106022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1" office:value-type="string">
            <text:p text:style-name="P85">Жаврід Маргарита</text:p>
          </table:table-cell>
          <table:table-cell table:style-name="Таблица10.C11" office:value-type="string">
            <text:p text:style-name="P70">9-Б</text:p>
          </table:table-cell>
          <table:table-cell table:style-name="Таблица10.D11" office:value-type="string">
            <text:p text:style-name="P70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1"/>
          </table:table-cell>
          <table:table-cell table:style-name="Таблица10.G1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47486796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2" office:value-type="string">
            <text:p text:style-name="P85">Жук Валерія</text:p>
          </table:table-cell>
          <table:table-cell table:style-name="Таблица10.C12" office:value-type="string">
            <text:p text:style-name="P70">9-Б</text:p>
          </table:table-cell>
          <table:table-cell table:style-name="Таблица10.D12" office:value-type="string">
            <text:p text:style-name="P70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1"/>
          </table:table-cell>
          <table:table-cell table:style-name="Таблица10.G1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63236591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3" office:value-type="string">
            <text:p text:style-name="P85">Кабаєва Анна</text:p>
          </table:table-cell>
          <table:table-cell table:style-name="Таблица10.C13" office:value-type="string">
            <text:p text:style-name="P70">9-Б</text:p>
          </table:table-cell>
          <table:table-cell table:style-name="Таблица10.D13" office:value-type="string">
            <text:p text:style-name="P70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1"/>
          </table:table-cell>
          <table:table-cell table:style-name="Таблица10.G1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61205812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4" office:value-type="string">
            <text:p text:style-name="P85">Коровко Максим</text:p>
          </table:table-cell>
          <table:table-cell table:style-name="Таблица10.C14" office:value-type="string">
            <text:p text:style-name="P70">9-Б</text:p>
          </table:table-cell>
          <table:table-cell table:style-name="Таблица10.D14" office:value-type="string">
            <text:p text:style-name="P70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1"/>
          </table:table-cell>
          <table:table-cell table:style-name="Таблица10.G1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43705598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5" office:value-type="string">
            <text:p text:style-name="P85">Корченков Денис</text:p>
          </table:table-cell>
          <table:table-cell table:style-name="Таблица10.C15" office:value-type="string">
            <text:p text:style-name="P70">9-Б</text:p>
          </table:table-cell>
          <table:table-cell table:style-name="Таблица10.D15" office:value-type="string">
            <text:p text:style-name="P70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1"/>
          </table:table-cell>
          <table:table-cell table:style-name="Таблица10.G15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46517273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6" office:value-type="string">
            <text:p text:style-name="P85">Ларіонова Вероніка</text:p>
          </table:table-cell>
          <table:table-cell table:style-name="Таблица10.C16" office:value-type="string">
            <text:p text:style-name="P70">9-Б</text:p>
          </table:table-cell>
          <table:table-cell table:style-name="Таблица10.D16" office:value-type="string">
            <text:p text:style-name="P70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1"/>
          </table:table-cell>
          <table:table-cell table:style-name="Таблица10.G16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60528292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7" office:value-type="string">
            <text:p text:style-name="P85">Малигіна Ксенія</text:p>
          </table:table-cell>
          <table:table-cell table:style-name="Таблица10.C17" office:value-type="string">
            <text:p text:style-name="P70">9-Б</text:p>
          </table:table-cell>
          <table:table-cell table:style-name="Таблица10.D17" office:value-type="string">
            <text:p text:style-name="P70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1"/>
          </table:table-cell>
          <table:table-cell table:style-name="Таблица10.G17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7918813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8" office:value-type="string">
            <text:p text:style-name="P85">Маляренко Маргарита</text:p>
          </table:table-cell>
          <table:table-cell table:style-name="Таблица10.C18" office:value-type="string">
            <text:p text:style-name="P70">9-Б</text:p>
          </table:table-cell>
          <table:table-cell table:style-name="Таблица10.D18" office:value-type="string">
            <text:p text:style-name="P70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1"/>
          </table:table-cell>
          <table:table-cell table:style-name="Таблица10.G18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4308446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19" office:value-type="string">
            <text:p text:style-name="P85">Мариняк Юлія</text:p>
          </table:table-cell>
          <table:table-cell table:style-name="Таблица10.C19" office:value-type="string">
            <text:p text:style-name="P70">9-Б</text:p>
          </table:table-cell>
          <table:table-cell table:style-name="Таблица10.D19" office:value-type="string">
            <text:p text:style-name="P70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1"/>
          </table:table-cell>
          <table:table-cell table:style-name="Таблица10.G19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49454067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0" office:value-type="string">
            <text:p text:style-name="P85">Новікова Ольга</text:p>
          </table:table-cell>
          <table:table-cell table:style-name="Таблица10.C20" office:value-type="string">
            <text:p text:style-name="P70">9-Б</text:p>
          </table:table-cell>
          <table:table-cell table:style-name="Таблица10.D20" office:value-type="string">
            <text:p text:style-name="P70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1"/>
          </table:table-cell>
          <table:table-cell table:style-name="Таблица10.G2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3682175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1" office:value-type="string">
            <text:p text:style-name="P85">Прошкіна Дар'я</text:p>
          </table:table-cell>
          <table:table-cell table:style-name="Таблица10.C21" office:value-type="string">
            <text:p text:style-name="P70">9-Б</text:p>
          </table:table-cell>
          <table:table-cell table:style-name="Таблица10.D21" office:value-type="string">
            <text:p text:style-name="P70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1"/>
          </table:table-cell>
          <table:table-cell table:style-name="Таблица10.G21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529466375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2" office:value-type="string">
            <text:p text:style-name="P85">Родіонова Олександра</text:p>
          </table:table-cell>
          <table:table-cell table:style-name="Таблица10.C22" office:value-type="string">
            <text:p text:style-name="P70">9-Б</text:p>
          </table:table-cell>
          <table:table-cell table:style-name="Таблица10.D22" office:value-type="string">
            <text:p text:style-name="P70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1"/>
          </table:table-cell>
          <table:table-cell table:style-name="Таблица10.G2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42375983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3" office:value-type="string">
            <text:p text:style-name="P85">Сусєкова Катерина</text:p>
          </table:table-cell>
          <table:table-cell table:style-name="Таблица10.C23" office:value-type="string">
            <text:p text:style-name="P70">9-Б</text:p>
          </table:table-cell>
          <table:table-cell table:style-name="Таблица10.D23" office:value-type="string">
            <text:p text:style-name="P70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1"/>
          </table:table-cell>
          <table:table-cell table:style-name="Таблица10.G23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42686341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24" office:value-type="string">
            <text:p text:style-name="P85">Тищенко Олексій</text:p>
          </table:table-cell>
          <table:table-cell table:style-name="Таблица10.C24" office:value-type="string">
            <text:p text:style-name="P70">9-Б</text:p>
          </table:table-cell>
          <table:table-cell table:style-name="Таблица10.D24" office:value-type="string">
            <text:p text:style-name="P70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1"/>
          </table:table-cell>
          <table:table-cell table:style-name="Таблица10.G24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3361888260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Толстікова Анастас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45342322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Федько Альбі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52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63178639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рченко Ан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55520527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асанова Катерин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58140277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Хмарська Маргарита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549950759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0" office:value-type="string">
            <text:p text:style-name="P85">Чиж Лілія</text:p>
          </table:table-cell>
          <table:table-cell table:style-name="Таблица10.C30" office:value-type="string">
            <text:p text:style-name="P70">9-Б</text:p>
          </table:table-cell>
          <table:table-cell table:style-name="Таблица10.D30" office:value-type="string">
            <text:p text:style-name="P70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1"/>
          </table:table-cell>
          <table:table-cell table:style-name="Таблица10.G30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51429171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Чирченко Дмитро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43416551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2" office:value-type="string">
            <text:p text:style-name="P85">Шабазова Марина</text:p>
          </table:table-cell>
          <table:table-cell table:style-name="Таблица10.C32" office:value-type="string">
            <text:p text:style-name="P70">9-Б</text:p>
          </table:table-cell>
          <table:table-cell table:style-name="Таблица10.D32" office:value-type="string">
            <text:p text:style-name="P70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1"/>
          </table:table-cell>
          <table:table-cell table:style-name="Таблица10.G32" office:value-type="string">
            <text:p text:style-name="P42"/>
          </table:table-cell>
        </table:table-row>
        <table:table-row table:style-name="Таблица10.2">
          <table:table-cell table:style-name="Таблица10.A2" office:value-type="string">
            <text:list xml:id="list83335964276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0.B33" office:value-type="string">
            <text:p text:style-name="P85">Юхно Денис</text:p>
          </table:table-cell>
          <table:table-cell table:style-name="Таблица10.C33" office:value-type="string">
            <text:p text:style-name="P70">9-Б</text:p>
          </table:table-cell>
          <table:table-cell table:style-name="Таблица10.D33" office:value-type="string">
            <text:p text:style-name="P70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1"/>
          </table:table-cell>
          <table:table-cell table:style-name="Таблица10.G33" office:value-type="string">
            <text:p text:style-name="P42"/>
          </table:table-cell>
        </table:table-row>
      </table:table>
      <text:p text:style-name="P1"/>
      <text:p text:style-name="P1"/>
      <text:p text:style-name="P94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334877590813" text:continue-list="list83335964276900" text:style-name="L2">
              <text:list-item text:start-value="1">
                <text:p text:style-name="P101"/>
              </text:list-item>
            </text:list>
          </table:table-cell>
          <table:table-cell table:style-name="Таблица16.B2" office:value-type="string">
            <text:p text:style-name="P87">Башкіна Анастасія</text:p>
          </table:table-cell>
          <table:table-cell table:style-name="Таблица16.C2" office:value-type="string">
            <text:p text:style-name="P70">9-Б</text:p>
          </table:table-cell>
          <table:table-cell table:style-name="Таблица16.D2" office:value-type="string">
            <text:p text:style-name="P70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6"/>
          </table:table-cell>
          <table:table-cell table:style-name="Таблица16.G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0426488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" office:value-type="string">
            <text:p text:style-name="P87">Безсінний Антон</text:p>
          </table:table-cell>
          <table:table-cell table:style-name="Таблица16.C3" office:value-type="string">
            <text:p text:style-name="P70">9-Б</text:p>
          </table:table-cell>
          <table:table-cell table:style-name="Таблица16.D3" office:value-type="string">
            <text:p text:style-name="P70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6"/>
          </table:table-cell>
          <table:table-cell table:style-name="Таблица16.G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4221187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4" office:value-type="string">
            <text:p text:style-name="P87">Блях Катерина</text:p>
          </table:table-cell>
          <table:table-cell table:style-name="Таблица16.C4" office:value-type="string">
            <text:p text:style-name="P70">9-Б</text:p>
          </table:table-cell>
          <table:table-cell table:style-name="Таблица16.D4" office:value-type="string">
            <text:p text:style-name="P70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6"/>
          </table:table-cell>
          <table:table-cell table:style-name="Таблица16.G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2839676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5" office:value-type="string">
            <text:p text:style-name="P87">Бойчун Вероніка</text:p>
          </table:table-cell>
          <table:table-cell table:style-name="Таблица16.C5" office:value-type="string">
            <text:p text:style-name="P70">9-Б</text:p>
          </table:table-cell>
          <table:table-cell table:style-name="Таблица16.D5" office:value-type="string">
            <text:p text:style-name="P70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6"/>
          </table:table-cell>
          <table:table-cell table:style-name="Таблица16.G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3877338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6" office:value-type="string">
            <text:p text:style-name="P87">Бутко Катерина</text:p>
          </table:table-cell>
          <table:table-cell table:style-name="Таблица16.C6" office:value-type="string">
            <text:p text:style-name="P70">9-Б</text:p>
          </table:table-cell>
          <table:table-cell table:style-name="Таблица16.D6" office:value-type="string">
            <text:p text:style-name="P70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6"/>
          </table:table-cell>
          <table:table-cell table:style-name="Таблица16.G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8517213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7" office:value-type="string">
            <text:p text:style-name="P87">Гомонова Аліна</text:p>
          </table:table-cell>
          <table:table-cell table:style-name="Таблица16.C7" office:value-type="string">
            <text:p text:style-name="P70">9-Б</text:p>
          </table:table-cell>
          <table:table-cell table:style-name="Таблица16.D7" office:value-type="string">
            <text:p text:style-name="P70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6"/>
          </table:table-cell>
          <table:table-cell table:style-name="Таблица16.G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48655177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8" office:value-type="string">
            <text:p text:style-name="P87">Горобець Максим</text:p>
          </table:table-cell>
          <table:table-cell table:style-name="Таблица16.C8" office:value-type="string">
            <text:p text:style-name="P70">9-Б</text:p>
          </table:table-cell>
          <table:table-cell table:style-name="Таблица16.D8" office:value-type="string">
            <text:p text:style-name="P70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6"/>
          </table:table-cell>
          <table:table-cell table:style-name="Таблица16.G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1806717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9" office:value-type="string">
            <text:p text:style-name="P87">Гулевич Катерина</text:p>
          </table:table-cell>
          <table:table-cell table:style-name="Таблица16.C9" office:value-type="string">
            <text:p text:style-name="P70">9-Б</text:p>
          </table:table-cell>
          <table:table-cell table:style-name="Таблица16.D9" office:value-type="string">
            <text:p text:style-name="P70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6"/>
          </table:table-cell>
          <table:table-cell table:style-name="Таблица16.G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7055345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0" office:value-type="string">
            <text:p text:style-name="P87">Гусак Дмитро</text:p>
          </table:table-cell>
          <table:table-cell table:style-name="Таблица16.C10" office:value-type="string">
            <text:p text:style-name="P70">9-Б</text:p>
          </table:table-cell>
          <table:table-cell table:style-name="Таблица16.D10" office:value-type="string">
            <text:p text:style-name="P70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6"/>
          </table:table-cell>
          <table:table-cell table:style-name="Таблица16.G1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3050803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1" office:value-type="string">
            <text:p text:style-name="P87">Жаврід Маргарита</text:p>
          </table:table-cell>
          <table:table-cell table:style-name="Таблица16.C11" office:value-type="string">
            <text:p text:style-name="P70">9-Б</text:p>
          </table:table-cell>
          <table:table-cell table:style-name="Таблица16.D11" office:value-type="string">
            <text:p text:style-name="P70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6"/>
          </table:table-cell>
          <table:table-cell table:style-name="Таблица16.G1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5334964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2" office:value-type="string">
            <text:p text:style-name="P87">Жук Валерія</text:p>
          </table:table-cell>
          <table:table-cell table:style-name="Таблица16.C12" office:value-type="string">
            <text:p text:style-name="P70">9-Б</text:p>
          </table:table-cell>
          <table:table-cell table:style-name="Таблица16.D12" office:value-type="string">
            <text:p text:style-name="P70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6"/>
          </table:table-cell>
          <table:table-cell table:style-name="Таблица16.G1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1586219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3" office:value-type="string">
            <text:p text:style-name="P87">Кабаєва Анна</text:p>
          </table:table-cell>
          <table:table-cell table:style-name="Таблица16.C13" office:value-type="string">
            <text:p text:style-name="P70">9-Б</text:p>
          </table:table-cell>
          <table:table-cell table:style-name="Таблица16.D13" office:value-type="string">
            <text:p text:style-name="P70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6"/>
          </table:table-cell>
          <table:table-cell table:style-name="Таблица16.G1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1084842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4" office:value-type="string">
            <text:p text:style-name="P87">Коровко Максим</text:p>
          </table:table-cell>
          <table:table-cell table:style-name="Таблица16.C14" office:value-type="string">
            <text:p text:style-name="P70">9-Б</text:p>
          </table:table-cell>
          <table:table-cell table:style-name="Таблица16.D14" office:value-type="string">
            <text:p text:style-name="P70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6"/>
          </table:table-cell>
          <table:table-cell table:style-name="Таблица16.G1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2996291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5" office:value-type="string">
            <text:p text:style-name="P87">Корченков Денис</text:p>
          </table:table-cell>
          <table:table-cell table:style-name="Таблица16.C15" office:value-type="string">
            <text:p text:style-name="P70">9-Б</text:p>
          </table:table-cell>
          <table:table-cell table:style-name="Таблица16.D15" office:value-type="string">
            <text:p text:style-name="P70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6"/>
          </table:table-cell>
          <table:table-cell table:style-name="Таблица16.G15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6252088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6" office:value-type="string">
            <text:p text:style-name="P87">Ларіонова Вероніка</text:p>
          </table:table-cell>
          <table:table-cell table:style-name="Таблица16.C16" office:value-type="string">
            <text:p text:style-name="P70">9-Б</text:p>
          </table:table-cell>
          <table:table-cell table:style-name="Таблица16.D16" office:value-type="string">
            <text:p text:style-name="P70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6"/>
          </table:table-cell>
          <table:table-cell table:style-name="Таблица16.G16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14562313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7" office:value-type="string">
            <text:p text:style-name="P87">Малигіна Ксенія</text:p>
          </table:table-cell>
          <table:table-cell table:style-name="Таблица16.C17" office:value-type="string">
            <text:p text:style-name="P70">9-Б</text:p>
          </table:table-cell>
          <table:table-cell table:style-name="Таблица16.D17" office:value-type="string">
            <text:p text:style-name="P70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6"/>
          </table:table-cell>
          <table:table-cell table:style-name="Таблица16.G17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6321330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8" office:value-type="string">
            <text:p text:style-name="P87">Маляренко Маргарита</text:p>
          </table:table-cell>
          <table:table-cell table:style-name="Таблица16.C18" office:value-type="string">
            <text:p text:style-name="P70">9-Б</text:p>
          </table:table-cell>
          <table:table-cell table:style-name="Таблица16.D18" office:value-type="string">
            <text:p text:style-name="P70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6"/>
          </table:table-cell>
          <table:table-cell table:style-name="Таблица16.G18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4752569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19" office:value-type="string">
            <text:p text:style-name="P87">Мариняк Юлія</text:p>
          </table:table-cell>
          <table:table-cell table:style-name="Таблица16.C19" office:value-type="string">
            <text:p text:style-name="P70">9-Б</text:p>
          </table:table-cell>
          <table:table-cell table:style-name="Таблица16.D19" office:value-type="string">
            <text:p text:style-name="P70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6"/>
          </table:table-cell>
          <table:table-cell table:style-name="Таблица16.G19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5282735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0" office:value-type="string">
            <text:p text:style-name="P87">Новікова Ольга</text:p>
          </table:table-cell>
          <table:table-cell table:style-name="Таблица16.C20" office:value-type="string">
            <text:p text:style-name="P70">9-Б</text:p>
          </table:table-cell>
          <table:table-cell table:style-name="Таблица16.D20" office:value-type="string">
            <text:p text:style-name="P70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6"/>
          </table:table-cell>
          <table:table-cell table:style-name="Таблица16.G2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2035208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1" office:value-type="string">
            <text:p text:style-name="P87">Прошкіна Дар'я</text:p>
          </table:table-cell>
          <table:table-cell table:style-name="Таблица16.C21" office:value-type="string">
            <text:p text:style-name="P70">9-Б</text:p>
          </table:table-cell>
          <table:table-cell table:style-name="Таблица16.D21" office:value-type="string">
            <text:p text:style-name="P70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6"/>
          </table:table-cell>
          <table:table-cell table:style-name="Таблица16.G21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3727914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2" office:value-type="string">
            <text:p text:style-name="P87">Родіонова Олександра</text:p>
          </table:table-cell>
          <table:table-cell table:style-name="Таблица16.C22" office:value-type="string">
            <text:p text:style-name="P70">9-Б</text:p>
          </table:table-cell>
          <table:table-cell table:style-name="Таблица16.D22" office:value-type="string">
            <text:p text:style-name="P70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6"/>
          </table:table-cell>
          <table:table-cell table:style-name="Таблица16.G2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7765238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3" office:value-type="string">
            <text:p text:style-name="P87">Сусєкова Катерина</text:p>
          </table:table-cell>
          <table:table-cell table:style-name="Таблица16.C23" office:value-type="string">
            <text:p text:style-name="P70">9-Б</text:p>
          </table:table-cell>
          <table:table-cell table:style-name="Таблица16.D23" office:value-type="string">
            <text:p text:style-name="P70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6"/>
          </table:table-cell>
          <table:table-cell table:style-name="Таблица16.G23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0970841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24" office:value-type="string">
            <text:p text:style-name="P87">Тищенко Олексій</text:p>
          </table:table-cell>
          <table:table-cell table:style-name="Таблица16.C24" office:value-type="string">
            <text:p text:style-name="P70">9-Б</text:p>
          </table:table-cell>
          <table:table-cell table:style-name="Таблица16.D24" office:value-type="string">
            <text:p text:style-name="P70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6"/>
          </table:table-cell>
          <table:table-cell table:style-name="Таблица16.G24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3961305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Толстікова Анастас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62724280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Федько Альбі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5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1635017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рченко Ан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5872327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асанова Катерин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49445035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Хмарська Маргарита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7033725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0" office:value-type="string">
            <text:p text:style-name="P87">Чиж Лілія</text:p>
          </table:table-cell>
          <table:table-cell table:style-name="Таблица16.C30" office:value-type="string">
            <text:p text:style-name="P70">9-Б</text:p>
          </table:table-cell>
          <table:table-cell table:style-name="Таблица16.D30" office:value-type="string">
            <text:p text:style-name="P70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6"/>
          </table:table-cell>
          <table:table-cell table:style-name="Таблица16.G30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0929349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Чирченко Дмитро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5591664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2" office:value-type="string">
            <text:p text:style-name="P87">Шабазова Марина</text:p>
          </table:table-cell>
          <table:table-cell table:style-name="Таблица16.C32" office:value-type="string">
            <text:p text:style-name="P70">9-Б</text:p>
          </table:table-cell>
          <table:table-cell table:style-name="Таблица16.D32" office:value-type="string">
            <text:p text:style-name="P70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6"/>
          </table:table-cell>
          <table:table-cell table:style-name="Таблица16.G32" office:value-type="string">
            <text:p text:style-name="P46"/>
          </table:table-cell>
        </table:table-row>
        <table:table-row table:style-name="Таблица16.2">
          <table:table-cell table:style-name="Таблица16.A2" office:value-type="string">
            <text:list xml:id="list833353249142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6.B33" office:value-type="string">
            <text:p text:style-name="P87">Юхно Денис</text:p>
          </table:table-cell>
          <table:table-cell table:style-name="Таблица16.C33" office:value-type="string">
            <text:p text:style-name="P70">9-Б</text:p>
          </table:table-cell>
          <table:table-cell table:style-name="Таблица16.D33" office:value-type="string">
            <text:p text:style-name="P70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6"/>
          </table:table-cell>
          <table:table-cell table:style-name="Таблица16.G33" office:value-type="string">
            <text:p text:style-name="P46"/>
          </table:table-cell>
        </table:table-row>
      </table:table>
      <text:p text:style-name="P5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334809310839" text:continue-list="list83335324914227" text:style-name="L2">
              <text:list-item text:start-value="1">
                <text:p text:style-name="P98"/>
              </text:list-item>
            </text:list>
          </table:table-cell>
          <table:table-cell table:style-name="Таблица11.B2" office:value-type="string">
            <text:p text:style-name="P85">Балаховцева Марія</text:p>
          </table:table-cell>
          <table:table-cell table:style-name="Таблица11.C2" office:value-type="string">
            <text:p text:style-name="P60"><text:span text:style-name="T6">10</text:span>-Б</text:p>
          </table:table-cell>
          <table:table-cell table:style-name="Таблица11.D2" office:value-type="string">
            <text:p text:style-name="P69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1"/>
          </table:table-cell>
          <table:table-cell table:style-name="Таблица11.G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7430860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" office:value-type="string">
            <text:p text:style-name="P85">Буряк Олена</text:p>
          </table:table-cell>
          <table:table-cell table:style-name="Таблица11.C3" office:value-type="string">
            <text:p text:style-name="P63"><text:span text:style-name="T6">10</text:span>-Б</text:p>
          </table:table-cell>
          <table:table-cell table:style-name="Таблица11.D3" office:value-type="string">
            <text:p text:style-name="P69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1"/>
          </table:table-cell>
          <table:table-cell table:style-name="Таблица11.G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63151146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4" office:value-type="string">
            <text:p text:style-name="P85">Вакулюк Сергій</text:p>
          </table:table-cell>
          <table:table-cell table:style-name="Таблица11.C4" office:value-type="string">
            <text:p text:style-name="P63"><text:span text:style-name="T6">10</text:span>-Б</text:p>
          </table:table-cell>
          <table:table-cell table:style-name="Таблица11.D4" office:value-type="string">
            <text:p text:style-name="P69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1"/>
          </table:table-cell>
          <table:table-cell table:style-name="Таблица11.G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61907526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5" office:value-type="string">
            <text:p text:style-name="P85">Версетілов Віктор</text:p>
          </table:table-cell>
          <table:table-cell table:style-name="Таблица11.C5" office:value-type="string">
            <text:p text:style-name="P63"><text:span text:style-name="T6">10</text:span>-Б</text:p>
          </table:table-cell>
          <table:table-cell table:style-name="Таблица11.D5" office:value-type="string">
            <text:p text:style-name="P69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1"/>
          </table:table-cell>
          <table:table-cell table:style-name="Таблица11.G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9500793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6" office:value-type="string">
            <text:p text:style-name="P85">Виноградов Дмитро</text:p>
          </table:table-cell>
          <table:table-cell table:style-name="Таблица11.C6" office:value-type="string">
            <text:p text:style-name="P63"><text:span text:style-name="T6">10</text:span>-Б</text:p>
          </table:table-cell>
          <table:table-cell table:style-name="Таблица11.D6" office:value-type="string">
            <text:p text:style-name="P69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1"/>
          </table:table-cell>
          <table:table-cell table:style-name="Таблица11.G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4675157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7" office:value-type="string">
            <text:p text:style-name="P85">Вітюгова Анна</text:p>
          </table:table-cell>
          <table:table-cell table:style-name="Таблица11.C7" office:value-type="string">
            <text:p text:style-name="P63"><text:span text:style-name="T6">10</text:span>-Б</text:p>
          </table:table-cell>
          <table:table-cell table:style-name="Таблица11.D7" office:value-type="string">
            <text:p text:style-name="P69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1"/>
          </table:table-cell>
          <table:table-cell table:style-name="Таблица11.G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3000536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8" office:value-type="string">
            <text:p text:style-name="P85">Гаврилова Крістіна</text:p>
          </table:table-cell>
          <table:table-cell table:style-name="Таблица11.C8" office:value-type="string">
            <text:p text:style-name="P63"><text:span text:style-name="T6">10</text:span>-Б</text:p>
          </table:table-cell>
          <table:table-cell table:style-name="Таблица11.D8" office:value-type="string">
            <text:p text:style-name="P69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1"/>
          </table:table-cell>
          <table:table-cell table:style-name="Таблица11.G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9439180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9" office:value-type="string">
            <text:p text:style-name="P85">Гордієнко Роман</text:p>
          </table:table-cell>
          <table:table-cell table:style-name="Таблица11.C9" office:value-type="string">
            <text:p text:style-name="P63"><text:span text:style-name="T6">10</text:span>-Б</text:p>
          </table:table-cell>
          <table:table-cell table:style-name="Таблица11.D9" office:value-type="string">
            <text:p text:style-name="P69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1"/>
          </table:table-cell>
          <table:table-cell table:style-name="Таблица11.G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63615709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0" office:value-type="string">
            <text:p text:style-name="P85">Доценко Микита</text:p>
          </table:table-cell>
          <table:table-cell table:style-name="Таблица11.C10" office:value-type="string">
            <text:p text:style-name="P63"><text:span text:style-name="T6">10</text:span>-Б</text:p>
          </table:table-cell>
          <table:table-cell table:style-name="Таблица11.D10" office:value-type="string">
            <text:p text:style-name="P69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1"/>
          </table:table-cell>
          <table:table-cell table:style-name="Таблица11.G1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0830828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1" office:value-type="string">
            <text:p text:style-name="P85">Дудіна Юлія</text:p>
          </table:table-cell>
          <table:table-cell table:style-name="Таблица11.C11" office:value-type="string">
            <text:p text:style-name="P63"><text:span text:style-name="T6">10</text:span>-Б</text:p>
          </table:table-cell>
          <table:table-cell table:style-name="Таблица11.D11" office:value-type="string">
            <text:p text:style-name="P69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1"/>
          </table:table-cell>
          <table:table-cell table:style-name="Таблица11.G1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885629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2" office:value-type="string">
            <text:p text:style-name="P85">Ільгова Аліна</text:p>
          </table:table-cell>
          <table:table-cell table:style-name="Таблица11.C12" office:value-type="string">
            <text:p text:style-name="P63"><text:span text:style-name="T6">10</text:span>-Б</text:p>
          </table:table-cell>
          <table:table-cell table:style-name="Таблица11.D12" office:value-type="string">
            <text:p text:style-name="P69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1"/>
          </table:table-cell>
          <table:table-cell table:style-name="Таблица11.G1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1989579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3" office:value-type="string">
            <text:p text:style-name="P85">Катишкіна Катерина</text:p>
          </table:table-cell>
          <table:table-cell table:style-name="Таблица11.C13" office:value-type="string">
            <text:p text:style-name="P63"><text:span text:style-name="T6">10</text:span>-Б</text:p>
          </table:table-cell>
          <table:table-cell table:style-name="Таблица11.D13" office:value-type="string">
            <text:p text:style-name="P69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1"/>
          </table:table-cell>
          <table:table-cell table:style-name="Таблица11.G1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1222969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4" office:value-type="string">
            <text:p text:style-name="P85">Кисельова Юлія</text:p>
          </table:table-cell>
          <table:table-cell table:style-name="Таблица11.C14" office:value-type="string">
            <text:p text:style-name="P63"><text:span text:style-name="T6">10</text:span>-Б</text:p>
          </table:table-cell>
          <table:table-cell table:style-name="Таблица11.D14" office:value-type="string">
            <text:p text:style-name="P69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1"/>
          </table:table-cell>
          <table:table-cell table:style-name="Таблица11.G1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1571648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5" office:value-type="string">
            <text:p text:style-name="P85">Коваленко Марія</text:p>
          </table:table-cell>
          <table:table-cell table:style-name="Таблица11.C15" office:value-type="string">
            <text:p text:style-name="P63"><text:span text:style-name="T6">10</text:span>-Б</text:p>
          </table:table-cell>
          <table:table-cell table:style-name="Таблица11.D15" office:value-type="string">
            <text:p text:style-name="P69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1"/>
          </table:table-cell>
          <table:table-cell table:style-name="Таблица11.G15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60488077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6" office:value-type="string">
            <text:p text:style-name="P85">Купріна Анастасія</text:p>
          </table:table-cell>
          <table:table-cell table:style-name="Таблица11.C16" office:value-type="string">
            <text:p text:style-name="P63"><text:span text:style-name="T6">10</text:span>-Б</text:p>
          </table:table-cell>
          <table:table-cell table:style-name="Таблица11.D16" office:value-type="string">
            <text:p text:style-name="P69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1"/>
          </table:table-cell>
          <table:table-cell table:style-name="Таблица11.G16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993012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7" office:value-type="string">
            <text:p text:style-name="P85">Литвиненко Анна</text:p>
          </table:table-cell>
          <table:table-cell table:style-name="Таблица11.C17" office:value-type="string">
            <text:p text:style-name="P63"><text:span text:style-name="T6">10</text:span>-Б</text:p>
          </table:table-cell>
          <table:table-cell table:style-name="Таблица11.D17" office:value-type="string">
            <text:p text:style-name="P69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1"/>
          </table:table-cell>
          <table:table-cell table:style-name="Таблица11.G17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63340434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8" office:value-type="string">
            <text:p text:style-name="P85">Малигіна Поліна</text:p>
          </table:table-cell>
          <table:table-cell table:style-name="Таблица11.C18" office:value-type="string">
            <text:p text:style-name="P63"><text:span text:style-name="T6">10</text:span>-Б</text:p>
          </table:table-cell>
          <table:table-cell table:style-name="Таблица11.D18" office:value-type="string">
            <text:p text:style-name="P69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1"/>
          </table:table-cell>
          <table:table-cell table:style-name="Таблица11.G18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5439285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19" office:value-type="string">
            <text:p text:style-name="P85">Маслова Діана</text:p>
          </table:table-cell>
          <table:table-cell table:style-name="Таблица11.C19" office:value-type="string">
            <text:p text:style-name="P63"><text:span text:style-name="T6">10</text:span>-Б</text:p>
          </table:table-cell>
          <table:table-cell table:style-name="Таблица11.D19" office:value-type="string">
            <text:p text:style-name="P69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1"/>
          </table:table-cell>
          <table:table-cell table:style-name="Таблица11.G1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5581534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0" office:value-type="string">
            <text:p text:style-name="P85">Ольшанська Віталіна</text:p>
          </table:table-cell>
          <table:table-cell table:style-name="Таблица11.C20" office:value-type="string">
            <text:p text:style-name="P63"><text:span text:style-name="T6">10</text:span>-Б</text:p>
          </table:table-cell>
          <table:table-cell table:style-name="Таблица11.D20" office:value-type="string">
            <text:p text:style-name="P69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1"/>
          </table:table-cell>
          <table:table-cell table:style-name="Таблица11.G20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2524927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1" office:value-type="string">
            <text:p text:style-name="P85">Опалінська Вікторія</text:p>
          </table:table-cell>
          <table:table-cell table:style-name="Таблица11.C21" office:value-type="string">
            <text:p text:style-name="P63"><text:span text:style-name="T6">10</text:span>-Б</text:p>
          </table:table-cell>
          <table:table-cell table:style-name="Таблица11.D21" office:value-type="string">
            <text:p text:style-name="P69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1"/>
          </table:table-cell>
          <table:table-cell table:style-name="Таблица11.G21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6268594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2" office:value-type="string">
            <text:p text:style-name="P85">Паукова Валентина</text:p>
          </table:table-cell>
          <table:table-cell table:style-name="Таблица11.C22" office:value-type="string">
            <text:p text:style-name="P63"><text:span text:style-name="T6">10</text:span>-Б</text:p>
          </table:table-cell>
          <table:table-cell table:style-name="Таблица11.D22" office:value-type="string">
            <text:p text:style-name="P69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1"/>
          </table:table-cell>
          <table:table-cell table:style-name="Таблица11.G22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62232437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3" office:value-type="string">
            <text:p text:style-name="P85">Попова Злата</text:p>
          </table:table-cell>
          <table:table-cell table:style-name="Таблица11.C23" office:value-type="string">
            <text:p text:style-name="P63"><text:span text:style-name="T6">10</text:span>-Б</text:p>
          </table:table-cell>
          <table:table-cell table:style-name="Таблица11.D23" office:value-type="string">
            <text:p text:style-name="P69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1"/>
          </table:table-cell>
          <table:table-cell table:style-name="Таблица11.G23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58491764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4" office:value-type="string">
            <text:p text:style-name="P85">Сіньковська Анна</text:p>
          </table:table-cell>
          <table:table-cell table:style-name="Таблица11.C24" office:value-type="string">
            <text:p text:style-name="P63"><text:span text:style-name="T6">10</text:span>-Б</text:p>
          </table:table-cell>
          <table:table-cell table:style-name="Таблица11.D24" office:value-type="string">
            <text:p text:style-name="P69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1"/>
          </table:table-cell>
          <table:table-cell table:style-name="Таблица11.G24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3345368620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Скора Юл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3362458625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єтєрін Гліб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5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3362866531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Тимошенко Вікто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3364453812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Углов Антон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3358575824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29" office:value-type="string">
            <text:p text:style-name="P85">Хіщенко Валерія</text:p>
          </table:table-cell>
          <table:table-cell table:style-name="Таблица11.C29" office:value-type="string">
            <text:p text:style-name="P63"><text:span text:style-name="T6">10</text:span>-Б</text:p>
          </table:table-cell>
          <table:table-cell table:style-name="Таблица11.D29" office:value-type="string">
            <text:p text:style-name="P69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1"/>
          </table:table-cell>
          <table:table-cell table:style-name="Таблица11.G29" office:value-type="string">
            <text:p text:style-name="P42"/>
          </table:table-cell>
        </table:table-row>
        <table:table-row table:style-name="Таблица11.2">
          <table:table-cell table:style-name="Таблица11.A2" office:value-type="string">
            <text:list xml:id="list8333618525163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1.B30" office:value-type="string">
            <text:p text:style-name="P85">Чирук Катерина</text:p>
          </table:table-cell>
          <table:table-cell table:style-name="Таблица11.C30" office:value-type="string">
            <text:p text:style-name="P63"><text:span text:style-name="T6">10</text:span>-Б</text:p>
          </table:table-cell>
          <table:table-cell table:style-name="Таблица11.D30" office:value-type="string">
            <text:p text:style-name="P69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1"/>
          </table:table-cell>
          <table:table-cell table:style-name="Таблица11.G30" office:value-type="string">
            <text:p text:style-name="P4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3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335411146823" text:continue-list="list83336185251630" text:style-name="L2">
              <text:list-item text:start-value="1">
                <text:p text:style-name="P102"/>
              </text:list-item>
            </text:list>
          </table:table-cell>
          <table:table-cell table:style-name="Таблица15.B2" office:value-type="string">
            <text:p text:style-name="P86">Балаховцева Марія</text:p>
          </table:table-cell>
          <table:table-cell table:style-name="Таблица15.C2" office:value-type="string">
            <text:p text:style-name="P63"><text:span text:style-name="T6">10</text:span>-Б</text:p>
          </table:table-cell>
          <table:table-cell table:style-name="Таблица15.D2" office:value-type="string">
            <text:p text:style-name="P69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5"/>
          </table:table-cell>
          <table:table-cell table:style-name="Таблица15.G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32405129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" office:value-type="string">
            <text:p text:style-name="P86">Буряк Олена</text:p>
          </table:table-cell>
          <table:table-cell table:style-name="Таблица15.C3" office:value-type="string">
            <text:p text:style-name="P63"><text:span text:style-name="T6">10</text:span>-Б</text:p>
          </table:table-cell>
          <table:table-cell table:style-name="Таблица15.D3" office:value-type="string">
            <text:p text:style-name="P69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5"/>
          </table:table-cell>
          <table:table-cell table:style-name="Таблица15.G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19711282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4" office:value-type="string">
            <text:p text:style-name="P86">Вакулюк Сергій</text:p>
          </table:table-cell>
          <table:table-cell table:style-name="Таблица15.C4" office:value-type="string">
            <text:p text:style-name="P63"><text:span text:style-name="T6">10</text:span>-Б</text:p>
          </table:table-cell>
          <table:table-cell table:style-name="Таблица15.D4" office:value-type="string">
            <text:p text:style-name="P69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5"/>
          </table:table-cell>
          <table:table-cell table:style-name="Таблица15.G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38788107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5" office:value-type="string">
            <text:p text:style-name="P86">Версетілов Віктор</text:p>
          </table:table-cell>
          <table:table-cell table:style-name="Таблица15.C5" office:value-type="string">
            <text:p text:style-name="P63"><text:span text:style-name="T6">10</text:span>-Б</text:p>
          </table:table-cell>
          <table:table-cell table:style-name="Таблица15.D5" office:value-type="string">
            <text:p text:style-name="P69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5"/>
          </table:table-cell>
          <table:table-cell table:style-name="Таблица15.G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9787428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6" office:value-type="string">
            <text:p text:style-name="P86">Виноградов Дмитро</text:p>
          </table:table-cell>
          <table:table-cell table:style-name="Таблица15.C6" office:value-type="string">
            <text:p text:style-name="P63"><text:span text:style-name="T6">10</text:span>-Б</text:p>
          </table:table-cell>
          <table:table-cell table:style-name="Таблица15.D6" office:value-type="string">
            <text:p text:style-name="P69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5"/>
          </table:table-cell>
          <table:table-cell table:style-name="Таблица15.G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7213926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7" office:value-type="string">
            <text:p text:style-name="P86">Вітюгова Анна</text:p>
          </table:table-cell>
          <table:table-cell table:style-name="Таблица15.C7" office:value-type="string">
            <text:p text:style-name="P63"><text:span text:style-name="T6">10</text:span>-Б</text:p>
          </table:table-cell>
          <table:table-cell table:style-name="Таблица15.D7" office:value-type="string">
            <text:p text:style-name="P69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5"/>
          </table:table-cell>
          <table:table-cell table:style-name="Таблица15.G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33666362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8" office:value-type="string">
            <text:p text:style-name="P86">Гаврилова Крістіна</text:p>
          </table:table-cell>
          <table:table-cell table:style-name="Таблица15.C8" office:value-type="string">
            <text:p text:style-name="P63"><text:span text:style-name="T6">10</text:span>-Б</text:p>
          </table:table-cell>
          <table:table-cell table:style-name="Таблица15.D8" office:value-type="string">
            <text:p text:style-name="P69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5"/>
          </table:table-cell>
          <table:table-cell table:style-name="Таблица15.G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3784836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9" office:value-type="string">
            <text:p text:style-name="P86">Гордієнко Роман</text:p>
          </table:table-cell>
          <table:table-cell table:style-name="Таблица15.C9" office:value-type="string">
            <text:p text:style-name="P63"><text:span text:style-name="T6">10</text:span>-Б</text:p>
          </table:table-cell>
          <table:table-cell table:style-name="Таблица15.D9" office:value-type="string">
            <text:p text:style-name="P69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5"/>
          </table:table-cell>
          <table:table-cell table:style-name="Таблица15.G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49550065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0" office:value-type="string">
            <text:p text:style-name="P86">Доценко Микита</text:p>
          </table:table-cell>
          <table:table-cell table:style-name="Таблица15.C10" office:value-type="string">
            <text:p text:style-name="P63"><text:span text:style-name="T6">10</text:span>-Б</text:p>
          </table:table-cell>
          <table:table-cell table:style-name="Таблица15.D10" office:value-type="string">
            <text:p text:style-name="P69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5"/>
          </table:table-cell>
          <table:table-cell table:style-name="Таблица15.G1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7184632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1" office:value-type="string">
            <text:p text:style-name="P86">Дудіна Юлія</text:p>
          </table:table-cell>
          <table:table-cell table:style-name="Таблица15.C11" office:value-type="string">
            <text:p text:style-name="P63"><text:span text:style-name="T6">10</text:span>-Б</text:p>
          </table:table-cell>
          <table:table-cell table:style-name="Таблица15.D11" office:value-type="string">
            <text:p text:style-name="P69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5"/>
          </table:table-cell>
          <table:table-cell table:style-name="Таблица15.G1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5693259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2" office:value-type="string">
            <text:p text:style-name="P86">Ільгова Аліна</text:p>
          </table:table-cell>
          <table:table-cell table:style-name="Таблица15.C12" office:value-type="string">
            <text:p text:style-name="P63"><text:span text:style-name="T6">10</text:span>-Б</text:p>
          </table:table-cell>
          <table:table-cell table:style-name="Таблица15.D12" office:value-type="string">
            <text:p text:style-name="P69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5"/>
          </table:table-cell>
          <table:table-cell table:style-name="Таблица15.G1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5031374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3" office:value-type="string">
            <text:p text:style-name="P86">Катишкіна Катерина</text:p>
          </table:table-cell>
          <table:table-cell table:style-name="Таблица15.C13" office:value-type="string">
            <text:p text:style-name="P63"><text:span text:style-name="T6">10</text:span>-Б</text:p>
          </table:table-cell>
          <table:table-cell table:style-name="Таблица15.D13" office:value-type="string">
            <text:p text:style-name="P69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5"/>
          </table:table-cell>
          <table:table-cell table:style-name="Таблица15.G1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6746438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4" office:value-type="string">
            <text:p text:style-name="P86">Кисельова Юлія</text:p>
          </table:table-cell>
          <table:table-cell table:style-name="Таблица15.C14" office:value-type="string">
            <text:p text:style-name="P63"><text:span text:style-name="T6">10</text:span>-Б</text:p>
          </table:table-cell>
          <table:table-cell table:style-name="Таблица15.D14" office:value-type="string">
            <text:p text:style-name="P69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5"/>
          </table:table-cell>
          <table:table-cell table:style-name="Таблица15.G1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9029066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5" office:value-type="string">
            <text:p text:style-name="P86">Коваленко Марія</text:p>
          </table:table-cell>
          <table:table-cell table:style-name="Таблица15.C15" office:value-type="string">
            <text:p text:style-name="P63"><text:span text:style-name="T6">10</text:span>-Б</text:p>
          </table:table-cell>
          <table:table-cell table:style-name="Таблица15.D15" office:value-type="string">
            <text:p text:style-name="P69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5"/>
          </table:table-cell>
          <table:table-cell table:style-name="Таблица15.G15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7467388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6" office:value-type="string">
            <text:p text:style-name="P86">Купріна Анастасія</text:p>
          </table:table-cell>
          <table:table-cell table:style-name="Таблица15.C16" office:value-type="string">
            <text:p text:style-name="P63"><text:span text:style-name="T6">10</text:span>-Б</text:p>
          </table:table-cell>
          <table:table-cell table:style-name="Таблица15.D16" office:value-type="string">
            <text:p text:style-name="P69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5"/>
          </table:table-cell>
          <table:table-cell table:style-name="Таблица15.G16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34023372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7" office:value-type="string">
            <text:p text:style-name="P86">Литвиненко Анна</text:p>
          </table:table-cell>
          <table:table-cell table:style-name="Таблица15.C17" office:value-type="string">
            <text:p text:style-name="P63"><text:span text:style-name="T6">10</text:span>-Б</text:p>
          </table:table-cell>
          <table:table-cell table:style-name="Таблица15.D17" office:value-type="string">
            <text:p text:style-name="P69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5"/>
          </table:table-cell>
          <table:table-cell table:style-name="Таблица15.G17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6666888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8" office:value-type="string">
            <text:p text:style-name="P86">Малигіна Поліна</text:p>
          </table:table-cell>
          <table:table-cell table:style-name="Таблица15.C18" office:value-type="string">
            <text:p text:style-name="P63"><text:span text:style-name="T6">10</text:span>-Б</text:p>
          </table:table-cell>
          <table:table-cell table:style-name="Таблица15.D18" office:value-type="string">
            <text:p text:style-name="P69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5"/>
          </table:table-cell>
          <table:table-cell table:style-name="Таблица15.G18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4613605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19" office:value-type="string">
            <text:p text:style-name="P86">Маслова Діана</text:p>
          </table:table-cell>
          <table:table-cell table:style-name="Таблица15.C19" office:value-type="string">
            <text:p text:style-name="P63"><text:span text:style-name="T6">10</text:span>-Б</text:p>
          </table:table-cell>
          <table:table-cell table:style-name="Таблица15.D19" office:value-type="string">
            <text:p text:style-name="P69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5"/>
          </table:table-cell>
          <table:table-cell table:style-name="Таблица15.G1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19883649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0" office:value-type="string">
            <text:p text:style-name="P86">Ольшанська Віталіна</text:p>
          </table:table-cell>
          <table:table-cell table:style-name="Таблица15.C20" office:value-type="string">
            <text:p text:style-name="P63"><text:span text:style-name="T6">10</text:span>-Б</text:p>
          </table:table-cell>
          <table:table-cell table:style-name="Таблица15.D20" office:value-type="string">
            <text:p text:style-name="P69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5"/>
          </table:table-cell>
          <table:table-cell table:style-name="Таблица15.G20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04634165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1" office:value-type="string">
            <text:p text:style-name="P86">Опалінська Вікторія</text:p>
          </table:table-cell>
          <table:table-cell table:style-name="Таблица15.C21" office:value-type="string">
            <text:p text:style-name="P63"><text:span text:style-name="T6">10</text:span>-Б</text:p>
          </table:table-cell>
          <table:table-cell table:style-name="Таблица15.D21" office:value-type="string">
            <text:p text:style-name="P69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5"/>
          </table:table-cell>
          <table:table-cell table:style-name="Таблица15.G21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8863033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2" office:value-type="string">
            <text:p text:style-name="P86">Паукова Валентина</text:p>
          </table:table-cell>
          <table:table-cell table:style-name="Таблица15.C22" office:value-type="string">
            <text:p text:style-name="P63"><text:span text:style-name="T6">10</text:span>-Б</text:p>
          </table:table-cell>
          <table:table-cell table:style-name="Таблица15.D22" office:value-type="string">
            <text:p text:style-name="P69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5"/>
          </table:table-cell>
          <table:table-cell table:style-name="Таблица15.G22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14933158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3" office:value-type="string">
            <text:p text:style-name="P86">Попова Злата</text:p>
          </table:table-cell>
          <table:table-cell table:style-name="Таблица15.C23" office:value-type="string">
            <text:p text:style-name="P63"><text:span text:style-name="T6">10</text:span>-Б</text:p>
          </table:table-cell>
          <table:table-cell table:style-name="Таблица15.D23" office:value-type="string">
            <text:p text:style-name="P69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5"/>
          </table:table-cell>
          <table:table-cell table:style-name="Таблица15.G23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4332623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4" office:value-type="string">
            <text:p text:style-name="P86">Сіньковська Анна</text:p>
          </table:table-cell>
          <table:table-cell table:style-name="Таблица15.C24" office:value-type="string">
            <text:p text:style-name="P63"><text:span text:style-name="T6">10</text:span>-Б</text:p>
          </table:table-cell>
          <table:table-cell table:style-name="Таблица15.D24" office:value-type="string">
            <text:p text:style-name="P69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5"/>
          </table:table-cell>
          <table:table-cell table:style-name="Таблица15.G24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71444366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Скора Юл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45741091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єтєрін Гліб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5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4294178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Тимошенко Вікто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50222042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Углов Антон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4762522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29" office:value-type="string">
            <text:p text:style-name="P86">Хіщенко Валерія</text:p>
          </table:table-cell>
          <table:table-cell table:style-name="Таблица15.C29" office:value-type="string">
            <text:p text:style-name="P63"><text:span text:style-name="T6">10</text:span>-Б</text:p>
          </table:table-cell>
          <table:table-cell table:style-name="Таблица15.D29" office:value-type="string">
            <text:p text:style-name="P69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5"/>
          </table:table-cell>
          <table:table-cell table:style-name="Таблица15.G29" office:value-type="string">
            <text:p text:style-name="P45"/>
          </table:table-cell>
        </table:table-row>
        <table:table-row table:style-name="Таблица15.2">
          <table:table-cell table:style-name="Таблица15.A2" office:value-type="string">
            <text:list xml:id="list833361027960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5.B30" office:value-type="string">
            <text:p text:style-name="P86">Чирук Катерина</text:p>
          </table:table-cell>
          <table:table-cell table:style-name="Таблица15.C30" office:value-type="string">
            <text:p text:style-name="P63"><text:span text:style-name="T6">10</text:span>-Б</text:p>
          </table:table-cell>
          <table:table-cell table:style-name="Таблица15.D30" office:value-type="string">
            <text:p text:style-name="P69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5"/>
          </table:table-cell>
          <table:table-cell table:style-name="Таблица15.G30" office:value-type="string">
            <text:p text:style-name="P45"/>
          </table:table-cell>
        </table:table-row>
      </table:table>
      <text:p text:style-name="P4"/>
      <text:p text:style-name="P91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335149858437" text:continue-list="list83336102796032" text:style-name="L2">
              <text:list-item text:start-value="1">
                <text:p text:style-name="P98"/>
              </text:list-item>
            </text:list>
          </table:table-cell>
          <table:table-cell table:style-name="Таблица12.B2" office:value-type="string">
            <text:p text:style-name="P82">Авілкін Микита</text:p>
          </table:table-cell>
          <table:table-cell table:style-name="Таблица12.C2" office:value-type="string">
            <text:p text:style-name="P60">9-<text:span text:style-name="T2">В</text:span></text:p>
          </table:table-cell>
          <table:table-cell table:style-name="Таблица12.D2" office:value-type="string">
            <text:p text:style-name="P66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1"/>
          </table:table-cell>
          <table:table-cell table:style-name="Таблица12.G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5078327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" office:value-type="string">
            <text:p text:style-name="P82">Авілкін Степан</text:p>
          </table:table-cell>
          <table:table-cell table:style-name="Таблица12.C3" office:value-type="string">
            <text:p text:style-name="P61">9-<text:span text:style-name="T2">В</text:span></text:p>
          </table:table-cell>
          <table:table-cell table:style-name="Таблица12.D3" office:value-type="string">
            <text:p text:style-name="P67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1"/>
          </table:table-cell>
          <table:table-cell table:style-name="Таблица12.G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7095667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4" office:value-type="string">
            <text:p text:style-name="P82">Бойко Володимир</text:p>
          </table:table-cell>
          <table:table-cell table:style-name="Таблица12.C4" office:value-type="string">
            <text:p text:style-name="P61">9-<text:span text:style-name="T2">В</text:span></text:p>
          </table:table-cell>
          <table:table-cell table:style-name="Таблица12.D4" office:value-type="string">
            <text:p text:style-name="P67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1"/>
          </table:table-cell>
          <table:table-cell table:style-name="Таблица12.G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7110417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5" office:value-type="string">
            <text:p text:style-name="P82">Герасименко Богдан</text:p>
          </table:table-cell>
          <table:table-cell table:style-name="Таблица12.C5" office:value-type="string">
            <text:p text:style-name="P61">9-<text:span text:style-name="T2">В</text:span></text:p>
          </table:table-cell>
          <table:table-cell table:style-name="Таблица12.D5" office:value-type="string">
            <text:p text:style-name="P67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1"/>
          </table:table-cell>
          <table:table-cell table:style-name="Таблица12.G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3145739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6" office:value-type="string">
            <text:p text:style-name="P82">Гладкий Олександр</text:p>
          </table:table-cell>
          <table:table-cell table:style-name="Таблица12.C6" office:value-type="string">
            <text:p text:style-name="P61">9-<text:span text:style-name="T2">В</text:span></text:p>
          </table:table-cell>
          <table:table-cell table:style-name="Таблица12.D6" office:value-type="string">
            <text:p text:style-name="P67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1"/>
          </table:table-cell>
          <table:table-cell table:style-name="Таблица12.G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6669677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7" office:value-type="string">
            <text:p text:style-name="P82">Качан Олександр</text:p>
          </table:table-cell>
          <table:table-cell table:style-name="Таблица12.C7" office:value-type="string">
            <text:p text:style-name="P61">9-<text:span text:style-name="T2">В</text:span></text:p>
          </table:table-cell>
          <table:table-cell table:style-name="Таблица12.D7" office:value-type="string">
            <text:p text:style-name="P67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1"/>
          </table:table-cell>
          <table:table-cell table:style-name="Таблица12.G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60889300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8" office:value-type="string">
            <text:p text:style-name="P82">Колегов Олег</text:p>
          </table:table-cell>
          <table:table-cell table:style-name="Таблица12.C8" office:value-type="string">
            <text:p text:style-name="P61">9-<text:span text:style-name="T2">В</text:span></text:p>
          </table:table-cell>
          <table:table-cell table:style-name="Таблица12.D8" office:value-type="string">
            <text:p text:style-name="P67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1"/>
          </table:table-cell>
          <table:table-cell table:style-name="Таблица12.G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3588730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9" office:value-type="string">
            <text:p text:style-name="P82">Колосов Ігор</text:p>
          </table:table-cell>
          <table:table-cell table:style-name="Таблица12.C9" office:value-type="string">
            <text:p text:style-name="P61">9-<text:span text:style-name="T2">В</text:span></text:p>
          </table:table-cell>
          <table:table-cell table:style-name="Таблица12.D9" office:value-type="string">
            <text:p text:style-name="P67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1"/>
          </table:table-cell>
          <table:table-cell table:style-name="Таблица12.G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4968052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0" office:value-type="string">
            <text:p text:style-name="P82">Корнілова Віолетта</text:p>
          </table:table-cell>
          <table:table-cell table:style-name="Таблица12.C10" office:value-type="string">
            <text:p text:style-name="P61">9-<text:span text:style-name="T2">В</text:span></text:p>
          </table:table-cell>
          <table:table-cell table:style-name="Таблица12.D10" office:value-type="string">
            <text:p text:style-name="P67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1"/>
          </table:table-cell>
          <table:table-cell table:style-name="Таблица12.G1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60242169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1" office:value-type="string">
            <text:p text:style-name="P82">Котлюба Світлана</text:p>
          </table:table-cell>
          <table:table-cell table:style-name="Таблица12.C11" office:value-type="string">
            <text:p text:style-name="P61">9-<text:span text:style-name="T2">В</text:span></text:p>
          </table:table-cell>
          <table:table-cell table:style-name="Таблица12.D11" office:value-type="string">
            <text:p text:style-name="P67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1"/>
          </table:table-cell>
          <table:table-cell table:style-name="Таблица12.G1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642740656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2" office:value-type="string">
            <text:p text:style-name="P82">Кун Марія</text:p>
          </table:table-cell>
          <table:table-cell table:style-name="Таблица12.C12" office:value-type="string">
            <text:p text:style-name="P61">9-<text:span text:style-name="T2">В</text:span></text:p>
          </table:table-cell>
          <table:table-cell table:style-name="Таблица12.D12" office:value-type="string">
            <text:p text:style-name="P67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1"/>
          </table:table-cell>
          <table:table-cell table:style-name="Таблица12.G1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63465865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3" office:value-type="string">
            <text:p text:style-name="P82">Куца Анастасія</text:p>
          </table:table-cell>
          <table:table-cell table:style-name="Таблица12.C13" office:value-type="string">
            <text:p text:style-name="P61">9-<text:span text:style-name="T2">В</text:span></text:p>
          </table:table-cell>
          <table:table-cell table:style-name="Таблица12.D13" office:value-type="string">
            <text:p text:style-name="P67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1"/>
          </table:table-cell>
          <table:table-cell table:style-name="Таблица12.G1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9610122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4" office:value-type="string">
            <text:p text:style-name="P82">Лабузова Поліна</text:p>
          </table:table-cell>
          <table:table-cell table:style-name="Таблица12.C14" office:value-type="string">
            <text:p text:style-name="P61">9-<text:span text:style-name="T2">В</text:span></text:p>
          </table:table-cell>
          <table:table-cell table:style-name="Таблица12.D14" office:value-type="string">
            <text:p text:style-name="P67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1"/>
          </table:table-cell>
          <table:table-cell table:style-name="Таблица12.G1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8446074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5" office:value-type="string">
            <text:p text:style-name="P82">Макарова Юлія</text:p>
          </table:table-cell>
          <table:table-cell table:style-name="Таблица12.C15" office:value-type="string">
            <text:p text:style-name="P61">9-<text:span text:style-name="T2">В</text:span></text:p>
          </table:table-cell>
          <table:table-cell table:style-name="Таблица12.D15" office:value-type="string">
            <text:p text:style-name="P67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1"/>
          </table:table-cell>
          <table:table-cell table:style-name="Таблица12.G15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63672846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6" office:value-type="string">
            <text:p text:style-name="P82">Марченко Владислав</text:p>
          </table:table-cell>
          <table:table-cell table:style-name="Таблица12.C16" office:value-type="string">
            <text:p text:style-name="P61">9-<text:span text:style-name="T2">В</text:span></text:p>
          </table:table-cell>
          <table:table-cell table:style-name="Таблица12.D16" office:value-type="string">
            <text:p text:style-name="P67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1"/>
          </table:table-cell>
          <table:table-cell table:style-name="Таблица12.G16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658647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7" office:value-type="string">
            <text:p text:style-name="P82">Марченко Ярослава</text:p>
          </table:table-cell>
          <table:table-cell table:style-name="Таблица12.C17" office:value-type="string">
            <text:p text:style-name="P61">9-<text:span text:style-name="T2">В</text:span></text:p>
          </table:table-cell>
          <table:table-cell table:style-name="Таблица12.D17" office:value-type="string">
            <text:p text:style-name="P67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1"/>
          </table:table-cell>
          <table:table-cell table:style-name="Таблица12.G17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5379097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8" office:value-type="string">
            <text:p text:style-name="P82">Мєдвєдєв Сергій</text:p>
          </table:table-cell>
          <table:table-cell table:style-name="Таблица12.C18" office:value-type="string">
            <text:p text:style-name="P61">9-<text:span text:style-name="T2">В</text:span></text:p>
          </table:table-cell>
          <table:table-cell table:style-name="Таблица12.D18" office:value-type="string">
            <text:p text:style-name="P67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1"/>
          </table:table-cell>
          <table:table-cell table:style-name="Таблица12.G18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7316085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19" office:value-type="string">
            <text:p text:style-name="P82">Молоткова Вікторія</text:p>
          </table:table-cell>
          <table:table-cell table:style-name="Таблица12.C19" office:value-type="string">
            <text:p text:style-name="P61">9-<text:span text:style-name="T2">В</text:span></text:p>
          </table:table-cell>
          <table:table-cell table:style-name="Таблица12.D19" office:value-type="string">
            <text:p text:style-name="P67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1"/>
          </table:table-cell>
          <table:table-cell table:style-name="Таблица12.G19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3404458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0" office:value-type="string">
            <text:p text:style-name="P82">Новак Анастасія</text:p>
          </table:table-cell>
          <table:table-cell table:style-name="Таблица12.C20" office:value-type="string">
            <text:p text:style-name="P61">9-<text:span text:style-name="T2">В</text:span></text:p>
          </table:table-cell>
          <table:table-cell table:style-name="Таблица12.D20" office:value-type="string">
            <text:p text:style-name="P67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1"/>
          </table:table-cell>
          <table:table-cell table:style-name="Таблица12.G2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5297382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1" office:value-type="string">
            <text:p text:style-name="P82">Пензієнко Віталій</text:p>
          </table:table-cell>
          <table:table-cell table:style-name="Таблица12.C21" office:value-type="string">
            <text:p text:style-name="P61">9-<text:span text:style-name="T2">В</text:span></text:p>
          </table:table-cell>
          <table:table-cell table:style-name="Таблица12.D21" office:value-type="string">
            <text:p text:style-name="P67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1"/>
          </table:table-cell>
          <table:table-cell table:style-name="Таблица12.G21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465808117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2" office:value-type="string">
            <text:p text:style-name="P82">Пєрвий Олексій</text:p>
          </table:table-cell>
          <table:table-cell table:style-name="Таблица12.C22" office:value-type="string">
            <text:p text:style-name="P61">9-<text:span text:style-name="T2">В</text:span></text:p>
          </table:table-cell>
          <table:table-cell table:style-name="Таблица12.D22" office:value-type="string">
            <text:p text:style-name="P67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1"/>
          </table:table-cell>
          <table:table-cell table:style-name="Таблица12.G22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65296112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3" office:value-type="string">
            <text:p text:style-name="P82">Погорєлов Сергій</text:p>
          </table:table-cell>
          <table:table-cell table:style-name="Таблица12.C23" office:value-type="string">
            <text:p text:style-name="P61">9-<text:span text:style-name="T2">В</text:span></text:p>
          </table:table-cell>
          <table:table-cell table:style-name="Таблица12.D23" office:value-type="string">
            <text:p text:style-name="P67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1"/>
          </table:table-cell>
          <table:table-cell table:style-name="Таблица12.G23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1485952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24" office:value-type="string">
            <text:p text:style-name="P82">Розінько Зоя</text:p>
          </table:table-cell>
          <table:table-cell table:style-name="Таблица12.C24" office:value-type="string">
            <text:p text:style-name="P61">9-<text:span text:style-name="T2">В</text:span></text:p>
          </table:table-cell>
          <table:table-cell table:style-name="Таблица12.D24" office:value-type="string">
            <text:p text:style-name="P67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1"/>
          </table:table-cell>
          <table:table-cell table:style-name="Таблица12.G2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3358024336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востін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45235474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атріхін Сергій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5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471476363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короходко Маргар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519814398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а Анастасія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4741749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Сухой Руслан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60637550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0" office:value-type="string">
            <text:p text:style-name="P82">Тітарєв Микита</text:p>
          </table:table-cell>
          <table:table-cell table:style-name="Таблица12.C30" office:value-type="string">
            <text:p text:style-name="P61">9-<text:span text:style-name="T2">В</text:span></text:p>
          </table:table-cell>
          <table:table-cell table:style-name="Таблица12.D30" office:value-type="string">
            <text:p text:style-name="P67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1"/>
          </table:table-cell>
          <table:table-cell table:style-name="Таблица12.G30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452156358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Торопцов Герман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57568133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Чернякова Валер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54478590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аталова Анастасія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63189834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4" office:value-type="string">
            <text:p text:style-name="P82">Шибаєв Антоній</text:p>
          </table:table-cell>
          <table:table-cell table:style-name="Таблица12.C34" office:value-type="string">
            <text:p text:style-name="P61">9-<text:span text:style-name="T2">В</text:span></text:p>
          </table:table-cell>
          <table:table-cell table:style-name="Таблица12.D34" office:value-type="string">
            <text:p text:style-name="P67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1"/>
          </table:table-cell>
          <table:table-cell table:style-name="Таблица12.G34" office:value-type="string">
            <text:p text:style-name="P42"/>
          </table:table-cell>
        </table:table-row>
        <table:table-row table:style-name="Таблица12.2">
          <table:table-cell table:style-name="Таблица12.A2" office:value-type="string">
            <text:list xml:id="list833358472461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2.B35" office:value-type="string">
            <text:p text:style-name="P82">Ярмак Данило</text:p>
          </table:table-cell>
          <table:table-cell table:style-name="Таблица12.C35" office:value-type="string">
            <text:p text:style-name="P61">9-<text:span text:style-name="T2">В</text:span></text:p>
          </table:table-cell>
          <table:table-cell table:style-name="Таблица12.D35" office:value-type="string">
            <text:p text:style-name="P67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1"/>
          </table:table-cell>
          <table:table-cell table:style-name="Таблица12.G35" office:value-type="string">
            <text:p text:style-name="P42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335156261309" text:continue-list="list83335847246125" text:style-name="L2">
              <text:list-item text:start-value="1">
                <text:p text:style-name="P103"/>
              </text:list-item>
            </text:list>
          </table:table-cell>
          <table:table-cell table:style-name="Таблица13.B2" office:value-type="string">
            <text:p text:style-name="P83">Авілкін Микита</text:p>
          </table:table-cell>
          <table:table-cell table:style-name="Таблица13.C2" office:value-type="string">
            <text:p text:style-name="P62">9-<text:span text:style-name="T2">В</text:span></text:p>
          </table:table-cell>
          <table:table-cell table:style-name="Таблица13.D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3"/>
          </table:table-cell>
          <table:table-cell table:style-name="Таблица13.G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1530198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" office:value-type="string">
            <text:p text:style-name="P83">Авілкін Степан</text:p>
          </table:table-cell>
          <table:table-cell table:style-name="Таблица13.C3" office:value-type="string">
            <text:p text:style-name="P62">9-<text:span text:style-name="T2">В</text:span></text:p>
          </table:table-cell>
          <table:table-cell table:style-name="Таблица13.D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3"/>
          </table:table-cell>
          <table:table-cell table:style-name="Таблица13.G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6257604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4" office:value-type="string">
            <text:p text:style-name="P83">Бойко Володимир</text:p>
          </table:table-cell>
          <table:table-cell table:style-name="Таблица13.C4" office:value-type="string">
            <text:p text:style-name="P62">9-<text:span text:style-name="T2">В</text:span></text:p>
          </table:table-cell>
          <table:table-cell table:style-name="Таблица13.D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3"/>
          </table:table-cell>
          <table:table-cell table:style-name="Таблица13.G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5348240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5" office:value-type="string">
            <text:p text:style-name="P83">Герасименко Богдан</text:p>
          </table:table-cell>
          <table:table-cell table:style-name="Таблица13.C5" office:value-type="string">
            <text:p text:style-name="P62">9-<text:span text:style-name="T2">В</text:span></text:p>
          </table:table-cell>
          <table:table-cell table:style-name="Таблица13.D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3"/>
          </table:table-cell>
          <table:table-cell table:style-name="Таблица13.G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78657844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6" office:value-type="string">
            <text:p text:style-name="P83">Гладкий Олександр</text:p>
          </table:table-cell>
          <table:table-cell table:style-name="Таблица13.C6" office:value-type="string">
            <text:p text:style-name="P62">9-<text:span text:style-name="T2">В</text:span></text:p>
          </table:table-cell>
          <table:table-cell table:style-name="Таблица13.D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3"/>
          </table:table-cell>
          <table:table-cell table:style-name="Таблица13.G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47792907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7" office:value-type="string">
            <text:p text:style-name="P83">Качан Олександр</text:p>
          </table:table-cell>
          <table:table-cell table:style-name="Таблица13.C7" office:value-type="string">
            <text:p text:style-name="P62">9-<text:span text:style-name="T2">В</text:span></text:p>
          </table:table-cell>
          <table:table-cell table:style-name="Таблица13.D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3"/>
          </table:table-cell>
          <table:table-cell table:style-name="Таблица13.G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27803836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8" office:value-type="string">
            <text:p text:style-name="P83">Колегов Олег</text:p>
          </table:table-cell>
          <table:table-cell table:style-name="Таблица13.C8" office:value-type="string">
            <text:p text:style-name="P62">9-<text:span text:style-name="T2">В</text:span></text:p>
          </table:table-cell>
          <table:table-cell table:style-name="Таблица13.D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3"/>
          </table:table-cell>
          <table:table-cell table:style-name="Таблица13.G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9808324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9" office:value-type="string">
            <text:p text:style-name="P83">Колосов Ігор</text:p>
          </table:table-cell>
          <table:table-cell table:style-name="Таблица13.C9" office:value-type="string">
            <text:p text:style-name="P62">9-<text:span text:style-name="T2">В</text:span></text:p>
          </table:table-cell>
          <table:table-cell table:style-name="Таблица13.D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3"/>
          </table:table-cell>
          <table:table-cell table:style-name="Таблица13.G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51150581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0" office:value-type="string">
            <text:p text:style-name="P83">Корнілова Віолетта</text:p>
          </table:table-cell>
          <table:table-cell table:style-name="Таблица13.C10" office:value-type="string">
            <text:p text:style-name="P62">9-<text:span text:style-name="T2">В</text:span></text:p>
          </table:table-cell>
          <table:table-cell table:style-name="Таблица13.D1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3"/>
          </table:table-cell>
          <table:table-cell table:style-name="Таблица13.G1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6881077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1" office:value-type="string">
            <text:p text:style-name="P83">Котлюба Світлана</text:p>
          </table:table-cell>
          <table:table-cell table:style-name="Таблица13.C11" office:value-type="string">
            <text:p text:style-name="P62">9-<text:span text:style-name="T2">В</text:span></text:p>
          </table:table-cell>
          <table:table-cell table:style-name="Таблица13.D1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3"/>
          </table:table-cell>
          <table:table-cell table:style-name="Таблица13.G1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1034100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2" office:value-type="string">
            <text:p text:style-name="P83">Кун Марія</text:p>
          </table:table-cell>
          <table:table-cell table:style-name="Таблица13.C12" office:value-type="string">
            <text:p text:style-name="P62">9-<text:span text:style-name="T2">В</text:span></text:p>
          </table:table-cell>
          <table:table-cell table:style-name="Таблица13.D1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3"/>
          </table:table-cell>
          <table:table-cell table:style-name="Таблица13.G1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36864186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3" office:value-type="string">
            <text:p text:style-name="P83">Куца Анастасія</text:p>
          </table:table-cell>
          <table:table-cell table:style-name="Таблица13.C13" office:value-type="string">
            <text:p text:style-name="P62">9-<text:span text:style-name="T2">В</text:span></text:p>
          </table:table-cell>
          <table:table-cell table:style-name="Таблица13.D1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3"/>
          </table:table-cell>
          <table:table-cell table:style-name="Таблица13.G1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8991081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4" office:value-type="string">
            <text:p text:style-name="P83">Лабузова Поліна</text:p>
          </table:table-cell>
          <table:table-cell table:style-name="Таблица13.C14" office:value-type="string">
            <text:p text:style-name="P62">9-<text:span text:style-name="T2">В</text:span></text:p>
          </table:table-cell>
          <table:table-cell table:style-name="Таблица13.D1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3"/>
          </table:table-cell>
          <table:table-cell table:style-name="Таблица13.G1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56623209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5" office:value-type="string">
            <text:p text:style-name="P83">Макарова Юлія</text:p>
          </table:table-cell>
          <table:table-cell table:style-name="Таблица13.C15" office:value-type="string">
            <text:p text:style-name="P62">9-<text:span text:style-name="T2">В</text:span></text:p>
          </table:table-cell>
          <table:table-cell table:style-name="Таблица13.D1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3"/>
          </table:table-cell>
          <table:table-cell table:style-name="Таблица13.G15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5950932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6" office:value-type="string">
            <text:p text:style-name="P83">Марченко Владислав</text:p>
          </table:table-cell>
          <table:table-cell table:style-name="Таблица13.C16" office:value-type="string">
            <text:p text:style-name="P62">9-<text:span text:style-name="T2">В</text:span></text:p>
          </table:table-cell>
          <table:table-cell table:style-name="Таблица13.D16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3"/>
          </table:table-cell>
          <table:table-cell table:style-name="Таблица13.G16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3908126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7" office:value-type="string">
            <text:p text:style-name="P83">Марченко Ярослава</text:p>
          </table:table-cell>
          <table:table-cell table:style-name="Таблица13.C17" office:value-type="string">
            <text:p text:style-name="P62">9-<text:span text:style-name="T2">В</text:span></text:p>
          </table:table-cell>
          <table:table-cell table:style-name="Таблица13.D17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3"/>
          </table:table-cell>
          <table:table-cell table:style-name="Таблица13.G17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5820433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8" office:value-type="string">
            <text:p text:style-name="P83">Мєдвєдєв Сергій</text:p>
          </table:table-cell>
          <table:table-cell table:style-name="Таблица13.C18" office:value-type="string">
            <text:p text:style-name="P62">9-<text:span text:style-name="T2">В</text:span></text:p>
          </table:table-cell>
          <table:table-cell table:style-name="Таблица13.D18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3"/>
          </table:table-cell>
          <table:table-cell table:style-name="Таблица13.G18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89818998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19" office:value-type="string">
            <text:p text:style-name="P83">Молоткова Вікторія</text:p>
          </table:table-cell>
          <table:table-cell table:style-name="Таблица13.C19" office:value-type="string">
            <text:p text:style-name="P62">9-<text:span text:style-name="T2">В</text:span></text:p>
          </table:table-cell>
          <table:table-cell table:style-name="Таблица13.D19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3"/>
          </table:table-cell>
          <table:table-cell table:style-name="Таблица13.G19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6954686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0" office:value-type="string">
            <text:p text:style-name="P83">Новак Анастасія</text:p>
          </table:table-cell>
          <table:table-cell table:style-name="Таблица13.C20" office:value-type="string">
            <text:p text:style-name="P62">9-<text:span text:style-name="T2">В</text:span></text:p>
          </table:table-cell>
          <table:table-cell table:style-name="Таблица13.D2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3"/>
          </table:table-cell>
          <table:table-cell table:style-name="Таблица13.G2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4940162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1" office:value-type="string">
            <text:p text:style-name="P83">Пензієнко Віталій</text:p>
          </table:table-cell>
          <table:table-cell table:style-name="Таблица13.C21" office:value-type="string">
            <text:p text:style-name="P62">9-<text:span text:style-name="T2">В</text:span></text:p>
          </table:table-cell>
          <table:table-cell table:style-name="Таблица13.D21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3"/>
          </table:table-cell>
          <table:table-cell table:style-name="Таблица13.G21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4493745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2" office:value-type="string">
            <text:p text:style-name="P83">Пєрвий Олексій</text:p>
          </table:table-cell>
          <table:table-cell table:style-name="Таблица13.C22" office:value-type="string">
            <text:p text:style-name="P62">9-<text:span text:style-name="T2">В</text:span></text:p>
          </table:table-cell>
          <table:table-cell table:style-name="Таблица13.D22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3"/>
          </table:table-cell>
          <table:table-cell table:style-name="Таблица13.G22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0747816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3" office:value-type="string">
            <text:p text:style-name="P83">Погорєлов Сергій</text:p>
          </table:table-cell>
          <table:table-cell table:style-name="Таблица13.C23" office:value-type="string">
            <text:p text:style-name="P62">9-<text:span text:style-name="T2">В</text:span></text:p>
          </table:table-cell>
          <table:table-cell table:style-name="Таблица13.D23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3"/>
          </table:table-cell>
          <table:table-cell table:style-name="Таблица13.G23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37204287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24" office:value-type="string">
            <text:p text:style-name="P83">Розінько Зоя</text:p>
          </table:table-cell>
          <table:table-cell table:style-name="Таблица13.C24" office:value-type="string">
            <text:p text:style-name="P62">9-<text:span text:style-name="T2">В</text:span></text:p>
          </table:table-cell>
          <table:table-cell table:style-name="Таблица13.D2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3"/>
          </table:table-cell>
          <table:table-cell table:style-name="Таблица13.G2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2944721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востін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473855865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атріхін Сергій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2859799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короходко Маргар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2960551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а Анастасія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68738067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Сухой Руслан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0800740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0" office:value-type="string">
            <text:p text:style-name="P83">Тітарєв Микита</text:p>
          </table:table-cell>
          <table:table-cell table:style-name="Таблица13.C30" office:value-type="string">
            <text:p text:style-name="P62">9-<text:span text:style-name="T2">В</text:span></text:p>
          </table:table-cell>
          <table:table-cell table:style-name="Таблица13.D30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3"/>
          </table:table-cell>
          <table:table-cell table:style-name="Таблица13.G30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7486084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Торопцов Герман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3757509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Чернякова Валер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1621554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аталова Анастасія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615296262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4" office:value-type="string">
            <text:p text:style-name="P83">Шибаєв Антоній</text:p>
          </table:table-cell>
          <table:table-cell table:style-name="Таблица13.C34" office:value-type="string">
            <text:p text:style-name="P62">9-<text:span text:style-name="T2">В</text:span></text:p>
          </table:table-cell>
          <table:table-cell table:style-name="Таблица13.D34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3"/>
          </table:table-cell>
          <table:table-cell table:style-name="Таблица13.G34" office:value-type="string">
            <text:p text:style-name="P43"/>
          </table:table-cell>
        </table:table-row>
        <table:table-row table:style-name="Таблица13.2">
          <table:table-cell table:style-name="Таблица13.A2" office:value-type="string">
            <text:list xml:id="list8333589314183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13.B35" office:value-type="string">
            <text:p text:style-name="P83">Ярмак Данило</text:p>
          </table:table-cell>
          <table:table-cell table:style-name="Таблица13.C35" office:value-type="string">
            <text:p text:style-name="P62">9-<text:span text:style-name="T2">В</text:span></text:p>
          </table:table-cell>
          <table:table-cell table:style-name="Таблица13.D35" office:value-type="string">
            <text:p text:style-name="P67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3"/>
          </table:table-cell>
          <table:table-cell table:style-name="Таблица13.G35" office:value-type="string">
            <text:p text:style-name="P4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33:33.273822338</dc:date>
    <meta:editing-duration>PT1H22M11S</meta:editing-duration>
    <meta:editing-cycles>16</meta:editing-cycles>
    <meta:generator>LibreOffice/5.4.3.2$Linux_X86_64 LibreOffice_project/40m0$Build-2</meta:generator>
    <meta:document-statistic meta:table-count="18" meta:image-count="23" meta:object-count="0" meta:page-count="19" meta:paragraph-count="2740" meta:word-count="3623" meta:character-count="24178" meta:non-whitespace-character-count="23345"/>
  </office:meta>
</office:document-meta>
</file>